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49d950"/>
    </style:style>
    <style:style style:name="P92" style:family="paragraph" style:parent-style-name="Text_20_body">
      <style:text-properties officeooo:paragraph-rsid="025684a0"/>
    </style:style>
    <style:style style:name="P93" style:family="paragraph" style:parent-style-name="Text_20_body">
      <style:text-properties officeooo:paragraph-rsid="0267f9ce"/>
    </style:style>
    <style:style style:name="P94" style:family="paragraph" style:parent-style-name="Text_20_body">
      <style:text-properties officeooo:paragraph-rsid="027247f1"/>
    </style:style>
    <style:style style:name="P95" style:family="paragraph" style:parent-style-name="Text_20_body">
      <style:text-properties officeooo:paragraph-rsid="02758c38"/>
    </style:style>
    <style:style style:name="P96" style:family="paragraph" style:parent-style-name="Text_20_body">
      <style:text-properties officeooo:paragraph-rsid="028b4676"/>
    </style:style>
    <style:style style:name="P97" style:family="paragraph" style:parent-style-name="Text_20_body">
      <style:text-properties officeooo:paragraph-rsid="02b19c02"/>
    </style:style>
    <style:style style:name="P98" style:family="paragraph" style:parent-style-name="Text_20_body">
      <style:text-properties officeooo:paragraph-rsid="02b44a26"/>
    </style:style>
    <style:style style:name="P99" style:family="paragraph" style:parent-style-name="Text_20_body">
      <style:text-properties officeooo:paragraph-rsid="02f99691"/>
    </style:style>
    <style:style style:name="P100" style:family="paragraph" style:parent-style-name="Text_20_body">
      <style:text-properties officeooo:rsid="0288c529" officeooo:paragraph-rsid="02b19c02"/>
    </style:style>
    <style:style style:name="P101" style:family="paragraph" style:parent-style-name="Text_20_body">
      <style:paragraph-properties fo:line-height="115%"/>
      <style:text-properties officeooo:paragraph-rsid="031dabfa"/>
    </style:style>
    <style:style style:name="P102" style:family="paragraph" style:parent-style-name="Text_20_body">
      <style:text-properties officeooo:paragraph-rsid="0324e223"/>
    </style:style>
    <style:style style:name="P103" style:family="paragraph" style:parent-style-name="Text_20_body">
      <style:text-properties officeooo:paragraph-rsid="032e43df"/>
    </style:style>
    <style:style style:name="P104" style:family="paragraph" style:parent-style-name="Text_20_body">
      <style:text-properties officeooo:rsid="032e43df" officeooo:paragraph-rsid="032e43df"/>
    </style:style>
    <style:style style:name="P105" style:family="paragraph" style:parent-style-name="Text_20_body">
      <style:text-properties officeooo:paragraph-rsid="03539f4a"/>
    </style:style>
    <style:style style:name="P106" style:family="paragraph" style:parent-style-name="Text_20_body">
      <style:text-properties officeooo:paragraph-rsid="0361a5a6"/>
    </style:style>
    <style:style style:name="P107" style:family="paragraph" style:parent-style-name="Text_20_body">
      <style:text-properties officeooo:rsid="036466b7" officeooo:paragraph-rsid="036466b7"/>
    </style:style>
    <style:style style:name="P108" style:family="paragraph" style:parent-style-name="Text_20_body">
      <style:text-properties officeooo:rsid="036466b7" officeooo:paragraph-rsid="036f26a2"/>
    </style:style>
    <style:style style:name="P109" style:family="paragraph" style:parent-style-name="Text_20_body">
      <style:text-properties officeooo:paragraph-rsid="036466b7"/>
    </style:style>
    <style:style style:name="P110" style:family="paragraph" style:parent-style-name="Title">
      <style:text-properties officeooo:rsid="00348ec2" officeooo:paragraph-rsid="00348ec2"/>
    </style:style>
    <style:style style:name="P111" style:family="paragraph" style:parent-style-name="Standard">
      <style:text-properties fo:font-weight="bold" style:font-weight-asian="bold" style:font-weight-complex="bold"/>
    </style:style>
    <style:style style:name="P112" style:family="paragraph" style:parent-style-name="Standard">
      <style:paragraph-properties fo:text-align="center" style:justify-single-word="false"/>
      <style:text-properties fo:font-weight="bold" style:font-weight-asian="bold" style:font-weight-complex="bold"/>
    </style:style>
    <style:style style:name="P113" style:family="paragraph" style:parent-style-name="Standard">
      <style:text-properties officeooo:paragraph-rsid="00348ec2"/>
    </style:style>
    <style:style style:name="P114"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15" style:family="paragraph" style:parent-style-name="Standard">
      <style:text-properties style:font-name="Consolas" fo:font-size="10pt" officeooo:paragraph-rsid="00b4a3fa" style:font-size-asian="10pt"/>
    </style:style>
    <style:style style:name="P116" style:family="paragraph" style:parent-style-name="Standard">
      <style:text-properties officeooo:paragraph-rsid="014a4549"/>
    </style:style>
    <style:style style:name="P117" style:family="paragraph" style:parent-style-name="Standard">
      <style:text-properties officeooo:rsid="012ab5e2" officeooo:paragraph-rsid="014a4549"/>
    </style:style>
    <style:style style:name="P118" style:family="paragraph" style:parent-style-name="Standard">
      <style:text-properties officeooo:paragraph-rsid="01a365a8"/>
    </style:style>
    <style:style style:name="P119" style:family="paragraph" style:parent-style-name="Standard">
      <style:text-properties officeooo:paragraph-rsid="01f89c13"/>
    </style:style>
    <style:style style:name="P120" style:family="paragraph" style:parent-style-name="Standard">
      <style:text-properties officeooo:paragraph-rsid="02254016"/>
    </style:style>
    <style:style style:name="P121" style:family="paragraph" style:parent-style-name="Standard">
      <style:paragraph-properties fo:line-height="115%"/>
      <style:text-properties fo:color="#000000" style:font-name="Consolas1" fo:font-size="10.5pt" fo:font-weight="normal" officeooo:paragraph-rsid="029009bf" fo:background-color="#ffffff"/>
    </style:style>
    <style:style style:name="P122" style:family="paragraph" style:parent-style-name="Standard">
      <style:paragraph-properties fo:line-height="115%"/>
    </style:style>
    <style:style style:name="P123" style:family="paragraph" style:parent-style-name="Standard">
      <style:paragraph-properties fo:line-height="115%"/>
      <style:text-properties officeooo:paragraph-rsid="029009bf"/>
    </style:style>
    <style:style style:name="P124" style:family="paragraph" style:parent-style-name="Standard">
      <style:paragraph-properties fo:line-height="115%"/>
      <style:text-properties officeooo:paragraph-rsid="02d302d8"/>
    </style:style>
    <style:style style:name="P125" style:family="paragraph" style:parent-style-name="Standard">
      <style:paragraph-properties fo:line-height="115%"/>
      <style:text-properties officeooo:paragraph-rsid="02f6e39b"/>
    </style:style>
    <style:style style:name="P126" style:family="paragraph" style:parent-style-name="Standard">
      <style:paragraph-properties fo:line-height="115%"/>
      <style:text-properties officeooo:rsid="02d302d8" officeooo:paragraph-rsid="02d4ebe6"/>
    </style:style>
    <style:style style:name="P127" style:family="paragraph" style:parent-style-name="Standard">
      <style:paragraph-properties fo:line-height="115%"/>
      <style:text-properties officeooo:rsid="02f6e39b" officeooo:paragraph-rsid="02f6e39b"/>
    </style:style>
    <style:style style:name="P128" style:family="paragraph" style:parent-style-name="Standard">
      <style:paragraph-properties fo:line-height="115%"/>
      <style:text-properties officeooo:rsid="030d3645" officeooo:paragraph-rsid="030d3645"/>
    </style:style>
    <style:style style:name="P129" style:family="paragraph" style:parent-style-name="Illustration">
      <style:text-properties officeooo:paragraph-rsid="023a2cf6"/>
    </style:style>
    <style:style style:name="P130" style:family="paragraph" style:parent-style-name="Standard">
      <style:paragraph-properties fo:text-align="center" style:justify-single-word="false" fo:break-before="page"/>
      <style:text-properties fo:font-weight="bold" style:font-weight-asian="bold" style:font-weight-complex="bold"/>
    </style:style>
    <style:style style:name="P131" style:family="paragraph" style:parent-style-name="Contents_20_Heading">
      <style:paragraph-properties fo:break-before="page"/>
    </style:style>
    <style:style style:name="P132" style:family="paragraph" style:parent-style-name="Standard">
      <style:paragraph-properties fo:margin-top="0.0398in" fo:margin-bottom="0.0398in" loext:contextual-spacing="false" fo:line-height="115%"/>
      <style:text-properties officeooo:paragraph-rsid="029009bf"/>
    </style:style>
    <style:style style:name="P133" style:family="paragraph" style:parent-style-name="Bibliography_20_1">
      <style:paragraph-properties>
        <style:tab-stops/>
      </style:paragraph-properties>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Contents_20_3">
      <style:paragraph-properties>
        <style:tab-stops>
          <style:tab-stop style:position="6.9252in" style:type="right" style:leader-style="dotted" style:leader-text="."/>
        </style:tab-stops>
      </style:paragraph-properties>
    </style:style>
    <style:style style:name="P136" style:family="paragraph" style:parent-style-name="Contents_20_2">
      <style:paragraph-properties>
        <style:tab-stops>
          <style:tab-stop style:position="6.9252in" style:type="right" style:leader-style="dotted" style:leader-text="."/>
        </style:tab-stops>
      </style:paragraph-properties>
    </style:style>
    <style:style style:name="P137" style:family="paragraph" style:parent-style-name="Text_20_body" style:list-style-name="L1">
      <style:text-properties officeooo:paragraph-rsid="00dd3fb1"/>
    </style:style>
    <style:style style:name="P138" style:family="paragraph" style:parent-style-name="Text_20_body" style:list-style-name="L1">
      <style:text-properties officeooo:paragraph-rsid="00e1de35"/>
    </style:style>
    <style:style style:name="P139" style:family="paragraph" style:parent-style-name="Text_20_body" style:list-style-name="L1">
      <style:text-properties officeooo:paragraph-rsid="00e97169"/>
    </style:style>
    <style:style style:name="P140" style:family="paragraph" style:parent-style-name="Text_20_body" style:list-style-name="L2">
      <style:text-properties officeooo:paragraph-rsid="002b6558"/>
    </style:style>
    <style:style style:name="P141" style:family="paragraph" style:parent-style-name="Text_20_body" style:list-style-name="L3">
      <style:text-properties officeooo:paragraph-rsid="00332a6a"/>
    </style:style>
    <style:style style:name="P142" style:family="paragraph" style:parent-style-name="Text_20_body" style:list-style-name="L4">
      <style:text-properties officeooo:paragraph-rsid="00332a6a"/>
    </style:style>
    <style:style style:name="P143" style:family="paragraph" style:parent-style-name="Text_20_body" style:list-style-name="L5">
      <style:text-properties officeooo:rsid="00556795" officeooo:paragraph-rsid="00556795"/>
    </style:style>
    <style:style style:name="P144" style:family="paragraph" style:parent-style-name="Text_20_body" style:list-style-name="L5">
      <style:text-properties officeooo:rsid="00556795" officeooo:paragraph-rsid="0056bb29"/>
    </style:style>
    <style:style style:name="P145" style:family="paragraph" style:parent-style-name="Text_20_body" style:list-style-name="L6">
      <style:text-properties officeooo:rsid="00690e08" officeooo:paragraph-rsid="00690e08"/>
    </style:style>
    <style:style style:name="P146" style:family="paragraph" style:parent-style-name="Text_20_body" style:list-style-name="L6">
      <style:text-properties officeooo:rsid="00690e08" officeooo:paragraph-rsid="006a23ff"/>
    </style:style>
    <style:style style:name="P147" style:family="paragraph" style:parent-style-name="Text_20_body" style:list-style-name="L7">
      <style:text-properties officeooo:rsid="006ab9e3" officeooo:paragraph-rsid="006ab9e3"/>
    </style:style>
    <style:style style:name="P148" style:family="paragraph" style:parent-style-name="Text_20_body" style:list-style-name="L8">
      <style:text-properties officeooo:rsid="007dd631" officeooo:paragraph-rsid="007dd631"/>
    </style:style>
    <style:style style:name="P149" style:family="paragraph" style:parent-style-name="Text_20_body" style:list-style-name="L8">
      <style:text-properties officeooo:rsid="00815111" officeooo:paragraph-rsid="00815111"/>
    </style:style>
    <style:style style:name="P150" style:family="paragraph" style:parent-style-name="Text_20_body" style:list-style-name="L9">
      <style:text-properties officeooo:rsid="026bee69" officeooo:paragraph-rsid="026bee69"/>
    </style:style>
    <style:style style:name="P151" style:family="paragraph" style:parent-style-name="Text_20_body" style:list-style-name="L9">
      <style:text-properties officeooo:rsid="026813bc" officeooo:paragraph-rsid="026813bc"/>
    </style:style>
    <style:style style:name="P152"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153" style:family="paragraph" style:parent-style-name="Text_20_body" style:list-style-name="L10">
      <style:text-properties officeooo:rsid="036466b7" officeooo:paragraph-rsid="036466b7"/>
    </style:style>
    <style:style style:name="P154" style:family="paragraph" style:parent-style-name="Text_20_body" style:list-style-name="L11">
      <style:text-properties officeooo:rsid="036466b7" officeooo:paragraph-rsid="036466b7"/>
    </style:style>
    <style:style style:name="P155" style:family="paragraph" style:parent-style-name="Text_20_body">
      <style:text-properties officeooo:rsid="036d3c4e" officeooo:paragraph-rsid="036f26a2"/>
    </style:style>
    <style:style style:name="P156" style:family="paragraph" style:parent-style-name="Text_20_body" style:list-style-name="L13">
      <style:text-properties officeooo:rsid="00ab0aa3" officeooo:paragraph-rsid="00ab0aa3"/>
    </style:style>
    <style:style style:name="P157" style:family="paragraph" style:parent-style-name="Text_20_body" style:list-style-name="L13">
      <style:text-properties officeooo:rsid="00ab0aa3" officeooo:paragraph-rsid="016dbdac"/>
    </style:style>
    <style:style style:name="P158" style:family="paragraph" style:parent-style-name="Text_20_body" style:list-style-name="L13">
      <style:text-properties officeooo:rsid="00afe3c0" officeooo:paragraph-rsid="00afe3c0"/>
    </style:style>
    <style:style style:name="P159" style:family="paragraph" style:parent-style-name="Text_20_body" style:list-style-name="L13">
      <style:text-properties officeooo:rsid="00b29342" officeooo:paragraph-rsid="00b29342"/>
    </style:style>
    <style:style style:name="P160" style:family="paragraph" style:parent-style-name="Text_20_body" style:list-style-name="L14">
      <style:text-properties fo:color="#224b12" officeooo:rsid="00c3b4d1" officeooo:paragraph-rsid="00c3b4d1"/>
    </style:style>
    <style:style style:name="P161" style:family="paragraph" style:parent-style-name="Text_20_body" style:list-style-name="L14">
      <style:text-properties fo:color="#224b12" officeooo:rsid="00c3b4d1" officeooo:paragraph-rsid="010ad6e2"/>
    </style:style>
    <style:style style:name="P162" style:family="paragraph" style:parent-style-name="Text_20_body" style:list-style-name="L15">
      <style:text-properties fo:color="#224b12" fo:font-weight="normal" officeooo:rsid="012ab5e2" officeooo:paragraph-rsid="012ab5e2" style:font-weight-asian="normal" style:font-weight-complex="normal"/>
    </style:style>
    <style:style style:name="P163" style:family="paragraph" style:parent-style-name="Text_20_body" style:list-style-name="L15">
      <style:text-properties fo:color="#224b12" fo:font-weight="normal" officeooo:rsid="012ab5e2" officeooo:paragraph-rsid="013eec16" style:font-weight-asian="normal" style:font-weight-complex="normal"/>
    </style:style>
    <style:style style:name="P164" style:family="paragraph" style:parent-style-name="Text_20_body" style:list-style-name="L15">
      <style:text-properties fo:color="#224b12" fo:font-weight="normal" officeooo:rsid="012ab5e2" officeooo:paragraph-rsid="0161b1f0" style:font-weight-asian="normal" style:font-weight-complex="normal"/>
    </style:style>
    <style:style style:name="P165" style:family="paragraph" style:parent-style-name="Text_20_body" style:list-style-name="L15">
      <style:text-properties fo:color="#224b12" fo:font-weight="normal" officeooo:rsid="012ab5e2" officeooo:paragraph-rsid="0180cf85" style:font-weight-asian="normal" style:font-weight-complex="normal"/>
    </style:style>
    <style:style style:name="P166" style:family="paragraph" style:parent-style-name="Text_20_body" style:list-style-name="L15">
      <style:text-properties fo:color="#224b12" fo:font-weight="normal" officeooo:rsid="012ab5e2" officeooo:paragraph-rsid="01b4cec1" style:font-weight-asian="normal" style:font-weight-complex="normal"/>
    </style:style>
    <style:style style:name="P167" style:family="paragraph" style:parent-style-name="Text_20_body" style:list-style-name="L15">
      <style:text-properties fo:color="#224b12" fo:font-weight="normal" officeooo:rsid="012ab5e2" officeooo:paragraph-rsid="01dadb95" style:font-weight-asian="normal" style:font-weight-complex="normal"/>
    </style:style>
    <style:style style:name="P168" style:family="paragraph" style:parent-style-name="Text_20_body" style:list-style-name="L15">
      <style:text-properties fo:color="#224b12" fo:font-weight="normal" officeooo:rsid="012ab5e2" officeooo:paragraph-rsid="01f89c13" style:font-weight-asian="normal" style:font-weight-complex="normal"/>
    </style:style>
    <style:style style:name="P169" style:family="paragraph" style:parent-style-name="Text_20_body" style:list-style-name="L15">
      <style:text-properties fo:color="#224b12" fo:font-weight="normal" officeooo:rsid="012ab5e2" officeooo:paragraph-rsid="02254016" style:font-weight-asian="normal" style:font-weight-complex="normal"/>
    </style:style>
    <style:style style:name="P170" style:family="paragraph" style:parent-style-name="Text_20_body" style:list-style-name="L15">
      <style:text-properties fo:color="#224b12" fo:font-weight="normal" officeooo:rsid="012c5cb2" officeooo:paragraph-rsid="012c5cb2" style:font-weight-asian="normal" style:font-weight-complex="normal"/>
    </style:style>
    <style:style style:name="P171" style:family="paragraph" style:parent-style-name="Text_20_body" style:list-style-name="L15">
      <style:text-properties fo:color="#224b12" fo:font-weight="normal" officeooo:rsid="0140d2ab" officeooo:paragraph-rsid="0140d2ab" style:font-weight-asian="normal" style:font-weight-complex="normal"/>
    </style:style>
    <style:style style:name="P172" style:family="paragraph" style:parent-style-name="Text_20_body" style:list-style-name="L15">
      <style:text-properties fo:color="#224b12" fo:font-weight="normal" officeooo:rsid="0140d2ab" officeooo:paragraph-rsid="0161b1f0" style:font-weight-asian="normal" style:font-weight-complex="normal"/>
    </style:style>
    <style:style style:name="P173" style:family="paragraph" style:parent-style-name="Text_20_body" style:list-style-name="L15">
      <style:text-properties fo:color="#224b12" fo:font-weight="normal" officeooo:rsid="0140d2ab" officeooo:paragraph-rsid="0180cf85" style:font-weight-asian="normal" style:font-weight-complex="normal"/>
    </style:style>
    <style:style style:name="P174" style:family="paragraph" style:parent-style-name="Text_20_body" style:list-style-name="L15">
      <style:text-properties fo:color="#224b12" fo:font-weight="normal" officeooo:rsid="0140d2ab" officeooo:paragraph-rsid="01b1f7c3" style:font-weight-asian="normal" style:font-weight-complex="normal"/>
    </style:style>
    <style:style style:name="P175" style:family="paragraph" style:parent-style-name="Text_20_body" style:list-style-name="L15">
      <style:text-properties fo:color="#224b12" fo:font-weight="normal" officeooo:rsid="0140d2ab" officeooo:paragraph-rsid="01dadb95" style:font-weight-asian="normal" style:font-weight-complex="normal"/>
    </style:style>
    <style:style style:name="P176" style:family="paragraph" style:parent-style-name="Text_20_body" style:list-style-name="L15">
      <style:text-properties fo:color="#224b12" fo:font-weight="normal" officeooo:rsid="0163f350" officeooo:paragraph-rsid="0163f350" style:font-weight-asian="normal" style:font-weight-complex="normal"/>
    </style:style>
    <style:style style:name="P177" style:family="paragraph" style:parent-style-name="Text_20_body" style:list-style-name="L15">
      <style:text-properties fo:color="#224b12" fo:font-weight="normal" officeooo:rsid="01815fff" officeooo:paragraph-rsid="01815fff" style:font-weight-asian="normal" style:font-weight-complex="normal"/>
    </style:style>
    <style:style style:name="P178" style:family="paragraph" style:parent-style-name="Text_20_body" style:list-style-name="L15">
      <style:text-properties fo:color="#224b12" fo:font-weight="normal" officeooo:rsid="0181afc1" officeooo:paragraph-rsid="0181afc1" style:font-weight-asian="normal" style:font-weight-complex="normal"/>
    </style:style>
    <style:style style:name="P179" style:family="paragraph" style:parent-style-name="Text_20_body" style:list-style-name="L15">
      <style:text-properties fo:color="#224b12" fo:font-weight="normal" officeooo:rsid="01a61cd7" officeooo:paragraph-rsid="01a61cd7" style:font-weight-asian="normal" style:font-weight-complex="normal"/>
    </style:style>
    <style:style style:name="P180" style:family="paragraph" style:parent-style-name="Text_20_body" style:list-style-name="L15">
      <style:text-properties fo:color="#224b12" fo:font-weight="normal" officeooo:rsid="01a638ea" officeooo:paragraph-rsid="01a638ea" style:font-weight-asian="normal" style:font-weight-complex="normal"/>
    </style:style>
    <style:style style:name="P181" style:family="paragraph" style:parent-style-name="Text_20_body" style:list-style-name="L15">
      <style:text-properties fo:color="#224b12" fo:font-weight="normal" officeooo:rsid="01a7d7e5" officeooo:paragraph-rsid="01a7d7e5" style:font-weight-asian="normal" style:font-weight-complex="normal"/>
    </style:style>
    <style:style style:name="P182" style:family="paragraph" style:parent-style-name="Text_20_body" style:list-style-name="L15">
      <style:text-properties fo:color="#224b12" fo:font-weight="normal" officeooo:rsid="01a9fa0c" officeooo:paragraph-rsid="01a9fa0c" style:font-weight-asian="normal" style:font-weight-complex="normal"/>
    </style:style>
    <style:style style:name="P183" style:family="paragraph" style:parent-style-name="Text_20_body" style:list-style-name="L15">
      <style:text-properties fo:color="#224b12" fo:font-weight="normal" officeooo:rsid="01b2ce32" officeooo:paragraph-rsid="01b2ce32" style:font-weight-asian="normal" style:font-weight-complex="normal"/>
    </style:style>
    <style:style style:name="P184" style:family="paragraph" style:parent-style-name="Text_20_body" style:list-style-name="L15">
      <style:text-properties fo:color="#224b12" fo:font-weight="normal" officeooo:rsid="01b2ce32" officeooo:paragraph-rsid="01dadb95" style:font-weight-asian="normal" style:font-weight-complex="normal"/>
    </style:style>
    <style:style style:name="P185" style:family="paragraph" style:parent-style-name="Text_20_body" style:list-style-name="L15">
      <style:text-properties fo:color="#224b12" fo:font-weight="normal" officeooo:rsid="01b59ee1" officeooo:paragraph-rsid="01b59ee1" style:font-weight-asian="normal" style:font-weight-complex="normal"/>
    </style:style>
    <style:style style:name="P186" style:family="paragraph" style:parent-style-name="Text_20_body" style:list-style-name="L15">
      <style:text-properties fo:color="#224b12" fo:font-weight="normal" officeooo:rsid="01b59ee1" officeooo:paragraph-rsid="01dadb95" style:font-weight-asian="normal" style:font-weight-complex="normal"/>
    </style:style>
    <style:style style:name="P187" style:family="paragraph" style:parent-style-name="Text_20_body" style:list-style-name="L15">
      <style:text-properties fo:color="#224b12" fo:font-weight="normal" officeooo:rsid="01b77ec8" officeooo:paragraph-rsid="01b77ec8" style:font-weight-asian="normal" style:font-weight-complex="normal"/>
    </style:style>
    <style:style style:name="P188" style:family="paragraph" style:parent-style-name="Text_20_body" style:list-style-name="L15">
      <style:text-properties fo:color="#224b12" fo:font-weight="normal" officeooo:rsid="01fa259f" officeooo:paragraph-rsid="01fa259f" style:font-weight-asian="normal" style:font-weight-complex="normal"/>
    </style:style>
    <style:style style:name="P189" style:family="paragraph" style:parent-style-name="Text_20_body" style:list-style-name="L15">
      <style:text-properties fo:color="#224b12" fo:font-weight="normal" officeooo:rsid="01fa259f" officeooo:paragraph-rsid="02254016" style:font-weight-asian="normal" style:font-weight-complex="normal"/>
    </style:style>
    <style:style style:name="P190" style:family="paragraph" style:parent-style-name="Text_20_body" style:list-style-name="L15">
      <style:text-properties fo:color="#224b12" fo:font-weight="normal" officeooo:rsid="02254016" officeooo:paragraph-rsid="02254016" style:font-weight-asian="normal" style:font-weight-complex="normal"/>
    </style:style>
    <style:style style:name="P191" style:family="paragraph" style:parent-style-name="Text_20_body" style:list-style-name="L15">
      <style:text-properties fo:color="#224b12" fo:font-weight="normal" officeooo:rsid="0226fc14" officeooo:paragraph-rsid="0226fc14" style:font-weight-asian="normal" style:font-weight-complex="normal"/>
    </style:style>
    <style:style style:name="P192" style:family="paragraph" style:parent-style-name="Text_20_body" style:list-style-name="L15">
      <style:text-properties fo:color="#224b12" fo:font-weight="normal" officeooo:rsid="0227b454" officeooo:paragraph-rsid="0227b454" style:font-weight-asian="normal" style:font-weight-complex="normal"/>
    </style:style>
    <style:style style:name="P193" style:family="paragraph" style:parent-style-name="Text_20_body" style:list-style-name="L15">
      <style:text-properties fo:color="#224b12" fo:font-weight="normal" officeooo:rsid="02286f66" officeooo:paragraph-rsid="02286f66" style:font-weight-asian="normal" style:font-weight-complex="normal"/>
    </style:style>
    <style:style style:name="P194" style:family="paragraph" style:parent-style-name="Text_20_body" style:list-style-name="L14">
      <style:text-properties fo:font-weight="bold" officeooo:rsid="00c3b4d1" officeooo:paragraph-rsid="00c3b4d1" style:font-weight-asian="bold" style:font-weight-complex="bold"/>
    </style:style>
    <style:style style:name="P195" style:family="paragraph" style:parent-style-name="Text_20_body" style:list-style-name="L15">
      <style:text-properties fo:font-weight="bold" officeooo:rsid="012ab5e2" officeooo:paragraph-rsid="012ab5e2" style:font-weight-asian="bold" style:font-weight-complex="bold"/>
    </style:style>
    <style:style style:name="P196" style:family="paragraph" style:parent-style-name="Text_20_body" style:list-style-name="L15">
      <style:text-properties fo:font-weight="bold" officeooo:rsid="012ab5e2" officeooo:paragraph-rsid="013eec16" style:font-weight-asian="bold" style:font-weight-complex="bold"/>
    </style:style>
    <style:style style:name="P197" style:family="paragraph" style:parent-style-name="Text_20_body" style:list-style-name="L15">
      <style:text-properties fo:font-weight="bold" officeooo:rsid="012ab5e2" officeooo:paragraph-rsid="01620cd7" style:font-weight-asian="bold" style:font-weight-complex="bold"/>
    </style:style>
    <style:style style:name="P198" style:family="paragraph" style:parent-style-name="Text_20_body" style:list-style-name="L15">
      <style:text-properties fo:font-weight="bold" officeooo:rsid="012ab5e2" officeooo:paragraph-rsid="0180cf85" style:font-weight-asian="bold" style:font-weight-complex="bold"/>
    </style:style>
    <style:style style:name="P199" style:family="paragraph" style:parent-style-name="Text_20_body" style:list-style-name="L15">
      <style:text-properties fo:font-weight="bold" officeooo:rsid="012ab5e2" officeooo:paragraph-rsid="01a365a8" style:font-weight-asian="bold" style:font-weight-complex="bold"/>
    </style:style>
    <style:style style:name="P200" style:family="paragraph" style:parent-style-name="Text_20_body" style:list-style-name="L15">
      <style:text-properties fo:font-weight="bold" officeooo:rsid="012ab5e2" officeooo:paragraph-rsid="01b1f7c3" style:font-weight-asian="bold" style:font-weight-complex="bold"/>
    </style:style>
    <style:style style:name="P201" style:family="paragraph" style:parent-style-name="Text_20_body" style:list-style-name="L15">
      <style:text-properties fo:font-weight="bold" officeooo:rsid="012ab5e2" officeooo:paragraph-rsid="01dadb95" style:font-weight-asian="bold" style:font-weight-complex="bold"/>
    </style:style>
    <style:style style:name="P202" style:family="paragraph" style:parent-style-name="Text_20_body" style:list-style-name="L15">
      <style:text-properties fo:font-weight="bold" officeooo:rsid="012ab5e2" officeooo:paragraph-rsid="01f89c13" style:font-weight-asian="bold" style:font-weight-complex="bold"/>
    </style:style>
    <style:style style:name="P203" style:family="paragraph" style:parent-style-name="Text_20_body" style:list-style-name="L15">
      <style:text-properties fo:font-weight="bold" officeooo:rsid="012ab5e2" officeooo:paragraph-rsid="02254016" style:font-weight-asian="bold" style:font-weight-complex="bold"/>
    </style:style>
    <style:style style:name="P204" style:family="paragraph" style:parent-style-name="Text_20_body" style:list-style-name="L15">
      <style:text-properties fo:color="#8d281e" fo:font-weight="normal" officeooo:rsid="012c5cb2" officeooo:paragraph-rsid="012c5cb2" style:font-weight-asian="normal" style:font-weight-complex="normal"/>
    </style:style>
    <style:style style:name="P205" style:family="paragraph" style:parent-style-name="Text_20_body" style:list-style-name="L15">
      <style:text-properties fo:color="#8d281e" fo:font-weight="normal" officeooo:rsid="012c5cb2" officeooo:paragraph-rsid="013eec16" style:font-weight-asian="normal" style:font-weight-complex="normal"/>
    </style:style>
    <style:style style:name="P206" style:family="paragraph" style:parent-style-name="Text_20_body" style:list-style-name="L15">
      <style:text-properties fo:color="#8d281e" fo:font-weight="normal" officeooo:rsid="012c5cb2" officeooo:paragraph-rsid="0161b1f0" style:font-weight-asian="normal" style:font-weight-complex="normal"/>
    </style:style>
    <style:style style:name="P207" style:family="paragraph" style:parent-style-name="Text_20_body" style:list-style-name="L15">
      <style:text-properties fo:color="#8d281e" fo:font-weight="normal" officeooo:rsid="0141da74" officeooo:paragraph-rsid="0141da74" style:font-weight-asian="normal" style:font-weight-complex="normal"/>
    </style:style>
    <style:style style:name="P208" style:family="paragraph" style:parent-style-name="Text_20_body" style:list-style-name="L15">
      <style:text-properties fo:color="#8d281e" fo:font-weight="normal" officeooo:rsid="0142f23b" officeooo:paragraph-rsid="0142f23b" style:font-weight-asian="normal" style:font-weight-complex="normal"/>
    </style:style>
    <style:style style:name="P209" style:family="paragraph" style:parent-style-name="Text_20_body" style:list-style-name="L15">
      <style:text-properties fo:color="#8d281e" fo:font-weight="normal" officeooo:rsid="0144abb9" officeooo:paragraph-rsid="0144abb9" style:font-weight-asian="normal" style:font-weight-complex="normal"/>
    </style:style>
    <style:style style:name="P210" style:family="paragraph" style:parent-style-name="Text_20_body" style:list-style-name="L15">
      <style:text-properties fo:color="#8d281e" fo:font-weight="normal" officeooo:rsid="0163f350" officeooo:paragraph-rsid="0163f350" style:font-weight-asian="normal" style:font-weight-complex="normal"/>
    </style:style>
    <style:style style:name="P211" style:family="paragraph" style:parent-style-name="Text_20_body" style:list-style-name="L15">
      <style:text-properties fo:color="#8d281e" fo:font-weight="normal" officeooo:rsid="0163f350" officeooo:paragraph-rsid="0180cf85" style:font-weight-asian="normal" style:font-weight-complex="normal"/>
    </style:style>
    <style:style style:name="P212" style:family="paragraph" style:parent-style-name="Text_20_body" style:list-style-name="L15">
      <style:text-properties fo:color="#8d281e" fo:font-weight="normal" officeooo:rsid="0163f350" officeooo:paragraph-rsid="0184d115" style:font-weight-asian="normal" style:font-weight-complex="normal"/>
    </style:style>
    <style:style style:name="P213" style:family="paragraph" style:parent-style-name="Text_20_body" style:list-style-name="L15">
      <style:text-properties fo:color="#8d281e" fo:font-weight="normal" officeooo:rsid="01651d3a" officeooo:paragraph-rsid="01651d3a" style:font-weight-asian="normal" style:font-weight-complex="normal"/>
    </style:style>
    <style:style style:name="P214" style:family="paragraph" style:parent-style-name="Text_20_body" style:list-style-name="L15">
      <style:text-properties fo:color="#8d281e" fo:font-weight="normal" officeooo:rsid="01651d3a" officeooo:paragraph-rsid="0184d115" style:font-weight-asian="normal" style:font-weight-complex="normal"/>
    </style:style>
    <style:style style:name="P215" style:family="paragraph" style:parent-style-name="Text_20_body" style:list-style-name="L15">
      <style:text-properties fo:color="#8d281e" fo:font-weight="normal" officeooo:rsid="0182391d" officeooo:paragraph-rsid="0182391d" style:font-weight-asian="normal" style:font-weight-complex="normal"/>
    </style:style>
    <style:style style:name="P216" style:family="paragraph" style:parent-style-name="Text_20_body" style:list-style-name="L15">
      <style:text-properties fo:color="#8d281e" fo:font-weight="normal" officeooo:rsid="0182391d" officeooo:paragraph-rsid="01a365a8" style:font-weight-asian="normal" style:font-weight-complex="normal"/>
    </style:style>
    <style:style style:name="P217" style:family="paragraph" style:parent-style-name="Text_20_body" style:list-style-name="L15">
      <style:text-properties fo:color="#8d281e" fo:font-weight="normal" officeooo:rsid="01a7d7e5" officeooo:paragraph-rsid="01a7d7e5" style:font-weight-asian="normal" style:font-weight-complex="normal"/>
    </style:style>
    <style:style style:name="P218" style:family="paragraph" style:parent-style-name="Text_20_body" style:list-style-name="L15">
      <style:text-properties fo:color="#8d281e" fo:font-weight="normal" officeooo:rsid="01abcbf7" officeooo:paragraph-rsid="01abcbf7" style:font-weight-asian="normal" style:font-weight-complex="normal"/>
    </style:style>
    <style:style style:name="P219" style:family="paragraph" style:parent-style-name="Text_20_body" style:list-style-name="L15">
      <style:text-properties fo:color="#8d281e" fo:font-weight="normal" officeooo:rsid="01ae9f80" officeooo:paragraph-rsid="01ae9f80" style:font-weight-asian="normal" style:font-weight-complex="normal"/>
    </style:style>
    <style:style style:name="P220" style:family="paragraph" style:parent-style-name="Text_20_body" style:list-style-name="L15">
      <style:text-properties fo:color="#8d281e" fo:font-weight="normal" officeooo:rsid="01b48ce6" officeooo:paragraph-rsid="01b48ce6" style:font-weight-asian="normal" style:font-weight-complex="normal"/>
    </style:style>
    <style:style style:name="P221" style:family="paragraph" style:parent-style-name="Text_20_body" style:list-style-name="L15">
      <style:text-properties fo:color="#8d281e" fo:font-weight="normal" officeooo:rsid="01b4dbcf" officeooo:paragraph-rsid="01b4dbcf" style:font-weight-asian="normal" style:font-weight-complex="normal"/>
    </style:style>
    <style:style style:name="P222" style:family="paragraph" style:parent-style-name="Text_20_body" style:list-style-name="L15">
      <style:text-properties fo:color="#8d281e" fo:font-weight="normal" officeooo:rsid="01b66120" officeooo:paragraph-rsid="01b66120" style:font-weight-asian="normal" style:font-weight-complex="normal"/>
    </style:style>
    <style:style style:name="P223" style:family="paragraph" style:parent-style-name="Text_20_body" style:list-style-name="L15">
      <style:text-properties fo:color="#8d281e" fo:font-weight="normal" officeooo:rsid="01dc4f79" officeooo:paragraph-rsid="01dc4f79" style:font-weight-asian="normal" style:font-weight-complex="normal"/>
    </style:style>
    <style:style style:name="P224" style:family="paragraph" style:parent-style-name="Text_20_body" style:list-style-name="L15">
      <style:text-properties fo:color="#8d281e" fo:font-weight="normal" officeooo:rsid="01df5447" officeooo:paragraph-rsid="01df5447" style:font-weight-asian="normal" style:font-weight-complex="normal"/>
    </style:style>
    <style:style style:name="P225" style:family="paragraph" style:parent-style-name="Text_20_body" style:list-style-name="L15">
      <style:text-properties fo:color="#8d281e" fo:font-weight="normal" officeooo:rsid="01fa259f" officeooo:paragraph-rsid="01fa259f" style:font-weight-asian="normal" style:font-weight-complex="normal"/>
    </style:style>
    <style:style style:name="P226" style:family="paragraph" style:parent-style-name="Text_20_body" style:list-style-name="L15">
      <style:text-properties fo:color="#8d281e" fo:font-weight="normal" officeooo:rsid="0226fc14" officeooo:paragraph-rsid="0226fc14" style:font-weight-asian="normal" style:font-weight-complex="normal"/>
    </style:style>
    <style:style style:name="P227" style:family="paragraph" style:parent-style-name="Text_20_body" style:list-style-name="L15">
      <style:text-properties fo:color="#8d281e" fo:font-weight="normal" officeooo:rsid="022915af" officeooo:paragraph-rsid="022915af" style:font-weight-asian="normal" style:font-weight-complex="normal"/>
    </style:style>
    <style:style style:name="P228" style:family="paragraph" style:parent-style-name="Text_20_body" style:list-style-name="L13">
      <style:text-properties officeooo:rsid="017731a4" officeooo:paragraph-rsid="017731a4"/>
    </style:style>
    <style:style style:name="P229" style:family="paragraph" style:parent-style-name="Text_20_body" style:list-style-name="L13">
      <style:text-properties officeooo:rsid="0179f19d" officeooo:paragraph-rsid="017d866c"/>
    </style:style>
    <style:style style:name="P230" style:family="paragraph" style:parent-style-name="Text_20_body" style:list-style-name="L13">
      <style:text-properties officeooo:rsid="017e6b4e" officeooo:paragraph-rsid="017e6b4e"/>
    </style:style>
    <style:style style:name="P231" style:family="paragraph" style:parent-style-name="Text_20_body" style:list-style-name="L16">
      <style:text-properties officeooo:paragraph-rsid="018afa52"/>
    </style:style>
    <style:style style:name="P232" style:family="paragraph" style:parent-style-name="Text_20_body" style:list-style-name="L17">
      <style:text-properties officeooo:paragraph-rsid="01e1b2ca"/>
    </style:style>
    <style:style style:name="P233" style:family="paragraph" style:parent-style-name="Text_20_body" style:list-style-name="L17">
      <style:text-properties officeooo:paragraph-rsid="01f1b7d0"/>
    </style:style>
    <style:style style:name="P234" style:family="paragraph" style:parent-style-name="Text_20_body">
      <style:text-properties officeooo:paragraph-rsid="0243ccae"/>
    </style:style>
    <style:style style:name="P235" style:family="paragraph" style:parent-style-name="Text_20_body">
      <style:text-properties officeooo:paragraph-rsid="037556e5"/>
    </style:style>
    <style:style style:name="P236" style:family="paragraph" style:parent-style-name="Text_20_body">
      <style:text-properties officeooo:paragraph-rsid="03792988"/>
    </style:style>
    <style:style style:name="P237" style:family="paragraph" style:parent-style-name="Heading_20_1" style:list-style-name="">
      <style:text-properties officeooo:paragraph-rsid="001ece72"/>
    </style:style>
    <style:style style:name="P238" style:family="paragraph" style:parent-style-name="Heading_20_1">
      <style:text-properties officeooo:rsid="0023aa7c" officeooo:paragraph-rsid="0023aa7c"/>
    </style:style>
    <style:style style:name="P239" style:family="paragraph" style:parent-style-name="Heading_20_1" style:list-style-name="">
      <style:text-properties officeooo:rsid="00348ec2" officeooo:paragraph-rsid="00348ec2"/>
    </style:style>
    <style:style style:name="P240" style:family="paragraph" style:parent-style-name="Heading_20_1" style:master-page-name="Standard">
      <style:paragraph-properties style:page-number="auto"/>
      <style:text-properties officeooo:rsid="001ece72" officeooo:paragraph-rsid="001ece72"/>
    </style:style>
    <style:style style:name="P241" style:family="paragraph" style:parent-style-name="Heading_20_1">
      <style:paragraph-properties fo:break-before="page"/>
      <style:text-properties officeooo:rsid="00348ec2" officeooo:paragraph-rsid="00348ec2"/>
    </style:style>
    <style:style style:name="P242" style:family="paragraph" style:parent-style-name="Heading_20_1">
      <style:paragraph-properties fo:break-before="page"/>
      <style:text-properties officeooo:rsid="02480d65" officeooo:paragraph-rsid="02480d65"/>
    </style:style>
    <style:style style:name="P243" style:family="paragraph" style:parent-style-name="Heading_20_1">
      <style:paragraph-properties fo:break-before="page"/>
      <style:text-properties officeooo:rsid="0285b22e" officeooo:paragraph-rsid="0285b22e"/>
    </style:style>
    <style:style style:name="P244" style:family="paragraph" style:parent-style-name="Heading_20_1">
      <style:paragraph-properties fo:break-before="page"/>
      <style:text-properties officeooo:rsid="006d3350" officeooo:paragraph-rsid="006d3350"/>
    </style:style>
    <style:style style:name="P245" style:family="paragraph" style:parent-style-name="Heading_20_2">
      <style:text-properties officeooo:rsid="001ece72" officeooo:paragraph-rsid="001ece72"/>
    </style:style>
    <style:style style:name="P246" style:family="paragraph" style:parent-style-name="Heading_20_2">
      <style:text-properties officeooo:rsid="00245c22" officeooo:paragraph-rsid="00245c22"/>
    </style:style>
    <style:style style:name="P247" style:family="paragraph" style:parent-style-name="Heading_20_2">
      <style:text-properties officeooo:rsid="002b6558" officeooo:paragraph-rsid="002b6558"/>
    </style:style>
    <style:style style:name="P248" style:family="paragraph" style:parent-style-name="Heading_20_2">
      <style:text-properties officeooo:rsid="00c5a561" officeooo:paragraph-rsid="00c5a561"/>
    </style:style>
    <style:style style:name="P249" style:family="paragraph" style:parent-style-name="Heading_20_2">
      <style:text-properties officeooo:rsid="00332a6a" officeooo:paragraph-rsid="00332a6a"/>
    </style:style>
    <style:style style:name="P250" style:family="paragraph" style:parent-style-name="Heading_20_2">
      <style:text-properties officeooo:rsid="00374663" officeooo:paragraph-rsid="00374663"/>
    </style:style>
    <style:style style:name="P251" style:family="paragraph" style:parent-style-name="Heading_20_2">
      <style:text-properties officeooo:rsid="00447a58" officeooo:paragraph-rsid="00447a58"/>
    </style:style>
    <style:style style:name="P252" style:family="paragraph" style:parent-style-name="Heading_20_2">
      <style:text-properties officeooo:rsid="004fc806" officeooo:paragraph-rsid="004fc806"/>
    </style:style>
    <style:style style:name="P253" style:family="paragraph" style:parent-style-name="Heading_20_2">
      <style:text-properties officeooo:rsid="005cc43e" officeooo:paragraph-rsid="005cc43e"/>
    </style:style>
    <style:style style:name="P254" style:family="paragraph" style:parent-style-name="Heading_20_2">
      <style:text-properties officeooo:rsid="006633a3" officeooo:paragraph-rsid="006633a3"/>
    </style:style>
    <style:style style:name="P255" style:family="paragraph" style:parent-style-name="Heading_20_2">
      <style:text-properties officeooo:rsid="006c776d" officeooo:paragraph-rsid="006c776d"/>
    </style:style>
    <style:style style:name="P256" style:family="paragraph" style:parent-style-name="Heading_20_2">
      <style:text-properties officeooo:rsid="007d7b27" officeooo:paragraph-rsid="007d7b27"/>
    </style:style>
    <style:style style:name="P257" style:family="paragraph" style:parent-style-name="Heading_20_2">
      <style:text-properties officeooo:rsid="0249d950" officeooo:paragraph-rsid="0249d950"/>
    </style:style>
    <style:style style:name="P258" style:family="paragraph" style:parent-style-name="Heading_20_2">
      <style:text-properties officeooo:rsid="032e43df" officeooo:paragraph-rsid="032e43df"/>
    </style:style>
    <style:style style:name="P259" style:family="paragraph" style:parent-style-name="Heading_20_2">
      <style:text-properties officeooo:rsid="03539f4a" officeooo:paragraph-rsid="03539f4a"/>
    </style:style>
    <style:style style:name="P260" style:family="paragraph" style:parent-style-name="Heading_20_2">
      <style:text-properties officeooo:rsid="0361a5a6" officeooo:paragraph-rsid="0361a5a6"/>
    </style:style>
    <style:style style:name="P261" style:family="paragraph" style:parent-style-name="Heading_20_2">
      <style:text-properties officeooo:rsid="0107f6f7" officeooo:paragraph-rsid="0107f6f7"/>
    </style:style>
    <style:style style:name="P262" style:family="paragraph" style:parent-style-name="Heading_20_2">
      <style:text-properties officeooo:rsid="007c0a4a" officeooo:paragraph-rsid="007c0a4a"/>
    </style:style>
    <style:style style:name="P263" style:family="paragraph" style:parent-style-name="Heading_20_2">
      <style:text-properties officeooo:rsid="010b35f7" officeooo:paragraph-rsid="010b35f7"/>
    </style:style>
    <style:style style:name="P264" style:family="paragraph" style:parent-style-name="Heading_20_2">
      <style:text-properties officeooo:rsid="010b35f7" officeooo:paragraph-rsid="013000c8"/>
    </style:style>
    <style:style style:name="P265" style:family="paragraph" style:parent-style-name="Heading_20_2">
      <style:text-properties officeooo:paragraph-rsid="016cbd2e"/>
    </style:style>
    <style:style style:name="P266" style:family="paragraph" style:parent-style-name="Heading_20_2">
      <style:text-properties officeooo:rsid="0185002f" officeooo:paragraph-rsid="0185002f"/>
    </style:style>
    <style:style style:name="P267" style:family="paragraph" style:parent-style-name="Heading_20_2">
      <style:text-properties officeooo:rsid="01bc44ba" officeooo:paragraph-rsid="01bc44ba"/>
    </style:style>
    <style:style style:name="P268" style:family="paragraph" style:parent-style-name="Heading_20_2">
      <style:text-properties officeooo:rsid="01e0ca43" officeooo:paragraph-rsid="01e0ca43"/>
    </style:style>
    <style:style style:name="P269" style:family="paragraph" style:parent-style-name="Heading_20_2">
      <style:text-properties officeooo:rsid="01fcb778" officeooo:paragraph-rsid="01fcb778"/>
    </style:style>
    <style:style style:name="P270" style:family="paragraph" style:parent-style-name="Heading_20_2">
      <style:text-properties officeooo:rsid="0205071b" officeooo:paragraph-rsid="0205071b"/>
    </style:style>
    <style:style style:name="P271" style:family="paragraph" style:parent-style-name="Heading_20_2">
      <style:text-properties officeooo:rsid="022ceef3" officeooo:paragraph-rsid="022ceef3"/>
    </style:style>
    <style:style style:name="P272" style:family="paragraph" style:parent-style-name="Heading_20_2">
      <style:text-properties officeooo:rsid="028606c7" officeooo:paragraph-rsid="028606c7"/>
    </style:style>
    <style:style style:name="P273" style:family="paragraph" style:parent-style-name="Heading_20_2" style:list-style-name="">
      <style:text-properties officeooo:rsid="031dabfa" officeooo:paragraph-rsid="031dabfa"/>
    </style:style>
    <style:style style:name="P274" style:family="paragraph" style:parent-style-name="Heading_20_2" style:list-style-name="">
      <style:text-properties officeooo:rsid="0324e223" officeooo:paragraph-rsid="0324e223"/>
    </style:style>
    <style:style style:name="P275" style:family="paragraph" style:parent-style-name="Heading_20_2">
      <style:text-properties officeooo:rsid="037556e5" officeooo:paragraph-rsid="037556e5"/>
    </style:style>
    <style:style style:name="P276" style:family="paragraph" style:parent-style-name="Heading_20_2">
      <style:paragraph-properties fo:break-before="page"/>
      <style:text-properties officeooo:rsid="031dabfa" officeooo:paragraph-rsid="031dabfa"/>
    </style:style>
    <style:style style:name="P277" style:family="paragraph" style:parent-style-name="Heading_20_2">
      <style:paragraph-properties fo:break-before="page"/>
      <style:text-properties officeooo:rsid="0324e223" officeooo:paragraph-rsid="0324e223"/>
    </style:style>
    <style:style style:name="P278" style:family="paragraph" style:parent-style-name="Heading_20_3">
      <style:text-properties officeooo:rsid="00c3b4d1" officeooo:paragraph-rsid="0127e513"/>
    </style:style>
    <style:style style:name="P279" style:family="paragraph" style:parent-style-name="Heading_20_3">
      <style:text-properties officeooo:rsid="013e842e"/>
    </style:style>
    <style:style style:name="P280" style:family="paragraph" style:parent-style-name="Heading_20_3">
      <style:text-properties officeooo:rsid="019d233a" officeooo:paragraph-rsid="019d233a"/>
    </style:style>
    <style:style style:name="P281" style:family="paragraph" style:parent-style-name="Heading_20_3">
      <style:text-properties officeooo:rsid="01a17bba" officeooo:paragraph-rsid="01a17bba"/>
    </style:style>
    <style:style style:name="P282" style:family="paragraph" style:parent-style-name="Heading_20_3">
      <style:text-properties officeooo:rsid="01b1f7c3" officeooo:paragraph-rsid="01b1f7c3"/>
    </style:style>
    <style:style style:name="P283" style:family="paragraph" style:parent-style-name="Heading_20_3">
      <style:text-properties officeooo:rsid="022bd184"/>
    </style:style>
    <style:style style:name="P284" style:family="paragraph" style:parent-style-name="Heading_20_3">
      <style:text-properties officeooo:rsid="01f89c13" officeooo:paragraph-rsid="01f89c13"/>
    </style:style>
    <style:style style:name="P285" style:family="paragraph" style:parent-style-name="Heading_20_3">
      <style:text-properties officeooo:rsid="0223eb8c" officeooo:paragraph-rsid="0223eb8c"/>
    </style:style>
    <style:style style:name="P286" style:family="paragraph" style:parent-style-name="Heading_20_3">
      <style:text-properties officeooo:rsid="02b0561e" officeooo:paragraph-rsid="02b0561e"/>
    </style:style>
    <style:style style:name="P287" style:family="paragraph" style:parent-style-name="Heading_20_3">
      <style:paragraph-properties fo:line-height="115%"/>
      <style:text-properties officeooo:rsid="02b44a26" officeooo:paragraph-rsid="02b44a26"/>
    </style:style>
    <style:style style:name="P288" style:family="paragraph" style:parent-style-name="Heading_20_3">
      <style:text-properties officeooo:rsid="02f99691" officeooo:paragraph-rsid="02f99691"/>
    </style:style>
    <style:style style:name="P289"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290" style:family="paragraph" style:parent-style-name="Standard" style:list-style-name="L12">
      <style:text-properties officeooo:rsid="00b83fd5" officeooo:paragraph-rsid="00b83fd5"/>
    </style:style>
    <style:style style:name="P291" style:family="paragraph" style:parent-style-name="Standard" style:list-style-name="L12">
      <style:text-properties officeooo:rsid="00b951e6" officeooo:paragraph-rsid="00b951e6"/>
    </style:style>
    <style:style style:name="P292" style:family="paragraph" style:parent-style-name="Standard" style:list-style-name="L12">
      <style:text-properties officeooo:rsid="00ba3cbf" officeooo:paragraph-rsid="00ba3cbf"/>
    </style:style>
    <style:style style:name="P293" style:family="paragraph" style:parent-style-name="Standard" style:list-style-name="L12">
      <style:text-properties officeooo:rsid="00bdf856" officeooo:paragraph-rsid="00bdf856"/>
    </style:style>
    <style:style style:name="P294" style:family="paragraph" style:parent-style-name="Standard" style:list-style-name="L12">
      <style:text-properties officeooo:rsid="00bf9a93" officeooo:paragraph-rsid="00bf9a93"/>
    </style:style>
    <style:style style:name="P295" style:family="paragraph" style:parent-style-name="Standard" style:list-style-name="L14">
      <style:text-properties fo:color="#8d281e"/>
    </style:style>
    <style:style style:name="P296" style:family="paragraph">
      <style:paragraph-properties style:text-autospace="none"/>
    </style:style>
    <style:style style:name="P297"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298"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299" style:family="paragraph">
      <loext:graphic-properties draw:fill="none" draw:fill-color="#ffffff"/>
      <style:text-properties style:font-name="Consolas4" fo:font-size="10pt" style:font-size-asian="10pt" style:font-name-complex="Consolas4" style:font-size-complex="10pt"/>
    </style:style>
    <style:style style:name="P300" style:family="paragraph">
      <style:paragraph-properties fo:line-height="100%"/>
    </style:style>
    <style:style style:name="P301"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02"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03"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4"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05"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06" style:family="paragraph">
      <loext:graphic-properties draw:fill="none" draw:fill-color="#ffffff"/>
      <style:paragraph-properties fo:line-height="100%"/>
      <style:text-properties fo:font-size="9pt" style:font-size-asian="9pt" style:font-size-complex="9pt"/>
    </style:style>
    <style:style style:name="P307"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08"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09" style:family="paragraph">
      <loext:graphic-properties draw:fill="none" draw:fill-color="#ffffff"/>
      <style:text-properties style:font-name="Consolas4" fo:font-size="9pt" style:font-size-asian="9pt" style:font-size-complex="9pt"/>
    </style:style>
    <style:style style:name="P310"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11" style:family="paragraph">
      <style:paragraph-properties fo:margin-top="0in" fo:margin-bottom="0in" fo:line-height="100%"/>
    </style:style>
    <style:style style:name="P312"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13" style:family="paragraph">
      <loext:graphic-properties draw:fill="none" draw:fill-color="#ffffff"/>
      <style:paragraph-properties fo:line-height="100%"/>
      <style:text-properties fo:font-size="12pt"/>
    </style:style>
    <style:style style:name="P314" style:family="paragraph">
      <loext:graphic-properties draw:fill="none" draw:fill-color="#ffffff"/>
      <style:paragraph-properties fo:margin-top="0in" fo:margin-bottom="0in" fo:line-height="100%"/>
      <style:text-properties fo:font-size="12pt"/>
    </style:style>
    <style:style style:name="P3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16"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17" style:family="paragraph">
      <loext:graphic-properties draw:fill="none" draw:fill-color="#ffffff"/>
      <style:text-properties style:font-name="Consolas4" fo:font-size="8pt" style:font-size-asian="8pt" style:font-size-complex="8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c14119"/>
    </style:style>
    <style:style style:name="T288" style:family="text">
      <style:text-properties officeooo:rsid="02c17563"/>
    </style:style>
    <style:style style:name="T289" style:family="text">
      <style:text-properties officeooo:rsid="02c3ce41"/>
    </style:style>
    <style:style style:name="T290" style:family="text">
      <style:text-properties officeooo:rsid="02c8f59e"/>
    </style:style>
    <style:style style:name="T291" style:family="text">
      <style:text-properties officeooo:rsid="02d1c5b7"/>
    </style:style>
    <style:style style:name="T292" style:family="text">
      <style:text-properties officeooo:rsid="02d302d8"/>
    </style:style>
    <style:style style:name="T293" style:family="text">
      <style:text-properties officeooo:rsid="02e7defd"/>
    </style:style>
    <style:style style:name="T294" style:family="text">
      <style:text-properties officeooo:rsid="02ee4b59"/>
    </style:style>
    <style:style style:name="T295" style:family="text">
      <style:text-properties officeooo:rsid="02ef033a"/>
    </style:style>
    <style:style style:name="T296" style:family="text">
      <style:text-properties officeooo:rsid="02f03da8"/>
    </style:style>
    <style:style style:name="T297" style:family="text">
      <style:text-properties officeooo:rsid="02f57cb7"/>
    </style:style>
    <style:style style:name="T298" style:family="text">
      <style:text-properties officeooo:rsid="02f6e39b"/>
    </style:style>
    <style:style style:name="T299" style:family="text">
      <style:text-properties officeooo:rsid="02f99691"/>
    </style:style>
    <style:style style:name="T300" style:family="text">
      <style:text-properties officeooo:rsid="02fb8f4e"/>
    </style:style>
    <style:style style:name="T301" style:family="text">
      <style:text-properties officeooo:rsid="03039614"/>
    </style:style>
    <style:style style:name="T302" style:family="text">
      <style:text-properties officeooo:rsid="03039f7b"/>
    </style:style>
    <style:style style:name="T303" style:family="text">
      <style:text-properties officeooo:rsid="0304a675"/>
    </style:style>
    <style:style style:name="T304" style:family="text">
      <style:text-properties officeooo:rsid="0309a087"/>
    </style:style>
    <style:style style:name="T305" style:family="text">
      <style:text-properties officeooo:rsid="031a0217"/>
    </style:style>
    <style:style style:name="T306" style:family="text">
      <style:text-properties officeooo:rsid="031ab656"/>
    </style:style>
    <style:style style:name="T307" style:family="text">
      <style:text-properties officeooo:rsid="031b3121"/>
    </style:style>
    <style:style style:name="T308" style:family="text">
      <style:text-properties officeooo:rsid="031ec0dc"/>
    </style:style>
    <style:style style:name="T309" style:family="text">
      <style:text-properties officeooo:rsid="0320a4dc"/>
    </style:style>
    <style:style style:name="T310" style:family="text">
      <style:text-properties officeooo:rsid="03223123"/>
    </style:style>
    <style:style style:name="T311" style:family="text">
      <style:text-properties officeooo:rsid="0323888d"/>
    </style:style>
    <style:style style:name="T312" style:family="text">
      <style:text-properties officeooo:rsid="0325ec35"/>
    </style:style>
    <style:style style:name="T313" style:family="text">
      <style:text-properties officeooo:rsid="03275846"/>
    </style:style>
    <style:style style:name="T314" style:family="text">
      <style:text-properties officeooo:rsid="032b38d7"/>
    </style:style>
    <style:style style:name="T315" style:family="text">
      <style:text-properties officeooo:rsid="032bd3d2"/>
    </style:style>
    <style:style style:name="T316" style:family="text">
      <style:text-properties officeooo:rsid="032c2dea"/>
    </style:style>
    <style:style style:name="T317" style:family="text">
      <style:text-properties officeooo:rsid="032e43df"/>
    </style:style>
    <style:style style:name="T318" style:family="text">
      <style:text-properties officeooo:rsid="03301e3a"/>
    </style:style>
    <style:style style:name="T319" style:family="text">
      <style:text-properties officeooo:rsid="033246f1"/>
    </style:style>
    <style:style style:name="T320" style:family="text">
      <style:text-properties officeooo:rsid="0333fe02"/>
    </style:style>
    <style:style style:name="T321" style:family="text">
      <style:text-properties officeooo:rsid="03355e5c"/>
    </style:style>
    <style:style style:name="T322" style:family="text">
      <style:text-properties officeooo:rsid="0337d32a"/>
    </style:style>
    <style:style style:name="T323" style:family="text">
      <style:text-properties officeooo:rsid="034b5a6b"/>
    </style:style>
    <style:style style:name="T324" style:family="text">
      <style:text-properties officeooo:rsid="03539f4a"/>
    </style:style>
    <style:style style:name="T325" style:family="text">
      <style:text-properties officeooo:rsid="03586adc"/>
    </style:style>
    <style:style style:name="T326" style:family="text">
      <style:text-properties officeooo:rsid="03595160"/>
    </style:style>
    <style:style style:name="T327" style:family="text">
      <style:text-properties officeooo:rsid="035a1bb0"/>
    </style:style>
    <style:style style:name="T328" style:family="text">
      <style:text-properties officeooo:rsid="0360b832"/>
    </style:style>
    <style:style style:name="T329" style:family="text">
      <style:text-properties officeooo:rsid="0361a5a6"/>
    </style:style>
    <style:style style:name="T330" style:family="text">
      <style:text-properties officeooo:rsid="0363dfb1"/>
    </style:style>
    <style:style style:name="T331" style:family="text">
      <style:text-properties officeooo:rsid="036466b7"/>
    </style:style>
    <style:style style:name="T332" style:family="text">
      <style:text-properties officeooo:rsid="03663667"/>
    </style:style>
    <style:style style:name="T333" style:family="text">
      <style:text-properties officeooo:rsid="0367681c"/>
    </style:style>
    <style:style style:name="T334" style:family="text">
      <style:text-properties officeooo:rsid="03681a03"/>
    </style:style>
    <style:style style:name="T335" style:family="text">
      <style:text-properties officeooo:rsid="0369ebbf"/>
    </style:style>
    <style:style style:name="T336" style:family="text">
      <style:text-properties officeooo:rsid="036b417e"/>
    </style:style>
    <style:style style:name="T337" style:family="text">
      <style:text-properties officeooo:rsid="036ce833"/>
    </style:style>
    <style:style style:name="T338" style:family="text">
      <style:text-properties officeooo:rsid="036d3c4e"/>
    </style:style>
    <style:style style:name="T339" style:family="text">
      <style:text-properties officeooo:rsid="036fc66d"/>
    </style:style>
    <style:style style:name="T340" style:family="text">
      <style:text-properties officeooo:rsid="0370aaf3"/>
    </style:style>
    <style:style style:name="T341" style:family="text">
      <style:text-properties officeooo:rsid="0372d77c"/>
    </style:style>
    <style:style style:name="T342" style:family="text">
      <style:text-properties officeooo:rsid="03768a11"/>
    </style:style>
    <style:style style:name="T343" style:family="text">
      <style:text-properties officeooo:rsid="0377881d"/>
    </style:style>
    <style:style style:name="T344" style:family="text">
      <style:text-properties officeooo:rsid="03792988"/>
    </style:style>
    <style:style style:name="T345" style:family="text">
      <style:text-properties fo:color="#000000" style:font-name="Consolas3" fo:font-size="9.5pt" style:font-name-asian="Consolas3" style:font-size-asian="9.5pt" style:font-name-complex="Consolas3" style:font-size-complex="9.5pt"/>
    </style:style>
    <style:style style:name="T346" style:family="text">
      <style:text-properties fo:color="#0000ff" style:font-name="Consolas3" fo:font-size="9.5pt" style:font-name-asian="Consolas3" style:font-size-asian="9.5pt" style:font-name-complex="Consolas3" style:font-size-complex="9.5pt"/>
    </style:style>
    <style:style style:name="T347" style:family="text">
      <style:text-properties style:font-name="Consolas4" fo:font-size="10pt" style:font-size-asian="10pt" style:font-name-complex="Consolas4" style:font-size-complex="10pt"/>
    </style:style>
    <style:style style:name="T348" style:family="text">
      <style:text-properties fo:color="#0000ff" style:font-name="Consolas2" fo:font-size="9pt" style:font-size-asian="9pt" style:font-name-complex="Consolas2" style:font-size-complex="9pt"/>
    </style:style>
    <style:style style:name="T349" style:family="text">
      <style:text-properties fo:color="#000000" style:font-name="Consolas2" fo:font-size="9pt" style:font-size-asian="9pt" style:font-name-complex="Consolas2" style:font-size-complex="9pt"/>
    </style:style>
    <style:style style:name="T350" style:family="text">
      <style:text-properties fo:color="#09885a" style:font-name="Consolas2" fo:font-size="9pt" style:font-size-asian="9pt" style:font-name-complex="Consolas2" style:font-size-complex="9pt"/>
    </style:style>
    <style:style style:name="T351" style:family="text">
      <style:text-properties style:font-name="Consolas2" fo:font-size="9pt" style:font-size-asian="9pt" style:font-name-complex="Consolas2" style:font-size-complex="9pt"/>
    </style:style>
    <style:style style:name="T352"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53"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54"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55"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56" style:family="text">
      <style:text-properties fo:color="#0000ff" style:font-name="Consolas4" fo:font-size="9pt" style:font-size-asian="9pt" style:font-name-complex="Consolas" style:font-size-complex="9pt"/>
    </style:style>
    <style:style style:name="T357" style:family="text">
      <style:text-properties fo:color="#000000" style:font-name="Consolas4" fo:font-size="9pt" style:font-size-asian="9pt" style:font-name-complex="Consolas" style:font-size-complex="9pt"/>
    </style:style>
    <style:style style:name="T358" style:family="text">
      <style:text-properties style:font-name="Consolas4" fo:font-size="9pt" style:font-size-asian="9pt" style:font-size-complex="9pt"/>
    </style:style>
    <style:style style:name="T359" style:family="text">
      <style:text-properties fo:color="#0000ff" style:font-name="Consolas2" fo:font-size="8pt" style:font-name-complex="Consolas2"/>
    </style:style>
    <style:style style:name="T360" style:family="text">
      <style:text-properties fo:color="#000000" style:font-name="Consolas2" fo:font-size="8pt" style:font-name-complex="Consolas2"/>
    </style:style>
    <style:style style:name="T361" style:family="text">
      <style:text-properties fo:color="#09885a" style:font-name="Consolas2" fo:font-size="8pt" style:font-name-complex="Consolas2"/>
    </style:style>
    <style:style style:name="T362" style:family="text">
      <style:text-properties fo:font-size="12pt"/>
    </style:style>
    <style:style style:name="T363" style:family="text">
      <style:text-properties fo:font-size="9pt" style:font-size-asian="9pt" style:font-size-complex="9pt"/>
    </style:style>
    <style:style style:name="T364" style:family="text">
      <style:text-properties style:font-name="Consolas2" fo:font-size="8pt" style:font-name-complex="Consolas2"/>
    </style:style>
    <style:style style:name="T365"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9">UNIVERSITY OF BUCHAREST</text:p>
      <text:p text:style-name="P112">FACULTY OF MATHEMATICS AND INFORMATICS</text:p>
      <text:p text:style-name="P112">DISSERTATION DOMAIN: DISTRIBUTED SYSTEMS</text:p>
      <text:p text:style-name="P112"/>
      <text:p text:style-name="P112"/>
      <text:p text:style-name="P112"/>
      <text:p text:style-name="P112"/>
      <text:p text:style-name="P112"/>
      <text:p text:style-name="P112"/>
      <text:p text:style-name="P112"/>
      <text:p text:style-name="P112"/>
      <text:p text:style-name="P112"/>
      <text:p text:style-name="Title">DISSERTATION WORK</text:p>
      <text:p text:style-name="P110">A Study of Reinforcement Learning for 3D Games</text:p>
      <text:p text:style-name="Text_20_body"/>
      <text:p text:style-name="Text_20_body"/>
      <text:p text:style-name="Text_20_body"/>
      <text:p text:style-name="Text_20_body"/>
      <text:p text:style-name="P111">SCIENTIFIC COORDINATOR</text:p>
      <text:p text:style-name="P111">Păduraru Ionuț Ciprian</text:p>
      <text:p text:style-name="P111">STUDENT</text:p>
      <text:p text:style-name="P111">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2"/>
      <text:p text:style-name="P112">BUCHAREST</text:p>
      <text:p text:style-name="P112">June 2019</text:p>
      <text:p text:style-name="P112"/>
      <text:p text:style-name="P130"/>
      <text:p text:style-name="P1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34"><text:a xlink:type="simple" xlink:href="#__RefHeading___Toc2708_3374773253" text:style-name="Index_20_Link" text:visited-style-name="Index_20_Link">Introduction<text:tab/>5</text:a></text:p>
          <text:p text:style-name="P136"><text:a xlink:type="simple" xlink:href="#__RefHeading___Toc2710_3374773253" text:style-name="Index_20_Link" text:visited-style-name="Index_20_Link">Motivation<text:tab/>5</text:a></text:p>
          <text:p text:style-name="P136"><text:a xlink:type="simple" xlink:href="#__RefHeading___Toc2712_3374773253" text:style-name="Index_20_Link" text:visited-style-name="Index_20_Link">Definitions and short history<text:tab/>7</text:a></text:p>
          <text:p text:style-name="P134"><text:a xlink:type="simple" xlink:href="#__RefHeading___Toc2715_3374773253" text:style-name="Index_20_Link" text:visited-style-name="Index_20_Link">Used tools<text:tab/>8</text:a></text:p>
          <text:p text:style-name="P136"><text:a xlink:type="simple" xlink:href="#__RefHeading___Toc2717_3374773253" text:style-name="Index_20_Link" text:visited-style-name="Index_20_Link">About Unity<text:tab/>8</text:a></text:p>
          <text:p text:style-name="P136"><text:a xlink:type="simple" xlink:href="#__RefHeading___Toc2751_3374773253" text:style-name="Index_20_Link" text:visited-style-name="Index_20_Link">About machine learning<text:tab/>9</text:a></text:p>
          <text:p text:style-name="P136"><text:a xlink:type="simple" xlink:href="#__RefHeading___Toc2753_3374773253" text:style-name="Index_20_Link" text:visited-style-name="Index_20_Link">About ML-Agents<text:tab/>9</text:a></text:p>
          <text:p text:style-name="P136"><text:a xlink:type="simple" xlink:href="#__RefHeading___Toc1069_2406088243" text:style-name="Index_20_Link" text:visited-style-name="Index_20_Link">About TensorFlow<text:tab/>10</text:a></text:p>
          <text:p text:style-name="P136"><text:a xlink:type="simple" xlink:href="#__RefHeading___Toc2806_3374773253" text:style-name="Index_20_Link" text:visited-style-name="Index_20_Link">About GitHub and Git<text:tab/>10</text:a></text:p>
          <text:p text:style-name="P136"><text:a xlink:type="simple" xlink:href="#__RefHeading___Toc2808_3374773253" text:style-name="Index_20_Link" text:visited-style-name="Index_20_Link">Used hardware<text:tab/>11</text:a></text:p>
          <text:p text:style-name="P134"><text:a xlink:type="simple" xlink:href="#__RefHeading___Toc1068_3724124105" text:style-name="Index_20_Link" text:visited-style-name="Index_20_Link">Implementation<text:tab/>12</text:a></text:p>
          <text:p text:style-name="P136"><text:a xlink:type="simple" xlink:href="#__RefHeading___Toc1070_3724124105" text:style-name="Index_20_Link" text:visited-style-name="Index_20_Link">How does the training environment look like?<text:tab/>12</text:a></text:p>
          <text:p text:style-name="P136"><text:a xlink:type="simple" xlink:href="#__RefHeading___Toc1072_3724124105" text:style-name="Index_20_Link" text:visited-style-name="Index_20_Link">How is the main sphere agent controlled?<text:tab/>12</text:a></text:p>
          <text:p text:style-name="P136"><text:a xlink:type="simple" xlink:href="#__RefHeading___Toc1178_3724124105" text:style-name="Index_20_Link" text:visited-style-name="Index_20_Link">What can the machine agent “see” in the environment?<text:tab/>13</text:a></text:p>
          <text:p text:style-name="P136"><text:a xlink:type="simple" xlink:href="#__RefHeading___Toc593_3571800575" text:style-name="Index_20_Link" text:visited-style-name="Index_20_Link">How is the game stage generated?<text:tab/>14</text:a></text:p>
          <text:p text:style-name="P136"><text:a xlink:type="simple" xlink:href="#__RefHeading___Toc595_3571800575" text:style-name="Index_20_Link" text:visited-style-name="Index_20_Link">What rewards are given to the machine agent?<text:tab/>15</text:a></text:p>
          <text:p text:style-name="P136"><text:a xlink:type="simple" xlink:href="#__RefHeading___Toc746_3571800575" text:style-name="Index_20_Link" text:visited-style-name="Index_20_Link">Speeding up the training process<text:tab/>15</text:a></text:p>
          <text:p text:style-name="P136"><text:a xlink:type="simple" xlink:href="#__RefHeading___Toc2709_3571800575" text:style-name="Index_20_Link" text:visited-style-name="Index_20_Link">What are the used training parameters?<text:tab/>16</text:a></text:p>
          <text:p text:style-name="P134"><text:a xlink:type="simple" xlink:href="#__RefHeading___Toc2989_556649589" text:style-name="Index_20_Link" text:visited-style-name="Index_20_Link">State of the art<text:tab/>18</text:a></text:p>
          <text:p text:style-name="P136"><text:a xlink:type="simple" xlink:href="#__RefHeading___Toc2991_556649589" text:style-name="Index_20_Link" text:visited-style-name="Index_20_Link">What is Proximal Policy Optimization?<text:tab/>18</text:a></text:p>
          <text:p text:style-name="P136"><text:a xlink:type="simple" xlink:href="#__RefHeading___Toc5863_3132124119" text:style-name="Index_20_Link" text:visited-style-name="Index_20_Link">What is Curriculum Learning?<text:tab/>19</text:a></text:p>
          <text:p text:style-name="P136"><text:a xlink:type="simple" xlink:href="#__RefHeading___Toc4769_2312976732" text:style-name="Index_20_Link" text:visited-style-name="Index_20_Link">What is Deep Reinforcement Learning?<text:tab/>20</text:a></text:p>
          <text:p text:style-name="P136"><text:a xlink:type="simple" xlink:href="#__RefHeading___Toc3467_2768491446" text:style-name="Index_20_Link" text:visited-style-name="Index_20_Link">What is Inverse Reinforcement Learning?<text:tab/>20</text:a></text:p>
          <text:p text:style-name="P134"><text:a xlink:type="simple" xlink:href="#__RefHeading___Toc1074_3724124105" text:style-name="Index_20_Link" text:visited-style-name="Index_20_Link">Discovered observations<text:tab/>23</text:a></text:p>
          <text:p text:style-name="P136"><text:a xlink:type="simple" xlink:href="#__RefHeading___Toc1251_4286736385" text:style-name="Index_20_Link" text:visited-style-name="Index_20_Link">Default setting used for training<text:tab/>23</text:a></text:p>
          <text:p text:style-name="P136"><text:a xlink:type="simple" xlink:href="#__RefHeading___Toc2711_3571800575" text:style-name="Index_20_Link" text:visited-style-name="Index_20_Link">Training when using the default settings<text:tab/>24</text:a></text:p>
          <text:p text:style-name="P135"><text:a xlink:type="simple" xlink:href="#__RefHeading___Toc1071_2406088243" text:style-name="Index_20_Link" text:visited-style-name="Index_20_Link"><text:s/>Behavior<text:tab/>24</text:a></text:p>
          <text:p text:style-name="P136"><text:a xlink:type="simple" xlink:href="#__RefHeading___Toc1253_4286736385" text:style-name="Index_20_Link" text:visited-style-name="Index_20_Link">Training when the reward is given only at the end<text:tab/>25</text:a></text:p>
          <text:p text:style-name="P135"><text:a xlink:type="simple" xlink:href="#__RefHeading___Toc1255_4286736385" text:style-name="Index_20_Link" text:visited-style-name="Index_20_Link">Behavior<text:tab/>26</text:a></text:p>
          <text:p text:style-name="P136"><text:a xlink:type="simple" xlink:href="#__RefHeading___Toc1380_426302360" text:style-name="Index_20_Link" text:visited-style-name="Index_20_Link">Training when using 4 hidden layers with 32 units each<text:tab/>26</text:a></text:p>
          <text:p text:style-name="P135"><text:a xlink:type="simple" xlink:href="#__RefHeading___Toc1382_426302360" text:style-name="Index_20_Link" text:visited-style-name="Index_20_Link"><text:s/>Behavior<text:tab/>28</text:a></text:p>
          <text:p text:style-name="P136"><text:a xlink:type="simple" xlink:href="#__RefHeading___Toc1384_426302360" text:style-name="Index_20_Link" text:visited-style-name="Index_20_Link">Training when using 4 hidden layers and more steps<text:tab/>28</text:a></text:p>
          <text:p text:style-name="P135"><text:a xlink:type="simple" xlink:href="#__RefHeading___Toc2280_426302360" text:style-name="Index_20_Link" text:visited-style-name="Index_20_Link"><text:s/>Behavior<text:tab/>30</text:a></text:p>
          <text:p text:style-name="P136"><text:a xlink:type="simple" xlink:href="#__RefHeading___Toc3402_426302360" text:style-name="Index_20_Link" text:visited-style-name="Index_20_Link">Training when separating the mission observation into three values<text:tab/>30</text:a></text:p>
          <text:p text:style-name="P135"><text:a xlink:type="simple" xlink:href="#__RefHeading___Toc3404_426302360" text:style-name="Index_20_Link" text:visited-style-name="Index_20_Link">Behavior<text:tab/>31</text:a></text:p>
          <text:p text:style-name="P135"><text:a xlink:type="simple" xlink:href="#__RefHeading___Toc2963_79113747" text:style-name="Index_20_Link" text:visited-style-name="Index_20_Link">Extending the training time<text:tab/>32</text:a></text:p>
          <text:p text:style-name="P135"><text:a xlink:type="simple" xlink:href="#__RefHeading___Toc2965_79113747" text:style-name="Index_20_Link" text:visited-style-name="Index_20_Link">Behavior after extending training time<text:tab/>33</text:a></text:p>
          <text:p text:style-name="P136"><text:a xlink:type="simple" xlink:href="#__RefHeading___Toc4274_426302360" text:style-name="Index_20_Link" text:visited-style-name="Index_20_Link">Training when using no curiosity and smaller batch_size and buffer_size values<text:tab/>33</text:a></text:p>
          <text:p text:style-name="P135"><text:a xlink:type="simple" xlink:href="#__RefHeading___Toc2967_79113747" text:style-name="Index_20_Link" text:visited-style-name="Index_20_Link">Behavior<text:tab/>34</text:a></text:p>
          <text:p text:style-name="P136"><text:a xlink:type="simple" xlink:href="#__RefHeading___Toc2730_959539418" text:style-name="Index_20_Link" text:visited-style-name="Index_20_Link">Training when using normalization<text:tab/>35</text:a></text:p>
          <text:p text:style-name="P135"><text:a xlink:type="simple" xlink:href="#__RefHeading___Toc2732_959539418" text:style-name="Index_20_Link" text:visited-style-name="Index_20_Link">Behavior<text:tab/>36</text:a></text:p>
          <text:p text:style-name="P136"><text:a xlink:type="simple" xlink:href="#__RefHeading___Toc2734_959539418" text:style-name="Index_20_Link" text:visited-style-name="Index_20_Link">Training by rewarding only just touching the spheres<text:tab/>37</text:a></text:p>
          <text:p text:style-name="P135"><text:a xlink:type="simple" xlink:href="#__RefHeading___Toc2736_959539418" text:style-name="Index_20_Link" text:visited-style-name="Index_20_Link">Behavior<text:tab/>38</text:a></text:p>
          <text:p text:style-name="P136"><text:a xlink:type="simple" xlink:href="#__RefHeading___Toc3805_1447170999" text:style-name="Index_20_Link" text:visited-style-name="Index_20_Link">Training when only having to push two spheres<text:tab/>39</text:a></text:p>
          <text:p text:style-name="P136"><text:soft-page-break/><text:a xlink:type="simple" xlink:href="#__RefHeading___Toc3807_1447170999" text:style-name="Index_20_Link" text:visited-style-name="Index_20_Link">Training when using two stacked vectors<text:tab/>39</text:a></text:p>
          <text:p text:style-name="P135"><text:a xlink:type="simple" xlink:href="#__RefHeading___Toc3809_1447170999" text:style-name="Index_20_Link" text:visited-style-name="Index_20_Link">Behavior<text:tab/>41</text:a></text:p>
          <text:p text:style-name="P136"><text:a xlink:type="simple" xlink:href="#__RefHeading___Toc2545_556649589" text:style-name="Index_20_Link" text:visited-style-name="Index_20_Link">Training when using a visual input<text:tab/>42</text:a></text:p>
          <text:p text:style-name="P134"><text:a xlink:type="simple" xlink:href="#__RefHeading___Toc2896_2122279865" text:style-name="Index_20_Link" text:visited-style-name="Index_20_Link">Source code<text:tab/>45</text:a></text:p>
          <text:p text:style-name="P136"><text:a xlink:type="simple" xlink:href="#__RefHeading___Toc2898_2122279865" text:style-name="Index_20_Link" text:visited-style-name="Index_20_Link">RollerAgent.cs<text:tab/>45</text:a></text:p>
          <text:p text:style-name="P135"><text:a xlink:type="simple" xlink:href="#__RefHeading___Toc10930_2122279865" text:style-name="Index_20_Link" text:visited-style-name="Index_20_Link">Initialization and reset<text:tab/>45</text:a></text:p>
          <text:p text:style-name="P135"><text:a xlink:type="simple" xlink:href="#__RefHeading___Toc10932_2122279865" text:style-name="Index_20_Link" text:visited-style-name="Index_20_Link">Interacting with the environment<text:tab/>47</text:a></text:p>
          <text:p text:style-name="P135"><text:a xlink:type="simple" xlink:href="#__RefHeading___Toc10934_2122279865" text:style-name="Index_20_Link" text:visited-style-name="Index_20_Link">Obtaining observations<text:tab/>49</text:a></text:p>
          <text:p text:style-name="P136"><text:a xlink:type="simple" xlink:href="#__RefHeading___Toc7482_2262458615" text:style-name="Index_20_Link" text:visited-style-name="Index_20_Link">RollerArena.cs<text:tab/>51</text:a></text:p>
          <text:p text:style-name="P136"><text:a xlink:type="simple" xlink:href="#__RefHeading___Toc7484_2262458615" text:style-name="Index_20_Link" text:visited-style-name="Index_20_Link">RollerArenaAcademy.cs<text:tab/>52</text:a></text:p>
          <text:p text:style-name="P134"><text:a xlink:type="simple" xlink:href="#__RefHeading___Toc2713_3571800575" text:style-name="Index_20_Link" text:visited-style-name="Index_20_Link">Bibliography<text:tab/>53</text:a></text:p>
        </text:index-body>
      </text:table-of-content>
      <text:h text:style-name="P237" text:outline-level="1"/>
      <text:h text:style-name="P240" text:outline-level="1"><text:bookmark-start text:name="__RefHeading___Toc2708_3374773253"/>Introduction<text:bookmark-end text:name="__RefHeading___Toc2708_3374773253"/></text:h>
      <text:h text:style-name="P245"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Eventually better technology was available, stronger hardware was cheaper, and the demands of the players grew.</text:span></text:p>
      <text:p text:style-name="P2"><text:tab/><text:span text:style-name="T83">The characters in video games slowly became smarter and smarter. They are now interacting within a 3D environment, are actively searching for the player and becoming more and more life-like.</text:span></text:p>
      <text:p text:style-name="P2"><text:tab/><text:span text:style-name="T84">Racing games would have the enemy drivers trying to surpass you, to be faster then you, but it has to do all sorts of complex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3978004098" text:style-name="L1">
        <text:list-item>
          <text:p text:style-name="P137"><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38"><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39"><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text:span text:style-name="T323">to</text:span>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1"><draw:text-box fo:min-height="2.6083in"><text:p text:style-name="Illustration"><draw:frame draw:style-name="fr6" draw:name="Image4" text:anchor-type="as-char" svg:width="2.05in" style:rel-width="100%" svg:height="2.6083in" style:rel-height="scale" draw:z-index="54"><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sample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see the ragdoll running like a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9"><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245"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238" text:outline-level="1"><text:bookmark-start text:name="__RefHeading___Toc2715_3374773253"/>Used tools<text:bookmark-end text:name="__RefHeading___Toc2715_3374773253"/></text:h>
      <text:h text:style-name="P246"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247"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247"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2182738772" text:style-name="L2">
        <text:list-item>
          <text:p text:style-name="P140">Unity environment control from Python</text:p>
        </text:list-item>
        <text:list-item>
          <text:p text:style-name="P140">10+ sample Unity environments</text:p>
        </text:list-item>
        <text:list-item>
          <text:p text:style-name="P140">Support for multiple environment configurations and training scenarios</text:p>
        </text:list-item>
        <text:list-item>
          <text:p text:style-name="P140">Train memory-enhanced agents using deep reinforcement learning</text:p>
        </text:list-item>
        <text:list-item>
          <text:p text:style-name="P140">Easily definable Curriculum Learning scenarios</text:p>
        </text:list-item>
        <text:list-item>
          <text:p text:style-name="P140">Broadcasting of agent behavior for supervised learning</text:p>
        </text:list-item>
        <text:list-item>
          <text:p text:style-name="P140">Built-in support for Imitation Learning</text:p>
        </text:list-item>
        <text:list-item>
          <text:p text:style-name="P140">Flexible agent control with On Demand Decision Making</text:p>
        </text:list-item>
        <text:list-item>
          <text:p text:style-name="P140">Visualizing network outputs within the environment</text:p>
        </text:list-item>
        <text:list-item>
          <text:p text:style-name="P140">Simplified set-up with Docker</text:p>
        </text:list-item>
        <text:list-item>
          <text:p text:style-name="P140"><text:soft-page-break/>Wrap learning environments as a gym</text:p>
        </text:list-item>
      </text:list>
      <text:h text:style-name="P248"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249"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4018466725" text:style-name="L3">
        <text:list-item>
          <text:p text:style-name="P141"><text:span text:style-name="T5">CPU</text:span> : AMD Ryzen 7 2700X Eight-Core Processor</text:p>
          <text:p text:style-name="P141">8 physical cores, 16 logical cores, no overclocking, base speed 3.70 GHz</text:p>
        </text:list-item>
        <text:list-item>
          <text:p text:style-name="P141"><text:span text:style-name="T5">RAM</text:span> : 16 GB, 2400 MHz</text:p>
        </text:list-item>
        <text:list-item>
          <text:p text:style-name="P141"><text:span text:style-name="T5">GPU</text:span> : NVIDIA Geforce GTX 1080, 8GB</text:p>
        </text:list-item>
        <text:list-item>
          <text:p text:style-name="P141"><text:span text:style-name="T5">SSD #1</text:span> : KINGSTON SV300S37A120G</text:p>
        </text:list-item>
        <text:list-item>
          <text:p text:style-name="P141"><text:span text:style-name="T5">SSD #2</text:span> : Samsung SSD 850 EVO 250GB</text:p>
        </text:list-item>
        <text:list-item>
          <text:p text:style-name="P141"><text:span text:style-name="T5">OS</text:span> : Windows 10 Pro, 64-bit version</text:p>
          <text:p text:style-name="P141"/>
        </text:list-item>
      </text:list>
      <text:p text:style-name="P6"><text:tab/>Second, a Lenovo ideapad 330S laptop:</text:p>
      <text:list xml:id="list4222943334" text:style-name="L4">
        <text:list-item>
          <text:p text:style-name="P142"><text:span text:style-name="T5">CPU</text:span> : Intel® Core(TM) i5-8250U CPU</text:p>
          <text:p text:style-name="P142">4 physical cores, 8 logical cores, no overclocking, base speed 1.80 GHz</text:p>
        </text:list-item>
        <text:list-item>
          <text:p text:style-name="P142"><text:span text:style-name="T5">RAM</text:span> : 8 GB, 2400 MHz</text:p>
        </text:list-item>
        <text:list-item>
          <text:p text:style-name="P142"><text:span text:style-name="T6">SSD</text:span> : SanDisk SD9SB8W512G1101</text:p>
        </text:list-item>
        <text:list-item>
          <text:p text:style-name="P142"><text:span text:style-name="T5">OS</text:span> : Windows 10 Home, 32-bit version<text:tab/></text:p>
        </text:list-item>
      </text:list>
      <text:p text:style-name="P6"/>
      <text:h text:style-name="P239" text:outline-level="1"/>
      <text:h text:style-name="P241" text:outline-level="1"><text:bookmark-start text:name="__RefHeading___Toc1068_3724124105"/>Implementation<text:bookmark-end text:name="__RefHeading___Toc1068_3724124105"/></text:h>
      <text:h text:style-name="P250" text:outline-level="2"><text:bookmark-start text:name="__RefHeading___Toc1070_3724124105"/>How does the training environment look like?<text:bookmark-end text:name="__RefHeading___Toc1070_3724124105"/></text:h>
      <text:p text:style-name="P7"><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8"><text:line-break/></text:span>Illustration <text:sequence text:ref-name="refIllustration1" text:name="Illustration" text:formula="ooow:Illustration+1" style:num-format="1">2</text:sequence>: Screenshot of an arena</text:p></draw:text-box></draw:frame><text:tab/><text:span text:style-name="T14">In order to keep the environment simple to train, I have decided to create a simple game for the agent to train with.</text:span></text:p>
      <text:p text:style-name="P7"><text:tab/><text:span text:style-name="T14">The idea of the game for the agent or player is to control the black-and-white checkered sphere and push out of the stage all of the other colored spheres in a certain order. (seen in </text:span><text:span text:style-name="T14"><text:sequence-ref text:reference-format="category-and-value" text:ref-name="refIllustration1">Illustration 2</text:sequence-ref></text:span><text:span text:style-name="T14">)</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251"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2"><draw:text-box fo:min-height="0.7228in"><text:p text:style-name="Text"><draw:frame text:anchor-type="paragraph" draw:z-index="3" draw:name="Shape1" draw:style-name="gr1" draw:text-style-name="P297" svg:width="2.8335in" svg:height="0.7224in" svg:x="0in" svg:y="0in"><draw:text-box><text:p text:style-name="P296"><text:span text:style-name="T345">Vector3 controlSignal = Vector3.zero;</text:span></text:p><text:p text:style-name="P296"><text:span text:style-name="T345">controlSignal.x = vectorAction[0];</text:span></text:p><text:p text:style-name="P296"><text:span text:style-name="T345">controlSignal.z = vectorAction[1];</text:span></text:p><text:p text:style-name="P296"><text:span text:style-name="T345">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soft-page-break/><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252"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3559725475" text:style-name="L5">
        <text:list-item>
          <text:p text:style-name="P143">the agents current position on the X and Z axis</text:p>
        </text:list-item>
        <text:list-item>
          <text:p text:style-name="P143">the agents distance from the center of the stage</text:p>
        </text:list-item>
        <text:list-item>
          <text:p text:style-name="P143">the agents velocity on the X and Z axis</text:p>
        </text:list-item>
        <text:list-item>
          <text:p text:style-name="P143">the agents “mission” (a number that symbolizes which of the colored ball should it attempt to knock out)</text:p>
        </text:list-item>
        <text:list-item>
          <text:p text:style-name="P143">the position of the brown sphere relative to the agent on the X and Z axis</text:p>
        </text:list-item>
        <text:list-item>
          <text:p text:style-name="P143">the distance from the brown sphere to the agent</text:p>
        </text:list-item>
        <text:list-item>
          <text:p text:style-name="P143">the brown spheres distance from the center of the stage</text:p>
        </text:list-item>
        <text:list-item>
          <text:p text:style-name="P143">the brown spheres velocity on the X and Z axis</text:p>
        </text:list-item>
        <text:list-item>
          <text:p text:style-name="P143">the position of the <text:span text:style-name="T23">gray</text:span> sphere relative to the agent on the X and Z axis</text:p>
        </text:list-item>
        <text:list-item>
          <text:p text:style-name="P144">the distance from the <text:span text:style-name="T23">gray</text:span> sphere to the agent</text:p>
        </text:list-item>
        <text:list-item>
          <text:p text:style-name="P144">the <text:span text:style-name="T23">gray</text:span> spheres distance from the center of the stage</text:p>
        </text:list-item>
        <text:list-item>
          <text:p text:style-name="P144">the <text:span text:style-name="T23">gray</text:span> spheres velocity on the X and Z axis</text:p>
        </text:list-item>
        <text:list-item>
          <text:p text:style-name="P144"><text:soft-page-break/>the position of the <text:span text:style-name="T23">gold</text:span> sphere relative to the agent on the X and Z axis</text:p>
        </text:list-item>
        <text:list-item>
          <text:p text:style-name="P144">the distance from the <text:span text:style-name="T23">gold</text:span> sphere to the agent</text:p>
        </text:list-item>
        <text:list-item>
          <text:p text:style-name="P144">the <text:span text:style-name="T23">gold</text:span> spheres distance from the center of the stage</text:p>
        </text:list-item>
        <text:list-item>
          <text:p text:style-name="P144">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253" text:outline-level="2"><draw:frame draw:style-name="fr2" draw:name="Frame2" text:anchor-type="paragraph" svg:x="3.5075in" svg:y="0.5346in" svg:width="3.8965in" draw:z-index="4"><draw:text-box fo:min-height="1.6181in"><text:p text:style-name="Text"><draw:frame text:anchor-type="paragraph" draw:z-index="5" draw:name="Shape2" draw:style-name="gr2" draw:text-style-name="P298" svg:width="3.8961in" svg:height="1.3949in" svg:x="0in" svg:y="0in"><draw:text-box><text:p text:style-name="P296"><text:span text:style-name="T346">do</text:span></text:p><text:p text:style-name="P296"><text:span text:style-name="T345">{</text:span></text:p><text:p text:style-name="P296"><text:span text:style-name="T345"><text:s text:c="3"/></text:span><text:span text:style-name="T345">Vector2 r = Random.insideUnitCircle * arenaRadius;</text:span></text:p><text:p text:style-name="P296"><text:span text:style-name="T345"><text:s text:c="3"/></text:span><text:span text:style-name="T345">targetPosition = </text:span><text:span text:style-name="T346">new</text:span><text:span text:style-name="T345"> Vector3(r.x, spawnHeight,</text:span></text:p><text:p text:style-name="P296"><text:span text:style-name="T345"><text:s text:c="6"/></text:span><text:span text:style-name="T345">r.y);</text:span></text:p><text:p text:style-name="P296"><text:span text:style-name="T345"><text:s text:c="3"/></text:span><text:span text:style-name="T345">distanceToAgent = Vector3.Distance(transform.position, targetPosition);</text:span></text:p><text:p text:style-name="P296"><text:span text:style-name="T345">} </text:span><text:span text:style-name="T346">while</text:span><text:span text:style-name="T345"> (distanceToAgent &lt; 1.1f);</text:span></text:p><text:p text:style-name="P296"><text:span text:style-name="T345">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soft-page-break/><text:tab/><text:span text:style-name="T32">Simply moving them back on stage will cause them to keep moving with the same velocity as before, so in order to prevent that, the velocity and angularVelocity of all the target spheres must be set to Vector3.zero. </text:span></text:p>
      <text:h text:style-name="P254"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1409914853" text:style-name="L6">
        <text:list-item>
          <text:p text:style-name="P145">knocking out the brown sphere: 1/7 reward</text:p>
        </text:list-item>
        <text:list-item>
          <text:p text:style-name="P145">knocking out the gray sphere: 2/7 reward</text:p>
        </text:list-item>
        <text:list-item>
          <text:p text:style-name="P146">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169490029" text:style-name="L7">
        <text:list-item>
          <text:p text:style-name="P147">knock out the brown, gray and golden spheres in order: 1 reward</text:p>
        </text:list-item>
      </text:list>
      <text:h text:style-name="P255"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8"><text:line-break/></text:span>Illustration <text:sequence text:ref-name="refIllustration2" text:name="Illustration" text:formula="ooow:Illustration+1" style:num-format="1">3</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soft-page-break/><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2">3</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256"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773354192" text:style-name="L8">
        <text:list-item>
          <text:p text:style-name="P148">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149">curiosity_strength: 0.01 <text:span text:style-name="T64">=&gt; magnitude of intrinsic reward generated by Intrinsic Curiosity Module</text:span></text:p>
        </text:list-item>
        <text:list-item>
          <text:p text:style-name="P149">curiosity_enc_size: 256 <text:span text:style-name="T64">=&gt; the size of the encoding to use in the forward and inverse models in the Curiosity module</text:span></text:p>
        </text:list-item>
        <text:list-item>
          <text:p text:style-name="P149">summary_freq: 2000 <text:span text:style-name="T62">=&gt; how often, in steps, to save training statistics</text:span></text:p>
        </text:list-item>
        <text:list-item>
          <text:p text:style-name="P149">time_horizon: 128 <text:span text:style-name="T65">=&gt; how many steps of experience to collect per-agent before adding it to the experience buffer</text:span></text:p>
        </text:list-item>
        <text:list-item>
          <text:p text:style-name="P149">batch_size: 128 <text:span text:style-name="T67">=&gt; the number of experiences in each iteration of gradient descent</text:span></text:p>
        </text:list-item>
        <text:list-item>
          <text:p text:style-name="P149"><text:soft-page-break/>buffer_size: 2048 <text:span text:style-name="T68">=&gt; the number of experiences to collect before updating the policy model</text:span></text:p>
        </text:list-item>
        <text:list-item>
          <text:p text:style-name="P149">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149">num_layers: 3 <text:span text:style-name="T69">=&gt; the number of hidden layers in the neural network<text:line-break/>Again, I have chosen this number in order to attempt to make the agents learn more complicated problems.</text:span></text:p>
        </text:list-item>
        <text:list-item>
          <text:p text:style-name="P149">beta: 1.0e-2 <text:span text:style-name="T70">=&gt; corresponds to the strength of the entropy regularization, which makes the policy "more random."</text:span></text:p>
        </text:list-item>
        <text:list-item>
          <text:p text:style-name="P149">max_steps: 5.0e5 <text:span text:style-name="T71">=&gt; how many steps of simulations are run in total</text:span></text:p>
        </text:list-item>
        <text:list-item>
          <text:p text:style-name="P149">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239" text:outline-level="1"/>
      <text:h text:style-name="P242" text:outline-level="1"><text:bookmark-start text:name="__RefHeading___Toc2989_556649589"/>State of the art<text:bookmark-end text:name="__RefHeading___Toc2989_556649589"/></text:h>
      <text:h text:style-name="P257" text:outline-level="2"><text:bookmark-start text:name="__RefHeading___Toc2991_556649589"/>What is Proximal Policy Optimization?<text:bookmark-end text:name="__RefHeading___Toc2991_556649589"/></text:h>
      <text:p text:style-name="P94"><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4"><text:tab/><text:span text:style-name="T271">This algorithm is currently used by the ML-Agents plugin, which is implemented in TensorFlow.</text:span></text:p>
      <text:p text:style-name="P94"><text:tab/><text:span text:style-name="T272">Due to the fact that it is performing as good as or better than other state-of-the-art algorithms, it was also chosen by the OpenAI team as the default reinforcement learning algorithm.</text:span></text:p>
      <text:p text:style-name="P94"><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1"><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5"><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3"><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2"><text:span text:style-name="T53"><text:tab/></text:span><text:span text:style-name="T53"><draw:frame draw:style-name="fr8" draw:name="Object1" text:anchor-type="as-char" svg:y="-0.1929in" svg:width="3.6063in" svg:height="0.2535in" draw:z-index="35"><draw:object xlink:href="./Object 1" xlink:type="simple" xlink:show="embed" xlink:actuate="onLoad"/><draw:image xlink:href="./ObjectReplacements/Object 1" xlink:type="simple" xlink:show="embed" xlink:actuate="onLoad"/></draw:frame></text:span></text:p>
      <text:list xml:id="list2497978194" text:style-name="L9">
        <text:list-item>
          <text:p text:style-name="P150">θ is<text:span text:style-name="T56"> the policy parameter</text:span></text:p>
        </text:list-item>
        <text:list-item>
          <text:p text:style-name="P151"><text:span text:style-name="T266">Ê</text:span><text:span text:style-name="T267">t</text:span><text:span text:style-name="T268"> denotes the empirical expectation over </text:span><text:span text:style-name="T269">time steps</text:span></text:p>
        </text:list-item>
        <text:list-item>
          <text:p text:style-name="P151"><text:span text:style-name="T268">r</text:span><text:span text:style-name="T267">t</text:span><text:span text:style-name="T268"> <text:s/>is the ratio of the probability under the new and old policies, respectively</text:span></text:p>
        </text:list-item>
        <text:list-item>
          <text:p text:style-name="P150"><text:span text:style-name="T268">Â</text:span><text:span text:style-name="T267">t <text:s/></text:span><text:span text:style-name="T268">is the estimated advantage at time t</text:span></text:p>
        </text:list-item>
        <text:list-item>
          <text:p text:style-name="P152">ε is a hyperparameter, usually 0.1 or 0.2</text:p>
        </text:list-item>
      </text:list>
      <text:p text:style-name="Text_20_body"><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Text_20_body"><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258" text:outline-level="2"><text:bookmark-start text:name="__RefHeading___Toc5863_3132124119"/>What is Curriculum Learning?<text:bookmark-end text:name="__RefHeading___Toc5863_3132124119"/></text:h>
      <text:p text:style-name="P103"><text:tab/><text:span text:style-name="T317">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4"><text:tab/>This idea is based on how human children learn, they are given at the very beginning simple lessons, and once they understand the basics, they are introduced to more complex lessons.</text:p>
      <text:p text:style-name="P103"><text:tab/><text:span text:style-name="T317">Easing up the children to more and more complicated problem gradually helps them understand the intricacies. Seeing how well this can work in the real world, an attempt was made to simulate this for machines.</text:span></text:p>
      <text:p text:style-name="P103"><text:tab/><text:span text:style-name="T318">One of the ML-Agents sample training scenarios that uses curriculum learning is Wall Jump. The training scenario can be described as blue cube shaped machine agents is tasked with reaching a green target on the arena that it is placed on.</text:span></text:p>
      <text:p text:style-name="P103"><text:tab/><text:span text:style-name="T318">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3"><text:tab/><text:span text:style-name="T318">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3"><text:tab/><text:span text:style-name="T319">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3"><text:tab/><text:span text:style-name="T319">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103"><draw:frame draw:style-name="fr3" draw:name="Frame30" text:anchor-type="paragraph" svg:x="3.8819in" svg:y="0.0618in" svg:width="3.0146in" draw:z-index="62"><draw:text-box fo:min-height="1.5043in"><text:p text:style-name="Text"><draw:frame text:anchor-type="paragraph" draw:z-index="63" draw:name="Shape26" draw:style-name="gr26" draw:text-style-name="P317" svg:width="3.0142in" svg:height="1.5039in" svg:x="0in" svg:y="0in"><draw:text-box><text:p><text:span text:style-name="T365">{</text:span></text:p><text:p><text:span text:style-name="T365"><text:s text:c="2"/></text:span><text:span text:style-name="T365">"measure" : "progress",</text:span></text:p><text:p><text:span text:style-name="T365"><text:s text:c="2"/></text:span><text:span text:style-name="T365">"thresholds" : [0.1, 0.3, 0.5],</text:span></text:p><text:p><text:span text:style-name="T365"><text:s text:c="2"/></text:span><text:span text:style-name="T365">"min_lesson_length" : 100,</text:span></text:p><text:p><text:span text:style-name="T365"><text:s text:c="2"/></text:span><text:span text:style-name="T365">"signal_smoothing" : true,</text:span></text:p><text:p><text:span text:style-name="T365"><text:s text:c="2"/></text:span><text:span text:style-name="T365">"parameters" :</text:span></text:p><text:p><text:span text:style-name="T365"><text:s text:c="2"/></text:span><text:span text:style-name="T365">{</text:span></text:p><text:p><text:span text:style-name="T365"><text:s text:c="4"/></text:span><text:span text:style-name="T365">"big_wall_min_height" : [0.0, 4.0, 6.0, 8.0],</text:span></text:p><text:p><text:span text:style-name="T365"><text:s text:c="4"/></text:span><text:span text:style-name="T365">"big_wall_max_height" : [4.0, 7.0, 8.0, 8.0]</text:span></text:p><text:p><text:span text:style-name="T365"><text:s text:c="2"/></text:span><text:span text:style-name="T365">}</text:span></text:p><text:p><text:span text:style-name="T365">}</text:span></text:p></draw:text-box></draw:frame>Text <text:sequence text:ref-name="refText2" text:name="Text" text:formula="ooow:Text+1" style:num-format="1">3</text:sequence>: Curriculum structure example</text:p></draw:text-box></draw:frame><text:soft-page-break/><text:tab/><text:span text:style-name="T320">In ML-Agents, Curriculum Learning defines the “lessons” that the machine agent has to go through with the help of “metacurriculum” files (explained in more detail at </text:span><text:span text:style-name="T320"><text:bibliography-mark text:identifier="Training with Curriculum Learning" text:bibliography-type="www" text:url="https://github.com/Unity-Technologies/ml-agents/blob/master/docs/Training-Curriculum-Learning.md">[Training with Curriculum Learning]</text:bibliography-mark></text:span><text:span text:style-name="T320">).</text:span></text:p>
      <text:p text:style-name="P103"><text:tab/><text:span text:style-name="T321">Parameters have to be defined in the respective file that enables the TensorFlow API to control them. </text:span></text:p>
      <text:p text:style-name="P103"><text:tab/><text:span text:style-name="T322">For example in the Wall Jump sample training scenario there are the big_wall_min_height and big_wall_max_height parameters which are used in the Unity code to decide how tall to generate the wall.</text:span></text:p>
      <text:h text:style-name="P259" text:outline-level="2"><text:bookmark-start text:name="__RefHeading___Toc4769_2312976732"/>What is Deep Reinforcement Learning?<text:bookmark-end text:name="__RefHeading___Toc4769_2312976732"/></text:h>
      <text:p text:style-name="P105"><text:tab/><text:span text:style-name="T324">In order to answer the question of “What is Deep Reinforcement Learning?”, first we have to understand what is Reinforcement Learning by itself.</text:span></text:p>
      <text:p text:style-name="P105"><text:tab/><text:span text:style-name="T324">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5"><text:tab/><text:span text:style-name="T325">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5"><text:tab/><text:span text:style-name="T326">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5"><text:tab/><text:span text:style-name="T327">The machine agents in the ML-Agents plugin for Unity use deep reinforcement learning.</text:span></text:p>
      <text:p text:style-name="P105"><text:tab/><text:span text:style-name="T328">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28">bibliographic entry.</text:span></text:p>
      <text:h text:style-name="P260" text:outline-level="2"><text:bookmark-start text:name="__RefHeading___Toc3467_2768491446"/>What is Inverse Reinforcement Learning?<text:bookmark-end text:name="__RefHeading___Toc3467_2768491446"/></text:h>
      <text:p text:style-name="P106"><text:tab/><text:span text:style-name="T329">Reinforcement Learning is really great when attempting to train machine agents when a reward system can be easily defined. Typical reward systems give positive points for things such as finishing an important checkpoint in the task and completing the entire task, and negative points for doing bad things.</text:span></text:p>
      <text:p text:style-name="P106"><text:soft-page-break/><text:tab/><text:span text:style-name="T329">Typical example for bad things that a machine agent can do in a video game is losing health points, bashing against walls or just the simple passage of time can incur a negative reward.</text:span></text:p>
      <text:p text:style-name="P106"><text:tab/><text:span text:style-name="T330">While the reward system is easy to do when the task itself is also easy, it becomes incredibly difficult to define one when attempting to do a more complicated task.</text:span></text:p>
      <text:p text:style-name="P109"><text:tab/><text:span text:style-name="T331">Tasks that involve doing several things in the correct order can be approached in two ways:</text:span></text:p>
      <text:list xml:id="list1012438517" text:style-name="L10">
        <text:list-item>
          <text:p text:style-name="P153">give one single big positive reward at the end of task</text:p>
        </text:list-item>
      </text:list>
      <text:list xml:id="list2393350590" text:style-name="L11">
        <text:list-item>
          <text:p text:style-name="P154">give a small amount of positive reward points when reaching checkpoints in the task</text:p>
        </text:list-item>
      </text:list>
      <text:p text:style-name="P107"><text:tab/><text:span text:style-name="T332">The first way might be too sparse for the agent. It will receive a positive reward very rarely, the neural network will keep wondering and trying random values until something happens, but with a very small chance to happen.</text:span></text:p>
      <text:p text:style-name="P107"><text:tab/><text:span text:style-name="T332">And even if somehow the agent has fully completed task, was it because it was doing smart decisions? Or was it because of pure luck of how the environment was set up?</text:span></text:p>
      <text:p text:style-name="P107"><text:tab/><text:span text:style-name="T333">If it was by pure luck, the neural network will think it did something smart, and adjust it’s weights, which would be a bad thing.</text:span></text:p>
      <text:p text:style-name="P107"><text:tab/><text:span text:style-name="T334">Anyway, it will take a lot of time for meaningful progress to be made.</text:span></text:p>
      <text:p text:style-name="P107"><text:tab/><text:span text:style-name="T334">The other option would be to give gradual reward, in most cases that is good, if the developer can properly identify the value of the checkpoints that the agent is attempting to finish.</text:span></text:p>
      <text:p text:style-name="P107"><text:tab/><text:span text:style-name="T335">Here I propose a wild example, what if a developer has to train a self driving car, and has to choose what rewards should be given for all kinds of events. Of course, negative rewards would be given for hitting humans, hitting road bumps, hitting other cars or going too fast or slow.</text:span></text:p>
      <text:p text:style-name="P107"><text:tab/><text:span text:style-name="T336">Positive rewards would be given for things such as staying on the correct line on the road, using the proper speed, respecting the driving signs and semaphores.</text:span></text:p>
      <text:p text:style-name="P107"><text:tab/><text:span text:style-name="T336">What if, the machine agent that is currently controlling the car concludes that driving straight through a human would make it receive a bigger cumulative reward because attempting to avoid the human would make the car lower its speed, hit several road bumps and maybe crash into another stationary car.</text:span></text:p>
      <text:p text:style-name="P107"><text:tab/><text:span text:style-name="T337">In this example, the agent decided to take an action that resulted in a possibly better cumulative reward. Setting reward values manually could make the agent express such undesirable behavior.</text:span></text:p>
      <text:p text:style-name="P108"><text:tab/><text:span text:style-name="T338">Here comes Inverse Reinforcement Learning, which represents the problem of inferring the reward function of an observed agent (</text:span><text:span text:style-name="T338"><text:bibliography-mark text:identifier="A Survey of IRL" text:bibliography-type="article" text:author="Saurabh Arora, Prashant Doshi" text:month="Jun" text:title="A Survey of Inverse Reinforcement Learning: Challenges, Methods and Progress" text:year="2018" text:url="https://arxiv.org/abs/1806.06877">[A Survey of IRL]</text:bibliography-mark></text:span><text:span text:style-name="T338">). The observed agent could be a human, which demonstrates to the machine agent how it should act in an environment. </text:span></text:p>
      <text:p text:style-name="P155"><text:tab/>The responsibility of the machine agent is then to determine what could the reward values be for different events. An even better way of doing this is to also give explicit good and bad examples of how to act in the environment.</text:p>
      <text:p text:style-name="P108"><text:soft-page-break/><text:tab/><text:span text:style-name="T339">Coming back to the car example, certain events in the environment could be simply classified as good or bad. Driving at the right speed is a good event, which should receive a positive reward. Driving fast over a road bump is a bad event, and it should receive a negative reward.</text:span></text:p>
      <text:p text:style-name="P108"><text:tab/><text:span text:style-name="T340">A multitude of such sample runs might be needed for the machine agent to properly understand what positive or negative reward values should be given to each event. More complicated training environments with lots of distinct events might need a significant amount samples runs, and time to process them.</text:span></text:p>
      <text:p text:style-name="P108"><text:tab/><text:span text:style-name="T341">And even if proper reward values can be inferred, the training of machine agent hasn’t event started yet.</text:span></text:p>
      <text:p text:style-name="P107"><text:tab/></text:p>
      <text:p text:style-name="P105"><text:tab/></text:p>
      <text:h text:style-name="P241" text:outline-level="1"><text:bookmark-start text:name="__RefHeading___Toc1074_3724124105"/>Discovered observations<text:bookmark-end text:name="__RefHeading___Toc1074_3724124105"/></text:h>
      <text:h text:style-name="P261"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114">batch_size: <text:s text:c="4"/>128</text:p>
      <text:p text:style-name="P115">beta: <text:s text:c="2"/>0.01</text:p>
      <text:p text:style-name="P115">buffer_size: <text:s text:c="3"/>2048</text:p>
      <text:p text:style-name="P115">epsilon: <text:s text:c="7"/>0.2</text:p>
      <text:p text:style-name="P115">gamma: <text:s/>0.99</text:p>
      <text:p text:style-name="P115">hidden_units: <text:s text:c="2"/>512</text:p>
      <text:p text:style-name="P115">lambd: <text:s/>0.95</text:p>
      <text:p text:style-name="P115">learning_rate: <text:s/>0.0003</text:p>
      <text:p text:style-name="P115">max_steps: <text:s text:c="5"/>5.0e5</text:p>
      <text:p text:style-name="P115">normalize: <text:s text:c="5"/>False</text:p>
      <text:p text:style-name="P115">num_epoch: <text:s text:c="5"/>3</text:p>
      <text:p text:style-name="P115">num_layers: <text:s text:c="4"/>3</text:p>
      <text:p text:style-name="P115">time_horizon: <text:s text:c="2"/>128</text:p>
      <text:p text:style-name="P115">sequence_length: <text:s text:c="7"/>64</text:p>
      <text:p text:style-name="P115">summary_freq: <text:s text:c="2"/>2000</text:p>
      <text:p text:style-name="P115">use_recurrent: <text:s/>False</text:p>
      <text:p text:style-name="P115">memory_size: <text:s text:c="3"/>256</text:p>
      <text:p text:style-name="P115">use_curiosity: <text:s/>True</text:p>
      <text:p text:style-name="P115">curiosity_strength: <text:s text:c="4"/>0.01</text:p>
      <text:p text:style-name="P115">curiosity_enc_size: <text:s text:c="4"/>256</text:p>
      <text:p text:style-name="P113"><draw:frame draw:style-name="fr7" draw:name="Image3" text:anchor-type="paragraph" svg:x="4.1335in" svg:y="0.0665in" svg:width="2.75in" svg:height="2.2917in" draw:z-index="10"><draw:image xlink:href="Pictures/100002010000014A000001136856485E88D25DCB.png" xlink:type="simple" xlink:show="embed" xlink:actuate="onLoad" loext:mime-type="image/png"/></draw:frame><text:tab/></text:p>
      <text:p text:style-name="P113"><text:tab/><text:span text:style-name="T77">Secondly is to describe the particularities of environment created in Unity</text:span></text:p>
      <text:list xml:id="list1133911147" text:style-name="L12">
        <text:list-item>
          <text:p text:style-name="P290">all of the spheres have the same mass</text:p>
        </text:list-item>
        <text:list-item>
          <text:p text:style-name="P290">the main agent sphere moves by applying a force of 10 multiplied with vector that indicates where it desires to move</text:p>
        </text:list-item>
        <text:list-item>
          <text:p text:style-name="P291">the main agent sphere is given the relative position of all the other target spheres as observation <text:span text:style-name="T78">(not the absolute position in the game world)</text:span></text:p>
        </text:list-item>
        <text:list-item>
          <text:p text:style-name="P292">the “current mission” of the main agent sphere is coded as</text:p>
          <text:list>
            <text:list-item>
              <text:p text:style-name="P292">1 =&gt; push off the brown sphere</text:p>
            </text:list-item>
            <text:list-item>
              <text:p text:style-name="P292">2 =&gt; push off the gray sphere</text:p>
            </text:list-item>
            <text:list-item>
              <text:p text:style-name="P292">3 =&gt; push off the golden sphere</text:p>
            </text:list-item>
          </text:list>
        </text:list-item>
        <text:list-item>
          <text:p text:style-name="P292">failing to push the correct sphere just sets the agent as done and does not impose a negative reward</text:p>
        </text:list-item>
        <text:list-item>
          <text:p text:style-name="P292">the main agent sphere falling of the arena sets the agent as done and does not impose a negative reward</text:p>
        </text:list-item>
        <text:list-item>
          <text:p text:style-name="P292"><text:soft-page-break/>going over the “Max Step” value because the too much time was taken trying to complete the task does not impose a negative reward</text:p>
        </text:list-item>
        <text:list-item>
          <text:p text:style-name="P292">the simple passage of time does not a negative reward</text:p>
        </text:list-item>
        <text:list-item>
          <text:p text:style-name="P293">in this version of the training scenario, there are in total three spheres that have to be pushed off</text:p>
        </text:list-item>
        <text:list-item>
          <text:p text:style-name="P294">rewards are given gradually and proportionally to the number of spheres that have been pushed off</text:p>
          <text:list>
            <text:list-item>
              <text:p text:style-name="P294">1/3 reward for each of the 3 spheres that have been pushed off</text:p>
            </text:list-item>
          </text:list>
          <text:p text:style-name="P294"/>
          <text:p text:style-name="P291"/>
        </text:list-item>
      </text:list>
      <text:h text:style-name="P262"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8"><draw:text-box fo:min-height="3.5752in"><text:p text:style-name="Caption"><draw:frame text:anchor-type="paragraph" draw:z-index="9" draw:name="Shape3" draw:style-name="gr3" draw:text-style-name="P299" svg:width="2.1705in" svg:height="3.2921in" svg:x="0.052in" svg:y="0in"><draw:text-box><text:p><text:span text:style-name="T347">batch_size: <text:s text:c="4"/>128</text:span><text:span text:style-name="T347"><text:line-break/></text:span><text:span text:style-name="T347">beta: <text:s text:c="2"/>0.01</text:span><text:span text:style-name="T347"><text:line-break/></text:span><text:span text:style-name="T347">buffer_size: <text:s text:c="3"/>2048</text:span><text:span text:style-name="T347"><text:line-break/></text:span><text:span text:style-name="T347">epsilon: <text:s text:c="7"/>0.2</text:span><text:span text:style-name="T347"><text:line-break/></text:span><text:span text:style-name="T347">gamma: <text:s/>0.99</text:span><text:span text:style-name="T347"><text:line-break/></text:span><text:span text:style-name="T347">hidden_units: <text:s text:c="2"/>512</text:span><text:span text:style-name="T347"><text:line-break/></text:span><text:span text:style-name="T347">lambd: <text:s/>0.95</text:span><text:span text:style-name="T347"><text:line-break/></text:span><text:span text:style-name="T347">learning_rate: <text:s/>0.0003</text:span><text:span text:style-name="T347"><text:line-break/></text:span><text:span text:style-name="T347">max_steps: <text:s text:c="5"/>5.0e5</text:span><text:span text:style-name="T347"><text:line-break/></text:span><text:span text:style-name="T347">normalize: <text:s text:c="5"/>False</text:span><text:span text:style-name="T347"><text:line-break/></text:span><text:span text:style-name="T347">num_epoch: <text:s text:c="5"/>3</text:span><text:span text:style-name="T347"><text:line-break/></text:span><text:span text:style-name="T347">num_layers: <text:s text:c="4"/>3</text:span><text:span text:style-name="T347"><text:line-break/></text:span><text:span text:style-name="T347">time_horizon: <text:s text:c="2"/>128</text:span><text:span text:style-name="T347"><text:line-break/></text:span><text:span text:style-name="T347">sequence_length: <text:s text:c="7"/>64</text:span><text:span text:style-name="T347"><text:line-break/></text:span><text:span text:style-name="T347">summary_freq: <text:s text:c="2"/>2000</text:span><text:span text:style-name="T347"><text:line-break/></text:span><text:span text:style-name="T347">use_recurrent: <text:s/>False</text:span><text:span text:style-name="T347"><text:line-break/></text:span><text:span text:style-name="T347">memory_size: <text:s text:c="3"/>256</text:span><text:span text:style-name="T347"><text:line-break/></text:span><text:span text:style-name="T347">use_curiosity: <text:s/>True</text:span><text:span text:style-name="T347"><text:line-break/></text:span><text:span text:style-name="T347">curiosity_strength: <text:s text:c="4"/>0.01</text:span><text:span text:style-name="T347"><text:line-break/></text:span><text:span text:style-name="T347">curiosity_enc_size: <text:s text:c="4"/>256</text:span></text:p></draw:text-box></draw:frame>Default training parameters</text:p></draw:text-box></draw:frame><text:tab/><text:span text:style-name="T66">By using these training parameters, the mean reward slowly raised to these respective values:</text:span></text:p>
      <text:list xml:id="list1221979860" text:style-name="L13">
        <text:list-item>
          <text:p text:style-name="P156">0.124 at step 4000</text:p>
        </text:list-item>
        <text:list-item>
          <text:p text:style-name="P156">0.200 at step 10000</text:p>
        </text:list-item>
        <text:list-item>
          <text:p text:style-name="P158">0.322 at step 26000</text:p>
        </text:list-item>
        <text:list-item>
          <text:p text:style-name="P158">0.410 at step 112000</text:p>
        </text:list-item>
        <text:list-item>
          <text:p text:style-name="P158"><text:span text:style-name="T74">0.510 at step </text:span>258000</text:p>
        </text:list-item>
        <text:list-item>
          <text:p text:style-name="P159">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3295105569" text:style-name="L14">
        <text:list-item>
          <text:p text:style-name="P160">it is proactively trying to always stay on the arena</text:p>
        </text:list-item>
        <text:list-item>
          <text:p text:style-name="P160">in the vast majority of times it will first chase after the brown sphere to knock it off</text:p>
        </text:list-item>
        <text:list-item>
          <text:p text:style-name="P160">after the first brown sphere is knocked off it will chase after the gray one to also knock it off</text:p>
        </text:list-item>
        <text:list-item>
          <text:p text:style-name="P161">sometimes when attempting to push the brown or gray sphere, it may avoid the gold sphere</text:p>
          <text:p text:style-name="P194">Negative behaviors:</text:p>
        </text:list-item>
        <text:list-item>
          <text:p text:style-name="P295">when chasing the brown sphere, it sometimes moves the gray sphere by accidentally</text:p>
        </text:list-item>
        <text:list-item>
          <text:p text:style-name="P295"><text:soft-page-break/>after successfully knocking off the gray sphere, it just moves around and around the stage, it does not actively search for the gold sphere to knock it off the arena</text:p>
        </text:list-item>
        <text:list-item>
          <text:p text:style-name="P295">sometimes when attempting to push the brown or gray sphere, it may push the gold sphere out the stage too early by mistake</text:p>
        </text:list-item>
      </text:list>
      <text:p text:style-name="P25"><text:tab/></text:p>
      <text:h text:style-name="P263"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278"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2256407182" text:style-name="L15">
        <text:list-item>
          <text:p text:style-name="P162"><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162">it became incredibly good at not falling of the stage</text:p>
        </text:list-item>
        <text:list-item>
          <text:p text:style-name="P162">in comparison to the default case, once it pushed of the first two spheres, it is better at finding the last golden sphere to push it away</text:p>
        </text:list-item>
        <text:list-item>
          <text:p text:style-name="P170">sometimes is seen to avoid pushing other spheres thus avoiding a hard to mitigate billiard effect </text:p>
          <text:p text:style-name="P195">Negative behaviors:</text:p>
        </text:list-item>
        <text:list-item>
          <text:p text:style-name="P204">sometimes the machine agent slams into the golden sphere at the start of a round, thus knocking it out too early</text:p>
        </text:list-item>
        <text:list-item>
          <text:p text:style-name="P204">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204">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64"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17"><text:tab/>In comparison to the previous test case, where the result was given fully only at the end of a round, this machine agent is moving more chaotically. Most of the time its moving fast in circles, using it’s high velocity to smack out the other spheres.</text:p>
      <text:p text:style-name="P116"><text:tab/><text:span text:style-name="T9">Po</text:span><text:span text:style-name="T7">sitive behaviors:</text:span></text:p>
      <text:list xml:id="list203358256863916" text:continue-numbering="true" text:style-name="L15">
        <text:list-item>
          <text:p text:style-name="P171">actively chasing the first brown sphere to push it out</text:p>
        </text:list-item>
        <text:list-item>
          <text:p text:style-name="P163">it became incredibly good at not falling of the stage</text:p>
        </text:list-item>
        <text:list-item>
          <text:p text:style-name="P171">after taking out the brown sphere, it starts it’s chaotic spinning pattern, sometimes kicking out the metallic sphere</text:p>
        </text:list-item>
        <text:list-item>
          <text:p text:style-name="P171">the fact that it’s moving fast helps it finish the task faster in some cases</text:p>
          <text:p text:style-name="P196">Negative behaviors:</text:p>
        </text:list-item>
        <text:list-item>
          <text:p text:style-name="P205">sometimes the machine agent slams into the golden sphere at the start of a round, thus knocking it out too early</text:p>
        </text:list-item>
        <text:list-item>
          <text:p text:style-name="P207">due to the chaotic movement, it sometimes does mistakes at the very beginning of the round, such as knocking out the metallic or golden sphere</text:p>
        </text:list-item>
        <text:list-item>
          <text:p text:style-name="P208">does not actively search for the final golden sphere <text:span text:style-name="T153">after pushing out the metallic sphere</text:span></text:p>
        </text:list-item>
        <text:list-item>
          <text:p text:style-name="P209">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9"><text:tab/>Po</text:span><text:span text:style-name="T7">sitive behaviors:</text:span></text:p>
      <text:list xml:id="list203357718555544" text:continue-numbering="true" text:style-name="L15">
        <text:list-item>
          <text:p text:style-name="P172">actively chasing the first brown sphere to push it out</text:p>
        </text:list-item>
        <text:list-item>
          <text:p text:style-name="P164">it became incredibly good at not falling of<text:span text:style-name="T167">f </text:span>the stage</text:p>
        </text:list-item>
        <text:list-item>
          <text:p text:style-name="P176">sometimes is seen to chase metallic sphere in order to get the second reward</text:p>
        </text:list-item>
        <text:list-item>
          <text:p text:style-name="P176">sometimes seen to actively push on the final golden sphere if it comes into solid contact with it</text:p>
        </text:list-item>
        <text:list-item>
          <text:p text:style-name="P176">the more prudent nature of this agent makes it give a small push to the other spheres, as if it was played by a player</text:p>
          <text:p text:style-name="P197">Negative behaviors:</text:p>
        </text:list-item>
        <text:list-item>
          <text:p text:style-name="P206">sometimes the machine agent slams into the golden sphere at the start of a round, thus knocking it out too early</text:p>
        </text:list-item>
        <text:list-item>
          <text:p text:style-name="P210">sometimes seen to be too afraid to approach the metallic sphere if the golden one is nearby to it</text:p>
        </text:list-item>
        <text:list-item>
          <text:p text:style-name="P210">in about 50% of times, it does not attempt to chase after the last golden sphere, only to spin around in the safety of the arena</text:p>
        </text:list-item>
        <text:list-item>
          <text:p text:style-name="P213">sometimes too afraid <text:span text:style-name="T176">of the</text:span> spheres that are very close to the edge of the arena</text:p>
        </text:list-item>
      </text:list>
      <text:h text:style-name="P265"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203357019562816" text:continue-list="list1221979860" text:style-name="L13">
        <text:list-item>
          <text:p text:style-name="P157"><text:span text:style-name="T172">training step </text:span>6000, <text:span text:style-name="T172">m</text:span>ean <text:span text:style-name="T172">r</text:span>eward 0.117</text:p>
        </text:list-item>
        <text:list-item>
          <text:p text:style-name="P157"><text:span text:style-name="T172">training step</text:span> 12000, <text:span text:style-name="T172">m</text:span>ean <text:span text:style-name="T172">r</text:span>eward 0.219</text:p>
        </text:list-item>
        <text:list-item>
          <text:p text:style-name="P157"><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157"><text:span text:style-name="T174">training step </text:span>84000, <text:span text:style-name="T174">m</text:span>ean <text:span text:style-name="T174">r</text:span>eward 0.401</text:p>
        </text:list-item>
        <text:list-item>
          <text:p text:style-name="P157"><text:span text:style-name="T175">training step </text:span>242000, <text:span text:style-name="T175">m</text:span>ean <text:span text:style-name="T175">r</text:span>eward 0.524</text:p>
        </text:list-item>
        <text:list-item>
          <text:p text:style-name="P228">training step 326000, mean reward 0.601</text:p>
        </text:list-item>
        <text:list-item>
          <text:p text:style-name="P229">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30">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279"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203358204103620" text:continue-list="list203357718555544" text:style-name="L15">
        <text:list-item>
          <text:p text:style-name="P173">actively chasing the first brown sphere to push it out</text:p>
        </text:list-item>
        <text:list-item>
          <text:p text:style-name="P177">the spheres tend to be more confidently pushed; not afraid to go to spheres that are on the edge of the arena</text:p>
        </text:list-item>
        <text:list-item>
          <text:p text:style-name="P177">seen one attempt of trying to stop the golden sphere from being pushed off the stage when touching it by accident; it’s almost is as if it doesn’t want to lose the game too early</text:p>
        </text:list-item>
        <text:list-item>
          <text:p text:style-name="P165">it became incredibly good at not falling of<text:span text:style-name="T167">f </text:span>the stage</text:p>
        </text:list-item>
        <text:list-item>
          <text:p text:style-name="P177">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78">sometimes when the golden sphere is left last, the slightly chaotic movement of the machine agent might give a light tap to the respective sphere and knock it off</text:p>
          <text:p text:style-name="P198">Negative behaviors:</text:p>
        </text:list-item>
        <text:list-item>
          <text:p text:style-name="P215">it doesn’t seem to understand that when it’s pushing the brown sphere and it hits another sphere there might be a chance that the second sphere is knocked off too early</text:p>
        </text:list-item>
        <text:list-item>
          <text:p text:style-name="P211">sometimes seen to be too afraid to approach the metallic sphere if the golden one is nearby to it</text:p>
        </text:list-item>
        <text:list-item>
          <text:p text:style-name="P215">has difficulty understanding how to chase the last golden sphere <text:span text:style-name="T181">when it is its turn to be knocked off</text:span></text:p>
        </text:list-item>
        <text:list-item>
          <text:p text:style-name="P212">in about 50% of times, it does not attempt to chase after the last golden sphere, only to spin around in the safety of the arena</text:p>
        </text:list-item>
        <text:list-item>
          <text:p text:style-name="P214">sometimes too afraid of the spheres that are very close to the edge of the arena</text:p>
        </text:list-item>
      </text:list>
      <text:h text:style-name="P280"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281"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18"><text:span text:style-name="T9"><text:tab/>Po</text:span><text:span text:style-name="T7">sitive behaviors:</text:span></text:p>
      <text:list xml:id="list203358746997228" text:continue-numbering="true" text:style-name="L15">
        <text:list-item>
          <text:p text:style-name="P179">sometimes observed to expertly avoid spheres that don’t have be pushed yet in order to correctly go for the right one</text:p>
        </text:list-item>
        <text:list-item>
          <text:p text:style-name="P179">sometimes observed that it gives only a slight velocity to some of the spheres so that it may move to other spheres to finish the task faster</text:p>
        </text:list-item>
        <text:list-item>
          <text:p text:style-name="P180">the machine agent is still good at staying on the stage</text:p>
        </text:list-item>
        <text:list-item>
          <text:p text:style-name="P181">when the last golden sphere is left alone on the stage, it seems to understand that and goes directly to it to push it off, <text:span text:style-name="T196">instead of just spinning around in the stage and hitting it by accident</text:span></text:p>
        </text:list-item>
        <text:list-item>
          <text:p text:style-name="P182"><text:span text:style-name="T197">most of the time </text:span>not afraid to go after spheres that are near the edge of the arena</text:p>
          <text:p text:style-name="P199">Negative behaviors:</text:p>
        </text:list-item>
        <text:list-item>
          <text:p text:style-name="P217">seen many times to push the brown sphere by mistake into the golden or metallic sphere, thus triggering a chain reaction of movement, <text:span text:style-name="T195">making them fall too early</text:span></text:p>
        </text:list-item>
        <text:list-item>
          <text:p text:style-name="P218">the machine agent is seen sometimes to fall of stage because it accumulated too much velocity</text:p>
        </text:list-item>
        <text:list-item>
          <text:p text:style-name="P216">it doesn’t seem to understand that when it’s pushing the brown sphere and it hits another sphere there might be a chance that the second sphere is knocked off too early</text:p>
        </text:list-item>
        <text:list-item>
          <text:p text:style-name="P219">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266"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2031269648" text:style-name="L16">
        <text:list-item>
          <text:p text:style-name="P231">use_curiosity: false</text:p>
        </text:list-item>
        <text:list-item>
          <text:p text:style-name="P231">batch_size: 64</text:p>
        </text:list-item>
        <text:list-item>
          <text:p text:style-name="P231">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282" text:outline-level="3"><text:bookmark-start text:name="__RefHeading___Toc2967_79113747"/>Behavior<text:bookmark-end text:name="__RefHeading___Toc2967_79113747"/></text:h>
      <text:p text:style-name="P66"><text:span text:style-name="T9"><text:tab/></text:span><text:span text:style-name="T94">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203357747681491" text:continue-list="list203358746997228" text:style-name="L15">
        <text:list-item>
          <text:p text:style-name="P174">actively chasing the first brown sphere to push it out</text:p>
        </text:list-item>
        <text:list-item>
          <text:p text:style-name="P183">sometimes observed to give a very solid hit to the other spheres when it sees that it has clear path <text:span text:style-name="T199">to do that</text:span></text:p>
        </text:list-item>
        <text:list-item>
          <text:p text:style-name="P166">it became incredibly good at not falling of<text:span text:style-name="T167">f </text:span>the stage</text:p>
        </text:list-item>
        <text:list-item>
          <text:p text:style-name="P185"><text:soft-page-break/>seems to understand that it has to push the spheres off the stage in the correct order</text:p>
        </text:list-item>
        <text:list-item>
          <text:p text:style-name="P187">seems to understand sometimes that the velocity of the spheres <text:span text:style-name="T202">is a good indicator for finding out if they are going to fall off soon</text:span></text:p>
          <text:p text:style-name="P200">Negative behaviors:</text:p>
        </text:list-item>
        <text:list-item>
          <text:p text:style-name="P220">sometimes locks up (makes only very small movements, as if it’s stuck) when it has to push the last golden sphere</text:p>
        </text:list-item>
        <text:list-item>
          <text:p text:style-name="P220">doesn’t really understand that colliding spheres together might send them off the stage too early </text:p>
        </text:list-item>
        <text:list-item>
          <text:p text:style-name="P221">when the stage resets, the machine agent might have a very great velocity from the previous stage, thus accidentally slamming into a new sphere, which might not be a brown <text:span text:style-name="T200">one</text:span></text:p>
        </text:list-item>
        <text:list-item>
          <text:p text:style-name="P222">sometimes seen to spin around the stage when only the golden sphere is left on stage; <text:span text:style-name="T201">it doesn’t seem to go directly for it</text:span></text:p>
        </text:list-item>
      </text:list>
      <text:h text:style-name="P267"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283"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203358966810735" text:continue-numbering="true" text:style-name="L15">
        <text:list-item>
          <text:p text:style-name="P175">actively chasing the first brown sphere to push it out</text:p>
        </text:list-item>
        <text:list-item>
          <text:p text:style-name="P184">sometimes observed to give a very solid hit to the other spheres when it sees that it has clear path <text:span text:style-name="T199">to do that</text:span></text:p>
        </text:list-item>
        <text:list-item>
          <text:p text:style-name="P167">it became good at not falling of<text:span text:style-name="T167">f </text:span>the stage</text:p>
        </text:list-item>
        <text:list-item>
          <text:p text:style-name="P186">seems to understand that it has to push the spheres off the stage in the correct order</text:p>
          <text:p text:style-name="P201">Negative behaviors:</text:p>
        </text:list-item>
        <text:list-item>
          <text:p text:style-name="P223">doesn’t really understand that colliding the goal spheres between them might result in them falling too early</text:p>
        </text:list-item>
        <text:list-item>
          <text:p text:style-name="P223">overly favoring movement on the X axis makes it very reluctant to chase rare cases when the current goal sphere is directly above or below on Z axis </text:p>
        </text:list-item>
        <text:list-item>
          <text:p text:style-name="P224">does not seem to understand the velocity of the spheres; <text:span text:style-name="T216">it’s not taken into consideration so that it may finish the task faster</text:span></text:p>
        </text:list-item>
      </text:list>
      <text:p text:style-name="P62"/>
      <text:h text:style-name="P268"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1856605697" text:style-name="L17">
        <text:list-item>
          <text:p text:style-name="P232">962090, <text:span text:style-name="T225">mean reward 0.809</text:span></text:p>
        </text:list-item>
        <text:list-item>
          <text:p text:style-name="P232">1132090, <text:span text:style-name="T226">mean reward 0.098</text:span></text:p>
        </text:list-item>
        <text:list-item>
          <text:p text:style-name="P232">1256090, <text:span text:style-name="T227">mean reward 0.380</text:span></text:p>
        </text:list-item>
        <text:list-item>
          <text:p text:style-name="P233">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84"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19"><text:span text:style-name="T9"><text:tab/>Po</text:span><text:span text:style-name="T7">sitive behaviors:</text:span></text:p>
      <text:list xml:id="list203357979104516" text:continue-list="list203358966810735" text:style-name="L15">
        <text:list-item>
          <text:p text:style-name="P188">it has learned to dodge spheres that must not be touched yet in order to chase the one that the current mission points it to</text:p>
        </text:list-item>
        <text:list-item>
          <text:p text:style-name="P188">it has learned to go the spheres in the correct order</text:p>
        </text:list-item>
        <text:list-item>
          <text:p text:style-name="P168">it became good at not falling of<text:span text:style-name="T167">f </text:span>the stage</text:p>
        </text:list-item>
        <text:list-item>
          <text:p text:style-name="P188">when the line between the machine agent and the current mission sphere is clear, it moves with a confident speed towards it</text:p>
          <text:p text:style-name="P202">Negative behaviors:</text:p>
        </text:list-item>
        <text:list-item>
          <text:p text:style-name="P225">sometimes it has bad luck because of the way the stage is generated; any remaining velocity from the machine agent might propel it in a newly spawned sphere that might not be correct one at that time</text:p>
        </text:list-item>
        <text:list-item>
          <text:p text:style-name="P225">sometimes seen to be too afraid of dodging both the metallic and golden sphere in order to reach the brown sphere, even though there is sufficient space between them</text:p>
        </text:list-item>
        <text:list-item>
          <text:p text:style-name="P225">rarely seen to fall outside the stage because the remaining velocity of the machine agent after hitting the last sphere from the previous run is still too great</text:p>
        </text:list-item>
      </text:list>
      <text:h text:style-name="P269"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270"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4"><draw:image xlink:href="Pictures/10000201000001110000006D46319C342D2E91EA.png" xlink:type="simple" xlink:show="embed" xlink:actuate="onLoad" loext:mime-type="image/png"/></draw:frame><text:span text:style-name="T58"><text:line-break/></text:span>Illustration <text:sequence text:ref-name="refIllustration3" text:name="Illustration" text:formula="ooow:Illustration+1" style:num-format="1">4</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3">Illustration 4</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ext:span><text:soft-page-break/><text:span text:style-name="T239">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soft-page-break/><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285" text:outline-level="3"><text:bookmark-start text:name="__RefHeading___Toc3809_1447170999"/>Behavior<text:bookmark-end text:name="__RefHeading___Toc3809_1447170999"/></text:h>
      <text:p text:style-name="P120"><text:span text:style-name="T9">Po</text:span><text:span text:style-name="T7">sitive behaviors:</text:span></text:p>
      <text:list xml:id="list203358050514205" text:continue-numbering="true" text:style-name="L15">
        <text:list-item>
          <text:p text:style-name="P190">it became good at chasing the first brown sphere</text:p>
        </text:list-item>
        <text:list-item>
          <text:p text:style-name="P189">it has learned to go the spheres in the correct order</text:p>
        </text:list-item>
        <text:list-item>
          <text:p text:style-name="P169">it became <text:span text:style-name="T257">incredibly</text:span> good at not falling of<text:span text:style-name="T167">f </text:span>the stage</text:p>
        </text:list-item>
        <text:list-item>
          <text:p text:style-name="P190">after pushing off the brown sphere, it is seen to chase after the metallic sphere</text:p>
        </text:list-item>
        <text:list-item>
          <text:p text:style-name="P191">it is seen sometimes to give first a small impact to the metallic sphere in order to make it move slowly, and then slam hard into the brown sphere to take it out first</text:p>
        </text:list-item>
        <text:list-item>
          <text:p text:style-name="P192"><text:soft-page-break/>rarely seen to give a small velocity to each of the spheres in order to push them all out sequentially in the right order, even though the first brown sphere didn’t even fall out yet</text:p>
        </text:list-item>
        <text:list-item>
          <text:p text:style-name="P193">seen to avoid the metallic sphere when it’s current mission is to push off the brown sphere</text:p>
          <text:p text:style-name="P203">Negative behaviors:</text:p>
        </text:list-item>
        <text:list-item>
          <text:p text:style-name="P226">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26">seen several times that the strategy of pushing first the metallic sphere fails horribly because it doesn’t chase the brown sphere fast enough</text:p>
        </text:list-item>
        <text:list-item>
          <text:p text:style-name="P226">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27">seen sometimes to attempt to stop spheres from falling off when it’s not their turn, only to push them even faster then intended out</text:p>
        </text:list-item>
      </text:list>
      <text:p text:style-name="P63"/>
      <text:h text:style-name="P271"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3">inputs per action</text:span></text:p>
      <text:p text:style-name="P86"><text:span text:style-name="T95">6220800 inputs per action * 30 frames per second </text:span><text:span text:style-name="T263">= </text:span><text:span text:style-name="T10">186624000 inputs </text:span><text:span text:style-name="T11">per second</text:span><text:span text:style-name="T10">!!!</text:span></text:p>
      <text:p text:style-name="P84"><text:soft-page-break/><text:span text:style-name="T10"><text:tab/></text:span><text:span text:style-name="T95">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38"><draw:frame draw:style-name="fr4" draw:name="Frame7" text:anchor-type="paragraph" svg:width="6.9252in" draw:z-index="13"><draw:text-box fo:min-height="3.2571in"><text:p text:style-name="P129"><draw:frame draw:style-name="fr6" draw:name="Image6" text:anchor-type="as-char" svg:width="6.9252in" style:rel-width="100%" svg:height="3.2571in" style:rel-height="scale" draw:z-index="16"><draw:image xlink:href="Pictures/10000201000004F1000002532733BE9331B26B46.png" xlink:type="simple" xlink:show="embed" xlink:actuate="onLoad" loext:mime-type="image/png"/></draw:frame><text:span text:style-name="T58"><text:line-break/></text:span>Illustration <text:sequence text:ref-name="refIllustration4" text:name="Illustration" text:formula="ooow:Illustration+1" style:num-format="1">5</text:sequence>: Roller <text:span text:style-name="T264">Camera </text:span>Agent Training Environment</text:p></draw:text-box></draw:frame></text:p>
      <text:p text:style-name="P84"><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4"><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4"><text:soft-page-break/><text:span text:style-name="T101"><text:tab/></text:span><text:span text:style-name="T103">In </text:span><text:span text:style-name="T103"><text:sequence-ref text:reference-format="category-and-value" text:ref-name="refIllustration4">Illustration 5</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5"><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7"><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7"><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275" text:outline-level="2">Training when using Curriculum Learning</text:h>
      <text:p text:style-name="P235"><text:tab/><text:span text:style-name="T342">All the training sessions until now have attempted to teach the machine agent an unchanging task from start to finish. Some of the training sessions had simpler requirements, such as pushing off the stage only two of the spheres.</text:span></text:p>
      <text:p text:style-name="P235"><text:tab/><text:span text:style-name="T343">Teaching the machine agent a complicated task that is composed from smaller missions can be difficult and time consuming. One solution to this might be to gradually raise the difficulty of the task.</text:span></text:p>
      <text:p text:style-name="P235"><text:tab/><text:span text:style-name="T344">A naive approach to this would be to start the number of spheres that have to be pushed with one, and after a certain fixed amount of time, increase the number to two, then again after some time to three.</text:span></text:p>
      <text:p text:style-name="P236"><text:tab/><text:span text:style-name="T344">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236"><text:span text:style-name="T344"><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span></text:p>
      <text:p text:style-name="P235"><text:tab/><text:span text:style-name="T344">The machine agent would now have to learn how to push off three spheres, while it was still struggling with just two.</text:span></text:p>
      <text:h text:style-name="P243" text:outline-level="1"><text:bookmark-start text:name="__RefHeading___Toc2896_2122279865"/>Source code<text:bookmark-end text:name="__RefHeading___Toc2896_2122279865"/></text:h>
      <text:h text:style-name="P272" text:outline-level="2"><text:bookmark-start text:name="__RefHeading___Toc2898_2122279865"/>RollerAgent.cs<text:bookmark-end text:name="__RefHeading___Toc2898_2122279865"/></text:h>
      <text:p text:style-name="P97"><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100"><text:tab/>The class was designed to have some flexibility regarding how the training environment is handled. Features can be enabled and disabled by changing boolean and integer variables that will be shown below.</text:p>
      <text:h text:style-name="P286" text:outline-level="3"><text:bookmark-start text:name="__RefHeading___Toc10930_2122279865"/>Initialization and reset<text:bookmark-end text:name="__RefHeading___Toc10930_2122279865"/></text:h>
      <text:p text:style-name="P96"><draw:frame draw:style-name="fr5" draw:name="Frame8" text:anchor-type="paragraph" svg:x="4.3575in" svg:y="-0.039in" svg:width="2.5047in" draw:z-index="15"><draw:text-box fo:min-height="1.7165in"><text:p text:style-name="Text"><draw:frame text:anchor-type="paragraph" draw:z-index="17" draw:name="Shape4" draw:style-name="gr4" draw:text-style-name="P301" svg:width="2.4453in" svg:height="1.3197in" svg:x="0.0291in" svg:y="0in"><draw:text-box><text:p text:style-name="P300"><text:span text:style-name="T348">Rigidbody </text:span><text:span text:style-name="T349">rBody;</text:span></text:p><text:p text:style-name="P300"><text:span text:style-name="T348">public</text:span><text:span text:style-name="T349"> </text:span><text:span text:style-name="T348">Vector3</text:span><text:span text:style-name="T349"> arenaPosition;</text:span></text:p><text:p text:style-name="P300"><text:span text:style-name="T348">public</text:span><text:span text:style-name="T349"> </text:span><text:span text:style-name="T348">GameObject</text:span><text:span text:style-name="T349"> target1;</text:span></text:p><text:p text:style-name="P300"><text:span text:style-name="T348">public</text:span><text:span text:style-name="T349"> </text:span><text:span text:style-name="T348">GameObject</text:span><text:span text:style-name="T349"> target2;</text:span></text:p><text:p text:style-name="P300"><text:span text:style-name="T348">public</text:span><text:span text:style-name="T349"> </text:span><text:span text:style-name="T348">GameObject</text:span><text:span text:style-name="T349"> target3;</text:span></text:p><text:p text:style-name="P300"><text:span text:style-name="T348">private</text:span><text:span text:style-name="T349"> </text:span><text:span text:style-name="T348">Rigidbody</text:span><text:span text:style-name="T349"> target1RigidBody;</text:span></text:p><text:p text:style-name="P300"><text:span text:style-name="T348">private</text:span><text:span text:style-name="T349"> </text:span><text:span text:style-name="T348">Rigidbody</text:span><text:span text:style-name="T349"> target2RigidBody;</text:span></text:p><text:p text:style-name="P300"><text:span text:style-name="T348">private</text:span><text:span text:style-name="T349"> </text:span><text:span text:style-name="T348">Rigidbody</text:span><text:span text:style-name="T349"> target3RigidBody;</text:span></text:p><text:p text:style-name="P300"><text:span text:style-name="T348">public</text:span><text:span text:style-name="T349"> </text:span><text:span text:style-name="T348">float</text:span><text:span text:style-name="T349"> speed;</text:span></text:p></draw:text-box></draw:frame>Text <text:sequence text:ref-name="refText3" text:name="Text" text:formula="ooow:Text+1" style:num-format="1">4</text:sequence>: RollerAgent objects and variable</text:p></draw:text-box></draw:frame><text:tab/><text:span text:style-name="T276">In </text:span><text:span text:style-name="T276"><text:sequence-ref text:reference-format="category-and-value" text:ref-name="refText3">Text 4</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6"><text:tab/><text:span text:style-name="T277">All of the RigidBody objects are for convenience; reduce further down in the code the amount of calls to the function GetComponent&lt;Rigidbody&gt;().</text:span></text:p>
      <text:p text:style-name="P96"><text:tab/><text:span text:style-name="T277">The speed variable is for controlling how fast should the RollerAgent be allowed to move.</text:span></text:p>
      <text:p text:style-name="P123"><draw:frame draw:style-name="fr5" draw:name="Frame9" text:anchor-type="paragraph" svg:x="2.8354in" svg:y="-0.1146in" svg:width="4.0075in" draw:z-index="18"><draw:text-box fo:min-height="1.1252in"><text:p text:style-name="Text"><draw:frame text:anchor-type="paragraph" draw:z-index="19" draw:name="Shape5" draw:style-name="gr5" draw:text-style-name="P301" svg:width="3.9539in" svg:height="0.7413in" svg:x="0.0264in" svg:y="0in"><draw:text-box><text:p text:style-name="P300"><text:span text:style-name="T348">private</text:span><text:span text:style-name="T349"> </text:span><text:span text:style-name="T348">const</text:span><text:span text:style-name="T349"> </text:span><text:span text:style-name="T348">bool</text:span><text:span text:style-name="T349"> giveGradualRewardForEachSphere = </text:span><text:span text:style-name="T348">true</text:span><text:span text:style-name="T349">;</text:span></text:p><text:p text:style-name="P300"><text:span text:style-name="T348">private</text:span><text:span text:style-name="T349"> </text:span><text:span text:style-name="T348">const</text:span><text:span text:style-name="T349"> </text:span><text:span text:style-name="T348">bool</text:span><text:span text:style-name="T349"> eachMissionIsItsOwnBoolean = </text:span><text:span text:style-name="T348">false</text:span><text:span text:style-name="T349">;</text:span></text:p><text:p text:style-name="P300"><text:span text:style-name="T348">private</text:span><text:span text:style-name="T349"> </text:span><text:span text:style-name="T348">const</text:span><text:span text:style-name="T349"> </text:span><text:span text:style-name="T348">bool</text:span><text:span text:style-name="T349"> rewardOnTouch = </text:span><text:span text:style-name="T348">false</text:span><text:span text:style-name="T349">;</text:span></text:p><text:p text:style-name="P300"><text:span text:style-name="T348">private</text:span><text:span text:style-name="T349"> </text:span><text:span text:style-name="T348">int</text:span><text:span text:style-name="T349"> numberOfTargets = </text:span><text:span text:style-name="T350">3</text:span><text:span text:style-name="T349">;</text:span></text:p><text:p text:style-name="P300"><text:span text:style-name="T348">private</text:span><text:span text:style-name="T349"> </text:span><text:span text:style-name="T348">int</text:span><text:span text:style-name="T349"> currentMission = </text:span><text:span text:style-name="T350">1</text:span><text:span text:style-name="T349">;</text:span></text:p></draw:text-box></draw:frame>Text <text:sequence text:ref-name="refText4" text:name="Text" text:formula="ooow:Text+1" style:num-format="1">5</text:sequence>: RollerAgent training environment modifiers and current mission variable</text:p></draw:text-box></draw:frame><text:tab/><text:span text:style-name="T278">In </text:span><text:span text:style-name="T278"><text:sequence-ref text:reference-format="category-and-value" text:ref-name="refText4">Text 5</text:sequence-ref></text:span><text:span text:style-name="T278"><text:s/>can be seen the variable that control how the training environment is interacting with the RollerAgent itself. </text:span></text:p>
      <text:p text:style-name="P123"><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23"><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23"><text:tab/><text:span text:style-name="T280">The rewardOnTouch flag controls whether the RollerAgent has to push off the stage the target spheres or if it is enough to just simply touch in order to get a reward and complete a mission.</text:span></text:p>
      <text:p text:style-name="P123"><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23"><draw:frame draw:style-name="fr5" draw:name="Frame10" text:anchor-type="paragraph" svg:x="4.0465in" svg:y="0.0209in" svg:width="2.8598in" draw:z-index="20"><draw:text-box fo:min-height="1.4634in"><text:p text:style-name="Text"><draw:frame text:anchor-type="paragraph" draw:z-index="21" draw:name="Shape6" draw:style-name="gr6" draw:text-style-name="P301" svg:width="2.8087in" svg:height="1.2335in" svg:x="0.0256in" svg:y="0in"><draw:text-box><text:p text:style-name="P300"><text:span text:style-name="T348">public</text:span><text:span text:style-name="T349"> </text:span><text:span text:style-name="T348">override</text:span><text:span text:style-name="T349"> </text:span><text:span text:style-name="T348">void</text:span><text:span text:style-name="T349"> InitializeAgent() </text:span><text:span text:style-name="T351">{</text:span></text:p><text:p text:style-name="P300"><text:span text:style-name="T348"><text:s text:c="2"/></text:span><text:span text:style-name="T348">if</text:span><text:span text:style-name="T349">(numberOfTargets &lt; </text:span><text:span text:style-name="T350">1</text:span><text:span text:style-name="T349">) </text:span><text:span text:style-name="T351">{</text:span></text:p><text:p text:style-name="P300"><text:span text:style-name="T349"><text:s text:c="4"/></text:span><text:span text:style-name="T349">numberOfTargets = </text:span><text:span text:style-name="T350">1</text:span><text:span text:style-name="T349">;</text:span></text:p><text:p text:style-name="P300"><text:span text:style-name="T349"><text:s text:c="2"/></text:span><text:span text:style-name="T349">}</text:span><text:span text:style-name="T348">else</text:span><text:span text:style-name="T349"> </text:span><text:span text:style-name="T348">if</text:span><text:span text:style-name="T349">(numberOfTargets &gt; </text:span><text:span text:style-name="T350">3</text:span><text:span text:style-name="T349">) </text:span><text:span text:style-name="T351">{</text:span></text:p><text:p text:style-name="P300"><text:span text:style-name="T349"><text:s text:c="4"/></text:span><text:span text:style-name="T349">numberOfTargets = </text:span><text:span text:style-name="T350">3</text:span><text:span text:style-name="T349">;</text:span></text:p><text:p text:style-name="P300"><text:span text:style-name="T349"><text:s text:c="2"/></text:span><text:span text:style-name="T349">}</text:span></text:p><text:p text:style-name="P300"><text:span text:style-name="T349"><text:s text:c="2"/></text:span><text:span text:style-name="T349">rBody = GetComponent&lt;</text:span><text:span text:style-name="T348">Rigidbody</text:span><text:span text:style-name="T349">&gt;();</text:span></text:p><text:p text:style-name="P300"><text:span text:style-name="T349">}</text:span></text:p></draw:text-box></draw:frame>Text <text:sequence text:ref-name="refText5" text:name="Text" text:formula="ooow:Text+1" style:num-format="1">6</text:sequence>: RollerAgent initialization</text:p></draw:text-box></draw:frame><text:soft-page-break/><text:tab/><text:span text:style-name="T283">When for example the numberOfTargets is 2, every target sphere being pushed off gives a reward of ½ = 0.5.</text:span></text:p>
      <text:p text:style-name="P123"><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23"><draw:frame draw:style-name="fr5" draw:name="Frame15" text:anchor-type="paragraph" svg:x="2.7744in" svg:y="0.0264in" svg:width="4.1189in" draw:z-index="30"><draw:text-box fo:min-height="3.1957in"><text:p text:style-name="Text"><draw:frame text:anchor-type="paragraph" draw:z-index="31" draw:name="Shape11" draw:style-name="gr11" draw:text-style-name="P301" svg:width="4.1185in" svg:height="2.9689in" svg:x="0in" svg:y="0in"><draw:text-box><text:p text:style-name="P300"><text:span text:style-name="T348">public</text:span><text:span text:style-name="T349"> </text:span><text:span text:style-name="T348">override</text:span><text:span text:style-name="T349"> </text:span><text:span text:style-name="T348">void</text:span><text:span text:style-name="T349"> AgentReset()</text:span><text:span text:style-name="T351">{ </text:span></text:p><text:p text:style-name="P300"><text:span text:style-name="T348"><text:s text:c="2"/></text:span><text:span text:style-name="T348">if</text:span><text:span text:style-name="T349"> (!target1RigidBody)</text:span><text:span text:style-name="T351">{</text:span></text:p><text:p text:style-name="P300"><text:span text:style-name="T349"><text:s text:c="4"/></text:span><text:span text:style-name="T349">target1RigidBody = target1.GetComponent&lt;</text:span><text:span text:style-name="T348">Rigidbody</text:span><text:span text:style-name="T349">&gt;();</text:span></text:p><text:p text:style-name="P300"><text:span text:style-name="T349"><text:s text:c="2"/></text:span><text:span text:style-name="T349">}</text:span></text:p><text:p text:style-name="P300"><text:span text:style-name="T348"><text:s text:c="2"/></text:span><text:span text:style-name="T348">if</text:span><text:span text:style-name="T349"> (!target2RigidBody)</text:span><text:span text:style-name="T351">{</text:span></text:p><text:p text:style-name="P300"><text:span text:style-name="T349"><text:s text:c="4"/></text:span><text:span text:style-name="T349">target2RigidBody = target2.GetComponent&lt;</text:span><text:span text:style-name="T348">Rigidbody</text:span><text:span text:style-name="T349">&gt;();</text:span></text:p><text:p text:style-name="P300"><text:span text:style-name="T349"><text:s text:c="2"/></text:span><text:span text:style-name="T349">}</text:span></text:p><text:p text:style-name="P300"><text:span text:style-name="T348"><text:s text:c="2"/></text:span><text:span text:style-name="T348">if</text:span><text:span text:style-name="T349"> (!target3RigidBody)</text:span><text:span text:style-name="T351">{</text:span></text:p><text:p text:style-name="P300"><text:span text:style-name="T349"><text:s text:c="4"/></text:span><text:span text:style-name="T349">target3RigidBody = target3.GetComponent&lt;</text:span><text:span text:style-name="T348">Rigidbody</text:span><text:span text:style-name="T349">&gt;();</text:span></text:p><text:p text:style-name="P300"><text:span text:style-name="T349"><text:s text:c="2"/></text:span><text:span text:style-name="T349">}</text:span></text:p><text:p text:style-name="P300"><text:span text:style-name="T349"/></text:p><text:p text:style-name="P300"><text:span text:style-name="T348"><text:s text:c="2"/></text:span><text:span text:style-name="T348">if</text:span><text:span text:style-name="T349"> (transform.position.y &lt; arenaPosition.y + </text:span><text:span text:style-name="T350">0.45f</text:span><text:span text:style-name="T349">)</text:span><text:span text:style-name="T351">{</text:span></text:p><text:p text:style-name="P300"><text:span text:style-name="T349"><text:s text:c="4"/></text:span><text:span text:style-name="T349">rBody.angularVelocity = Vector3.zero;</text:span></text:p><text:p text:style-name="P300"><text:span text:style-name="T349"><text:s text:c="4"/></text:span><text:span text:style-name="T349">rBody.velocity = Vector3.zero;</text:span></text:p><text:p text:style-name="P300"><text:span text:style-name="T349"><text:s text:c="4"/></text:span><text:span text:style-name="T349">transform.position = </text:span><text:span text:style-name="T348">new</text:span><text:span text:style-name="T349"> </text:span><text:span text:style-name="T348">Vector3</text:span><text:span text:style-name="T349">(</text:span><text:span text:style-name="T350">0</text:span><text:span text:style-name="T349">, arenaPosition.y + </text:span><text:span text:style-name="T350">0.5f</text:span><text:span text:style-name="T349">, </text:span><text:span text:style-name="T350">0</text:span><text:span text:style-name="T349">);</text:span></text:p><text:p text:style-name="P300"><text:span text:style-name="T349"><text:s text:c="2"/></text:span><text:span text:style-name="T349">}</text:span></text:p><text:p text:style-name="P300"><text:span text:style-name="T349"><text:s text:c="2"/></text:span><text:span text:style-name="T349">currentMission = </text:span><text:span text:style-name="T350">1</text:span><text:span text:style-name="T349">;</text:span></text:p><text:p text:style-name="P300"><text:span text:style-name="T349"><text:s text:c="2"/></text:span><text:span text:style-name="T349">ResetAllTargets();</text:span></text:p><text:p text:style-name="P300"><text:span text:style-name="T349">}</text:span></text:p></draw:text-box></draw:frame>Text <text:sequence text:ref-name="refText6" text:name="Text" text:formula="ooow:Text+1" style:num-format="1">7</text:sequence>: RollerAgent AgentReset method</text:p></draw:text-box></draw:frame><text:tab/><text:span text:style-name="T282">Using a variable to store the current mission instead of inferring it from the current state of the target spheres simplifies the code.</text:span></text:p>
      <text:p text:style-name="P121"/>
      <text:p text:style-name="P123"><text:tab/><text:span text:style-name="T284">The RollerAgent initialization is shown in </text:span><text:span text:style-name="T284"><text:sequence-ref text:reference-format="category-and-value" text:ref-name="refText5">Text 6</text:sequence-ref></text:span><text:span text:style-name="T284">. Nothing much is done here, only to check that the numberOfTargets value is clamped between 1 and 3, and store a reference to the RigidBody component of the RollerAgent game object.</text:span></text:p>
      <text:p text:style-name="P123"><draw:frame draw:style-name="fr3" draw:name="Frame16" text:anchor-type="paragraph" svg:x="2.9799in" svg:y="1.0571in" svg:width="3.9484in" draw:z-index="32"><draw:text-box fo:min-height="1.1091in"><text:p text:style-name="Text"><draw:frame text:anchor-type="paragraph" draw:z-index="33" draw:name="Shape12" draw:style-name="gr12" draw:text-style-name="P306" svg:width="3.3169in" svg:height="0.8803in" svg:x="0in" svg:y="0in"><draw:text-box><text:p text:style-name="P300"><text:span text:style-name="T349">target1RigidBody.velocity = Vector3.zero;</text:span></text:p><text:p text:style-name="P300"><text:span text:style-name="T349">target1RigidBody.angularVelocity = Vector3.zero;</text:span></text:p><text:p text:style-name="P300"><text:span text:style-name="T349">target2RigidBody.velocity = Vector3.zero;</text:span></text:p><text:p text:style-name="P300"><text:span text:style-name="T349">target2RigidBody.angularVelocity = Vector3.zero;</text:span></text:p><text:p text:style-name="P300"><text:span text:style-name="T349">target3RigidBody.velocity = Vector3.zero;</text:span></text:p><text:p text:style-name="P300"><text:span text:style-name="T349">target3RigidBody.angularVelocity = Vector3.zero;</text:span></text:p></draw:text-box></draw:frame>Text <text:sequence text:ref-name="refText7" text:name="Text" text:formula="ooow:Text+1" style:num-format="1">8</text:sequence>: Reset target spheres velocity and angular velocity</text:p></draw:text-box></draw:frame><text:tab/><text:span text:style-name="T287">Every time an agent is initialized, or when it has been reset, it’s AgentReset method is called. Usually in this method there is implemented some logic for moving everything in the training environment back to relevant positions.</text:span></text:p>
      <text:p text:style-name="P123"><draw:frame draw:style-name="fr3" draw:name="Frame17" text:anchor-type="paragraph" svg:x="4.1228in" svg:y="1.1382in" svg:width="2.8043in" draw:z-index="34"><draw:text-box fo:min-height="0.4626in"><text:p text:style-name="Text"><draw:frame text:anchor-type="paragraph" draw:z-index="36" draw:name="Shape13" draw:style-name="gr13" draw:text-style-name="P304" svg:width="2.8039in" svg:height="0.4622in" svg:x="0in" svg:y="0in"><draw:text-box><text:p text:style-name="P300"><text:span text:style-name="T349">target1.SetActive(numberOfTargets &gt;= </text:span><text:span text:style-name="T350">1</text:span><text:span text:style-name="T349">);</text:span></text:p><text:p text:style-name="P300"><text:span text:style-name="T349">target2.SetActive(numberOfTargets &gt;= </text:span><text:span text:style-name="T350">2</text:span><text:span text:style-name="T349">);</text:span></text:p><text:p text:style-name="P300"><text:span text:style-name="T349">target3.SetActive(numberOfTargets &gt;= </text:span><text:span text:style-name="T350">3</text:span><text:span text:style-name="T349">);</text:span></text:p></draw:text-box></draw:frame>Text <text:sequence text:ref-name="refText8" text:name="Text" text:formula="ooow:Text+1" style:num-format="1">9</text:sequence>: Selective activation of the target spheres</text:p></draw:text-box></draw:frame><draw:frame draw:style-name="fr3" draw:name="Frame18" text:anchor-type="paragraph" svg:x="3.9563in" svg:y="2.0457in" svg:width="2.9772in" draw:z-index="37"><draw:text-box fo:min-height="0.3409in"><text:p text:style-name="Text"><draw:frame text:anchor-type="paragraph" draw:z-index="38" draw:name="Shape14" draw:style-name="gr14" draw:text-style-name="P307" svg:width="2.9768in" svg:height="0.3406in" svg:x="0in" svg:y="0in"><draw:text-box><text:p text:style-name="P300"><text:span text:style-name="T348">float</text:span><text:span text:style-name="T349"> spawnHeight = arenaPosition.y + </text:span><text:span text:style-name="T350">0.5f</text:span><text:span text:style-name="T349">;</text:span></text:p><text:p text:style-name="P300"><text:span text:style-name="T348">float</text:span><text:span text:style-name="T349"> arenaRadius = </text:span><text:span text:style-name="T350">4.5f</text:span><text:span text:style-name="T349">;</text:span></text:p></draw:text-box></draw:frame>Text <text:sequence text:ref-name="refText9" text:name="Text" text:formula="ooow:Text+1" style:num-format="1">10</text:sequence>: Auxiliary variables in ResetAllTargets</text:p></draw:text-box></draw:frame><text:tab/><text:span text:style-name="T287">In </text:span><text:span text:style-name="T287"><text:sequence-ref text:reference-format="category-and-value" text:ref-name="refText6">Text 7</text:sequence-ref></text:span><text:span text:style-name="T287"><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23"><text:tab/><text:span text:style-name="T287">In the ResetAllTargets method, there are many things done, the first being canceling all of the velocity and angular velocity of all the target spheres as in </text:span><text:span text:style-name="T287"><text:sequence-ref text:reference-format="category-and-value" text:ref-name="refText7">Text 8</text:sequence-ref></text:span><text:span text:style-name="T287">.</text:span></text:p>
      <text:p text:style-name="P122"><text:tab/><text:span text:style-name="T288">In </text:span><text:span text:style-name="T288"><text:sequence-ref text:reference-format="category-and-value" text:ref-name="refText8">Text 9</text:sequence-ref></text:span><text:span text:style-name="T288"><text:s/>the target spheres are selectively activated depending on the value of numberOfTarges.</text:span></text:p>
      <text:p text:style-name="P122"><draw:frame draw:style-name="fr3" draw:name="Frame19" text:anchor-type="paragraph" svg:x="3.1909in" svg:y="0.0201in" svg:width="3.7209in" draw:z-index="39"><draw:text-box fo:min-height="5.1744in"><text:p text:style-name="Text"><draw:frame text:anchor-type="paragraph" draw:z-index="40" draw:name="Shape15" draw:style-name="gr15" draw:text-style-name="P308" svg:width="3.6043in" svg:height="4.9831in" svg:x="0.0327in" svg:y="0in"><draw:text-box><text:p text:style-name="P300"><text:span text:style-name="T348">do</text:span><text:span text:style-name="T349">{</text:span></text:p><text:p text:style-name="P300"><text:span text:style-name="T348"><text:s text:c="2"/></text:span><text:span text:style-name="T349">r = Random.insideUnitCircle*arenaRadius;</text:span></text:p><text:p text:style-name="P300"><text:span text:style-name="T349"><text:s text:c="2"/></text:span><text:span text:style-name="T349">targetPosition = </text:span><text:span text:style-name="T348">new</text:span><text:span text:style-name="T349"> </text:span><text:span text:style-name="T348">Vector3</text:span><text:span text:style-name="T349">(</text:span><text:span text:style-name="T351">r.x,spawnHeight,r.y);</text:span></text:p><text:p text:style-name="P300"><text:span text:style-name="T349"><text:s text:c="2"/></text:span><text:span text:style-name="T349">distanceToAgent = Vector3.Distance(</text:span></text:p><text:p text:style-name="P300"><text:span text:style-name="T349"><text:s text:c="4"/></text:span><text:span text:style-name="T349">transform.position, targetPosition);</text:span></text:p><text:p text:style-name="P300"><text:span text:style-name="T349">} </text:span><text:span text:style-name="T348">while</text:span><text:span text:style-name="T349"> (distanceToAgent &lt; </text:span><text:span text:style-name="T350">1.1f</text:span><text:span text:style-name="T349">);</text:span></text:p><text:p text:style-name="P300"><text:span text:style-name="T349">target1.transform.position = targetPosition;</text:span></text:p><text:p text:style-name="P300"><text:span text:style-name="T351"/></text:p><text:p text:style-name="P300"><text:span text:style-name="T348">if</text:span><text:span text:style-name="T349"> (numberOfTargets &lt; </text:span><text:span text:style-name="T350">2</text:span><text:span text:style-name="T349">) </text:span><text:span text:style-name="T348">return</text:span><text:span text:style-name="T349">;</text:span></text:p><text:p text:style-name="P300"><text:span text:style-name="T348">do</text:span><text:span text:style-name="T349">{</text:span></text:p><text:p text:style-name="P300"><text:span text:style-name="T348"><text:s text:c="2"/></text:span><text:span text:style-name="T349">r = Random.insideUnitCircle*arenaRadius;</text:span></text:p><text:p text:style-name="P300"><text:span text:style-name="T349"><text:s text:c="2"/></text:span><text:span text:style-name="T349">targetPosition = </text:span><text:span text:style-name="T348">new</text:span><text:span text:style-name="T349"> </text:span><text:span text:style-name="T348">Vector3</text:span><text:span text:style-name="T349">(</text:span><text:span text:style-name="T351">r.x,spawnHeight,r.y);</text:span></text:p><text:p text:style-name="P300"><text:span text:style-name="T349"><text:s text:c="2"/></text:span><text:span text:style-name="T349">distanceToAgent = Vector3.Distance(</text:span></text:p><text:p text:style-name="P300"><text:span text:style-name="T349"><text:s text:c="4"/></text:span><text:span text:style-name="T349">transform.position, targetPosition);</text:span></text:p><text:p text:style-name="P300"><text:span text:style-name="T349"><text:s text:c="2"/></text:span><text:span text:style-name="T349">distanceToTarget1 = Vector3.Distance(</text:span></text:p><text:p text:style-name="P300"><text:span text:style-name="T349"><text:s text:c="4"/></text:span><text:span text:style-name="T349">target1.transform.position, targetPosition);</text:span></text:p><text:p text:style-name="P300"><text:span text:style-name="T349">} </text:span><text:span text:style-name="T348">while</text:span><text:span text:style-name="T349"> (distanceToAgent &lt; </text:span><text:span text:style-name="T350">1.1f</text:span><text:span text:style-name="T349"> </text:span></text:p><text:p text:style-name="P300"><text:span text:style-name="T349"><text:s text:c="9"/></text:span><text:span text:style-name="T349">|| distanceToTarget1 &lt; </text:span><text:span text:style-name="T350">1.1f</text:span><text:span text:style-name="T349">);</text:span></text:p><text:p text:style-name="P300"><text:span text:style-name="T349">target2.transform.position = targetPosition;</text:span></text:p><text:p text:style-name="P300"><text:span text:style-name="T351"/></text:p><text:p text:style-name="P300"><text:span text:style-name="T348">if</text:span><text:span text:style-name="T349"> (numberOfTargets &lt; </text:span><text:span text:style-name="T350">3</text:span><text:span text:style-name="T349">) </text:span><text:span text:style-name="T348">return</text:span><text:span text:style-name="T349">;</text:span></text:p><text:p text:style-name="P300"><text:span text:style-name="T348">do</text:span><text:span text:style-name="T349">{</text:span></text:p><text:p text:style-name="P300"><text:span text:style-name="T348"><text:s text:c="2"/></text:span><text:span text:style-name="T349">r = Random.insideUnitCircle*arenaRadius;</text:span></text:p><text:p text:style-name="P300"><text:span text:style-name="T349"><text:s text:c="2"/></text:span><text:span text:style-name="T349">targetPosition = </text:span><text:span text:style-name="T348">new</text:span><text:span text:style-name="T349"> </text:span><text:span text:style-name="T348">Vector3</text:span><text:span text:style-name="T349">(</text:span><text:span text:style-name="T351">r.x,spawnHeight,r.y);</text:span></text:p><text:p text:style-name="P300"><text:span text:style-name="T349"><text:s text:c="2"/></text:span><text:span text:style-name="T349">distanceToAgent = Vector3.Distance(</text:span></text:p><text:p text:style-name="P300"><text:span text:style-name="T349"><text:s text:c="4"/></text:span><text:span text:style-name="T349">transform.position, targetPosition);</text:span></text:p><text:p text:style-name="P300"><text:span text:style-name="T349"><text:s text:c="2"/></text:span><text:span text:style-name="T349">distanceToTarget1 = Vector3.Distance(</text:span></text:p><text:p text:style-name="P300"><text:span text:style-name="T349"><text:s text:c="4"/></text:span><text:span text:style-name="T349">target1.transform.position, targetPosition);</text:span></text:p><text:p text:style-name="P300"><text:span text:style-name="T349"><text:s text:c="2"/></text:span><text:span text:style-name="T349">distanceToTarget2 = Vector3.Distance(</text:span></text:p><text:p text:style-name="P300"><text:span text:style-name="T349"><text:s text:c="4"/></text:span><text:span text:style-name="T349">target2.transform.position, targetPosition);</text:span></text:p><text:p text:style-name="P300"><text:span text:style-name="T349">} </text:span><text:span text:style-name="T348">while</text:span><text:span text:style-name="T349"> (distanceToAgent &lt; </text:span><text:span text:style-name="T350">1.1f</text:span><text:span text:style-name="T349"> </text:span></text:p><text:p text:style-name="P300"><text:span text:style-name="T349"><text:s text:c="9"/></text:span><text:span text:style-name="T349">|| distanceToTarget1 &lt; </text:span><text:span text:style-name="T350">1.1f</text:span><text:span text:style-name="T349"> </text:span></text:p><text:p text:style-name="P300"><text:span text:style-name="T349"><text:s text:c="9"/></text:span><text:span text:style-name="T349">|| distanceToTarget2 &lt; </text:span><text:span text:style-name="T350">1.1f</text:span><text:span text:style-name="T349">);</text:span></text:p><text:p text:style-name="P300"><text:span text:style-name="T349">target3.transform.position = targetPosition;</text:span></text:p></draw:text-box></draw:frame>Text <text:sequence text:ref-name="refText10" text:name="Text" text:formula="ooow:Text+1" style:num-format="1">11</text:sequence>: Finding position<text:span text:style-name="T291">s</text:span> for target sphere<text:span text:style-name="T291">s</text:span></text:p></draw:text-box></draw:frame><text:soft-page-break/><text:tab/><text:span text:style-name="T289">In </text:span><text:span text:style-name="T289"><text:sequence-ref text:reference-format="category-and-value" text:ref-name="refText9">Text 10</text:sequence-ref></text:span><text:span text:style-name="T289"><text:s/>there can be seen two auxiliary variables that simplify the code for the next lines of code. The arenaRadius value of 4.5 was hard-coded for convenience, but has to be changed if the actual size of the arena is changed.</text:span></text:p>
      <text:p text:style-name="P122"><text:tab/><text:span text:style-name="T290">The position of each of the target spheres is selected randomly until they have a distance of at least 1.1 between each one of them and the agent itself. (show in </text:span><text:span text:style-name="T290"><text:sequence-ref text:reference-format="category-and-value" text:ref-name="refText10">Text 11</text:sequence-ref></text:span><text:span text:style-name="T290">)</text:span></text:p>
      <text:p text:style-name="P122"><text:tab/><text:span text:style-name="T290">This way no training scenario will be ever start with target spheres already overlapping with others or with the agent.</text:span></text:p>
      <text:p text:style-name="P124"><text:tab/><text:span text:style-name="T292">After each target has been successfully placed in the environment, a check is done on the numberOfTargets variable to see if the code logic has to find a position for the next targets too.</text:span></text:p>
      <text:p text:style-name="P126"><text:tab/>Because some training environments only use two spheres, it is not worth finding a valid position for the third sphere.</text:p>
      <text:p text:style-name="P126"><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287" text:outline-level="3"><draw:frame draw:style-name="fr3" draw:name="Frame11" text:anchor-type="paragraph" svg:x="3.7839in" svg:y="0.1835in" svg:width="3.1862in" draw:z-index="22"><draw:text-box fo:min-height="2.8307in"><text:p text:style-name="Text"><draw:frame text:anchor-type="paragraph" draw:z-index="23" draw:name="Shape7" draw:style-name="gr7" draw:text-style-name="P301" svg:width="3.1024in" svg:height="2.6386in" svg:x="0.0417in" svg:y="0in"><draw:text-box><text:p text:style-name="P300"><text:span text:style-name="T348">private</text:span><text:span text:style-name="T349"> </text:span><text:span text:style-name="T348">void</text:span><text:span text:style-name="T349"> Goal1Achieved() </text:span><text:span text:style-name="T351">{</text:span></text:p><text:p text:style-name="P300"><text:span text:style-name="T348"><text:s text:c="2"/></text:span><text:span text:style-name="T348">if</text:span><text:span text:style-name="T349"> (currentMission == </text:span><text:span text:style-name="T350">1</text:span><text:span text:style-name="T349">) </text:span><text:span text:style-name="T351">{</text:span></text:p><text:p text:style-name="P300"><text:span text:style-name="T349"><text:s text:c="4"/></text:span><text:span text:style-name="T349">target1.SetActive(</text:span><text:span text:style-name="T348">false</text:span><text:span text:style-name="T349">);</text:span></text:p><text:p text:style-name="P300"><text:span text:style-name="T348"><text:s text:c="4"/></text:span><text:span text:style-name="T348">if</text:span><text:span text:style-name="T349"> (giveGradualRewardForEachSphere) </text:span><text:span text:style-name="T351">{</text:span></text:p><text:p text:style-name="P300"><text:span text:style-name="T349"><text:s text:c="6"/></text:span><text:span text:style-name="T349">AddReward(</text:span><text:span text:style-name="T350">1f</text:span><text:span text:style-name="T349"> / numberOfTargets);</text:span></text:p><text:p text:style-name="P300"><text:span text:style-name="T349"><text:s text:c="4"/></text:span><text:span text:style-name="T349">}</text:span></text:p><text:p text:style-name="P300"><text:span text:style-name="T348"><text:s text:c="4"/></text:span><text:span text:style-name="T348">if</text:span><text:span text:style-name="T349">(currentMission == numberOfTargets) </text:span><text:span text:style-name="T351">{</text:span></text:p><text:p text:style-name="P300"><text:span text:style-name="T348"><text:s text:c="6"/></text:span><text:span text:style-name="T348">if</text:span><text:span text:style-name="T349"> (!giveGradualRewardForEachSphere)</text:span><text:span text:style-name="T351"> {</text:span></text:p><text:p text:style-name="P300"><text:span text:style-name="T349"><text:tab/></text:span><text:span text:style-name="T349"> <text:s/></text:span><text:span text:style-name="T349">AddReward(</text:span><text:span text:style-name="T350">1</text:span><text:span text:style-name="T349">);</text:span></text:p><text:p text:style-name="P300"><text:span text:style-name="T349"><text:s text:c="6"/></text:span><text:span text:style-name="T349">}</text:span></text:p><text:p text:style-name="P300"><text:span text:style-name="T349"><text:s text:c="6"/></text:span><text:span text:style-name="T349">Done();</text:span></text:p><text:p text:style-name="P300"><text:span text:style-name="T349"><text:s text:c="4"/></text:span><text:span text:style-name="T349">}</text:span></text:p><text:p text:style-name="P300"><text:span text:style-name="T349"><text:s text:c="4"/></text:span><text:span text:style-name="T349">currentMission++;</text:span></text:p><text:p text:style-name="P300"><text:span text:style-name="T349"><text:s text:c="2"/></text:span><text:span text:style-name="T349">}</text:span></text:p><text:p text:style-name="P300"><text:span text:style-name="T348"><text:s text:c="2"/></text:span><text:span text:style-name="T348">else {</text:span></text:p><text:p text:style-name="P300"><text:span text:style-name="T349"><text:s text:c="4"/></text:span><text:span text:style-name="T349">Done();</text:span></text:p><text:p text:style-name="P300"><text:span text:style-name="T349"><text:s text:c="2"/></text:span><text:span text:style-name="T349">}</text:span></text:p><text:p text:style-name="P300"><text:span text:style-name="T349">}</text:span></text:p></draw:text-box></draw:frame>Text <text:sequence text:ref-name="refText11" text:name="Text" text:formula="ooow:Text+1" style:num-format="1">12</text:sequence>: Goal1Achieved method</text:p></draw:text-box></draw:frame><text:bookmark-start text:name="__RefHeading___Toc10932_2122279865"/>Interacting with the environment<text:bookmark-end text:name="__RefHeading___Toc10932_2122279865"/></text:h>
      <text:p text:style-name="P98"><text:tab/><text:span text:style-name="T285">The Goal1Achieved method, shown in </text:span><text:span text:style-name="T285"><text:sequence-ref text:reference-format="category-and-value" text:ref-name="refText11">Text 12</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32"><text:tab/><text:span text:style-name="T285">Similar methods can be seen for the other two targets spheres as well, in </text:span><text:span text:style-name="T285"><text:sequence-ref text:reference-format="category-and-value" text:ref-name="refText12">Text 13</text:sequence-ref></text:span><text:span text:style-name="T285"><text:s/>and in </text:span><text:span text:style-name="T285"><text:sequence-ref text:reference-format="category-and-value" text:ref-name="refText13">Text 14</text:sequence-ref></text:span><text:span text:style-name="T285">.</text:span></text:p>
      <text:p text:style-name="P132"><draw:frame draw:style-name="fr3" draw:name="Frame12" text:anchor-type="paragraph" svg:x="0.2339in" svg:y="-0.0583in" svg:width="3.0102in" draw:z-index="24"><draw:text-box fo:min-height="2.9126in"><text:p text:style-name="Text"><draw:frame text:anchor-type="paragraph" draw:z-index="25" draw:name="Shape8" draw:style-name="gr8" draw:text-style-name="P303" svg:width="2.9823in" svg:height="2.6386in" svg:x="0in" svg:y="0.0402in"><draw:text-box><text:p text:style-name="P302"><text:span text:style-name="T352">private</text:span><text:span text:style-name="T353"> </text:span><text:span text:style-name="T352">void</text:span><text:span text:style-name="T353"> Goal2Achieved() </text:span><text:span text:style-name="T354">{</text:span><text:span text:style-name="T354"><text:line-break/></text:span><text:span text:style-name="T352"> <text:s/>if</text:span><text:span text:style-name="T353"> (currentMission == </text:span><text:span text:style-name="T355">2</text:span><text:span text:style-name="T353">) </text:span><text:span text:style-name="T354">{</text:span><text:span text:style-name="T354"><text:line-break/></text:span><text:span text:style-name="T353"> <text:s text:c="3"/>target2.SetActive(</text:span><text:span text:style-name="T352">false</text:span><text:span text:style-name="T353">);</text:span><text:span text:style-name="T353"><text:line-break/></text:span><text:span text:style-name="T352"> <text:s text:c="3"/>if</text:span><text:span text:style-name="T353"> (giveGradualRewardForEachSphere) </text:span><text:span text:style-name="T354">{</text:span><text:span text:style-name="T354"><text:line-break/></text:span><text:span text:style-name="T353"> <text:s text:c="5"/>AddReward(</text:span><text:span text:style-name="T355">1f</text:span><text:span text:style-name="T353"> / numberOfTargets);</text:span><text:span text:style-name="T353"><text:line-break/></text:span><text:span text:style-name="T353"> <text:s text:c="3"/>}</text:span><text:span text:style-name="T353"><text:line-break/></text:span><text:span text:style-name="T352"> <text:s text:c="3"/>if</text:span><text:span text:style-name="T353"> (currentMission == numberOfTargets)</text:span><text:span text:style-name="T354">{</text:span><text:span text:style-name="T354"><text:line-break/></text:span><text:span text:style-name="T352"> <text:s text:c="5"/>if</text:span><text:span text:style-name="T353"> (!giveGradualRewardForEachSphere)</text:span><text:span text:style-name="T354">{</text:span><text:span text:style-name="T354"><text:line-break/></text:span><text:span text:style-name="T353"> <text:s text:c="7"/>AddReward(</text:span><text:span text:style-name="T355">1</text:span><text:span text:style-name="T353">);</text:span><text:span text:style-name="T353"><text:line-break/></text:span><text:span text:style-name="T353"> <text:s text:c="5"/>}</text:span><text:span text:style-name="T353"><text:line-break/></text:span><text:span text:style-name="T353"> <text:s text:c="5"/>Done();</text:span><text:span text:style-name="T353"><text:line-break/></text:span><text:span text:style-name="T353"> <text:s text:c="3"/>}</text:span><text:span text:style-name="T353"><text:line-break/></text:span><text:span text:style-name="T353"> <text:s text:c="3"/>currentMission++;</text:span><text:span text:style-name="T353"><text:line-break/></text:span><text:span text:style-name="T353"> <text:s/>}</text:span><text:span text:style-name="T353"><text:line-break/></text:span><text:span text:style-name="T352"> <text:s/>else</text:span><text:span text:style-name="T353"> {</text:span><text:span text:style-name="T353"><text:line-break/></text:span><text:span text:style-name="T353"> <text:s text:c="3"/>Done();</text:span><text:span text:style-name="T353"><text:line-break/></text:span><text:span text:style-name="T353"> <text:s/>}</text:span><text:span text:style-name="T353"><text:line-break/></text:span><text:span text:style-name="T353">}</text:span></text:p></draw:text-box></draw:frame>Text <text:sequence text:ref-name="refText12" text:name="Text" text:formula="ooow:Text+1" style:num-format="1">13</text:sequence>: Goal2Achieved <text:span text:style-name="T285">method</text:span></text:p></draw:text-box></draw:frame><draw:frame draw:style-name="fr5" draw:name="Frame13" text:anchor-type="paragraph" svg:x="3.4972in" svg:y="-0.0402in" svg:width="3.1374in" draw:z-index="26"><draw:text-box fo:min-height="2.8835in"><text:p text:style-name="Text"><draw:frame text:anchor-type="paragraph" draw:z-index="27" draw:name="Shape9" draw:style-name="gr9" draw:text-style-name="P304" svg:width="3.0831in" svg:height="2.6689in" svg:x="0.0272in" svg:y="0in"><draw:text-box><text:p text:style-name="P300"><text:span text:style-name="T348">private</text:span><text:span text:style-name="T349"> </text:span><text:span text:style-name="T348">void</text:span><text:span text:style-name="T349"> Goal3Achieved() {</text:span></text:p><text:p text:style-name="P300"><text:span text:style-name="T348"><text:s text:c="2"/></text:span><text:span text:style-name="T348">if</text:span><text:span text:style-name="T349"> (currentMission == </text:span><text:span text:style-name="T350">3</text:span><text:span text:style-name="T349">) {</text:span></text:p><text:p text:style-name="P300"><text:span text:style-name="T349"><text:s text:c="4"/></text:span><text:span text:style-name="T349">target3.SetActive(</text:span><text:span text:style-name="T348">false</text:span><text:span text:style-name="T349">);</text:span></text:p><text:p text:style-name="P300"><text:span text:style-name="T348"><text:s text:c="4"/></text:span><text:span text:style-name="T348">if</text:span><text:span text:style-name="T349"> (giveGradualRewardForEachSphere) </text:span><text:span text:style-name="T351">{</text:span></text:p><text:p text:style-name="P300"><text:span text:style-name="T349"><text:s text:c="6"/></text:span><text:span text:style-name="T349">AddReward(</text:span><text:span text:style-name="T350">1f</text:span><text:span text:style-name="T349"> / numberOfTargets);</text:span></text:p><text:p text:style-name="P300"><text:span text:style-name="T349"><text:s text:c="4"/></text:span><text:span text:style-name="T349">}</text:span></text:p><text:p text:style-name="P300"><text:span text:style-name="T348"><text:s text:c="4"/></text:span><text:span text:style-name="T348">if</text:span><text:span text:style-name="T349"> (currentMission == numberOfTargets)</text:span><text:span text:style-name="T351">{</text:span></text:p><text:p text:style-name="P300"><text:span text:style-name="T348"><text:s text:c="6"/></text:span><text:span text:style-name="T348">if</text:span><text:span text:style-name="T349"> (!giveGradualRewardForEachSphere)</text:span><text:span text:style-name="T351">{</text:span></text:p><text:p text:style-name="P300"><text:span text:style-name="T349"><text:s text:c="8"/></text:span><text:span text:style-name="T349">AddReward(</text:span><text:span text:style-name="T350">1</text:span><text:span text:style-name="T349">);</text:span></text:p><text:p text:style-name="P300"><text:span text:style-name="T349"><text:s text:c="6"/></text:span><text:span text:style-name="T349">}</text:span></text:p><text:p text:style-name="P300"><text:span text:style-name="T349"><text:s text:c="6"/></text:span><text:span text:style-name="T349">Done();</text:span></text:p><text:p text:style-name="P300"><text:span text:style-name="T349"><text:s text:c="4"/></text:span><text:span text:style-name="T349">}</text:span></text:p><text:p text:style-name="P300"><text:span text:style-name="T349"><text:s text:c="4"/></text:span><text:span text:style-name="T349">currentMission++;</text:span></text:p><text:p text:style-name="P300"><text:span text:style-name="T349"><text:s text:c="2"/></text:span><text:span text:style-name="T349">}</text:span></text:p><text:p text:style-name="P300"><text:span text:style-name="T348"><text:s text:c="2"/></text:span><text:span text:style-name="T348">else</text:span><text:span text:style-name="T349"> {</text:span></text:p><text:p text:style-name="P300"><text:span text:style-name="T349"><text:s text:c="4"/></text:span><text:span text:style-name="T349">Done();</text:span></text:p><text:p text:style-name="P300"><text:span text:style-name="T349"><text:s text:c="2"/></text:span><text:span text:style-name="T349">}</text:span></text:p><text:p text:style-name="P300"><text:span text:style-name="T349">}</text:span></text:p></draw:text-box></draw:frame>Text <text:sequence text:ref-name="refText13" text:name="Text" text:formula="ooow:Text+1" style:num-format="1">14</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32"><draw:frame draw:style-name="fr5" draw:name="Frame14" text:anchor-type="paragraph" svg:x="0.0437in" svg:y="-0.0409in" svg:width="6.8591in" draw:z-index="28"><draw:text-box fo:min-height="2.5437in"><text:p text:style-name="Text"><draw:frame text:anchor-type="paragraph" draw:z-index="29" draw:name="Shape10" draw:style-name="gr10" draw:text-style-name="P305" svg:width="6.8587in" svg:height="2.4921in" svg:x="0in" svg:y="0in"><draw:text-box><text:p text:style-name="P300"><text:span text:style-name="T348">public</text:span><text:span text:style-name="T349"> </text:span><text:span text:style-name="T348">override</text:span><text:span text:style-name="T349"> </text:span><text:span text:style-name="T348">void</text:span><text:span text:style-name="T349"> AgentAction(</text:span><text:span text:style-name="T348">float</text:span><text:span text:style-name="T349">[] vectorAction, </text:span><text:span text:style-name="T348">string</text:span><text:span text:style-name="T349"> textAction) {</text:span></text:p><text:p text:style-name="P300"><text:span text:style-name="T348"><text:s text:c="2"/></text:span><text:span text:style-name="T348">Vector3</text:span><text:span text:style-name="T349"> controlSignal = </text:span><text:span text:style-name="T348">new</text:span><text:span text:style-name="T349"> </text:span><text:span text:style-name="T348">Vector3</text:span><text:span text:style-name="T349">(vectorAction[</text:span><text:span text:style-name="T350">0</text:span><text:span text:style-name="T349">], </text:span><text:span text:style-name="T350">0</text:span><text:span text:style-name="T349">, vectorAction[</text:span><text:span text:style-name="T350">1</text:span><text:span text:style-name="T349">]);</text:span></text:p><text:p text:style-name="P300"><text:span text:style-name="T349"><text:s text:c="2"/></text:span><text:span text:style-name="T349">rBody.AddForce(controlSignal * speed);</text:span></text:p><text:p text:style-name="P300"><text:span text:style-name="T349"/></text:p><text:p text:style-name="P300"><text:span text:style-name="T348"><text:s text:c="2"/></text:span><text:span text:style-name="T348">if</text:span><text:span text:style-name="T349"> (target1.activeSelf &amp;&amp; numberOfTargets&gt;=</text:span><text:span text:style-name="T350">1</text:span><text:span text:style-name="T349"> &amp;&amp; target1.transform.position.y+</text:span><text:span text:style-name="T350">1</text:span><text:span text:style-name="T349">&lt;arenaPosition.y){</text:span></text:p><text:p text:style-name="P300"><text:span text:style-name="T349"><text:s text:c="4"/></text:span><text:span text:style-name="T349">Goal1Achieved();</text:span><text:span text:style-name="T348">return</text:span><text:span text:style-name="T349">;</text:span></text:p><text:p text:style-name="P300"><text:span text:style-name="T349"><text:s text:c="2"/></text:span><text:span text:style-name="T349">}</text:span></text:p><text:p text:style-name="P300"><text:span text:style-name="T348"><text:s text:c="2"/></text:span><text:span text:style-name="T348">if</text:span><text:span text:style-name="T349"> (target2.activeSelf &amp;&amp; numberOfTargets&gt;=</text:span><text:span text:style-name="T350">2 </text:span><text:span text:style-name="T349">&amp;&amp; target2.transform.position.y+</text:span><text:span text:style-name="T350">1</text:span><text:span text:style-name="T349">&lt;arenaPosition.y){</text:span></text:p><text:p text:style-name="P300"><text:span text:style-name="T349"><text:s text:c="4"/></text:span><text:span text:style-name="T349">Goal2Achieved();</text:span><text:span text:style-name="T348">return</text:span><text:span text:style-name="T349">;</text:span></text:p><text:p text:style-name="P300"><text:span text:style-name="T349"><text:s text:c="2"/></text:span><text:span text:style-name="T349">}</text:span></text:p><text:p text:style-name="P300"><text:span text:style-name="T348"><text:s text:c="2"/></text:span><text:span text:style-name="T348">if</text:span><text:span text:style-name="T349"> (target3.activeSelf &amp;&amp; numberOfTargets&gt;=</text:span><text:span text:style-name="T350">3</text:span><text:span text:style-name="T349"> &amp;&amp; target3.transform.position.y+</text:span><text:span text:style-name="T350">1</text:span><text:span text:style-name="T349">&lt;arenaPosition.y){</text:span></text:p><text:p text:style-name="P300"><text:span text:style-name="T349"><text:s text:c="4"/></text:span><text:span text:style-name="T349">Goal3Achieved();</text:span><text:span text:style-name="T348">return</text:span><text:span text:style-name="T349">;</text:span></text:p><text:p text:style-name="P300"><text:span text:style-name="T349"><text:s text:c="2"/></text:span><text:span text:style-name="T349">}</text:span></text:p><text:p text:style-name="P300"><text:span text:style-name="T348"><text:s text:c="2"/></text:span><text:span text:style-name="T348">if</text:span><text:span text:style-name="T349"> (transform.position.y &lt; arenaPosition.y + </text:span><text:span text:style-name="T350">0.45f</text:span><text:span text:style-name="T349">){</text:span></text:p><text:p text:style-name="P300"><text:span text:style-name="T349"><text:s text:c="4"/></text:span><text:span text:style-name="T349">Done();</text:span></text:p><text:p text:style-name="P300"><text:span text:style-name="T349"><text:s text:c="2"/></text:span><text:span text:style-name="T349">}</text:span></text:p><text:p text:style-name="P300"><text:span text:style-name="T349">}</text:span></text:p></draw:text-box></draw:frame>Text <text:sequence text:ref-name="refText14" text:name="Text" text:formula="ooow:Text+1" style:num-format="1">15</text:sequence>: RollerAgent AgentAction method</text:p></draw:text-box></draw:frame><text:tab/><text:span text:style-name="T293">The AgentAction method, shown in </text:span><text:span text:style-name="T293"><text:sequence-ref text:reference-format="category-and-value" text:ref-name="refText14">Text 15</text:sequence-ref></text:span><text:span text:style-name="T293">,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32"><text:tab/><text:span text:style-name="T294">The first output is interpreted as the force applied on the X axis, and the second output is for the Z axis. After finding the vector describing the direction of the agent, a force is applied on the RigidBody component of the agent, making it move.</text:span></text:p>
      <text:p text:style-name="P132"><text:tab/><text:span text:style-name="T295">Taking into consideration the fact that the AgentAction method is called periodically, it is a nice <text:s/>place to place some code logic that normally would be put in an Update method.</text:span></text:p>
      <text:p text:style-name="P132"><text:tab/><text:span text:style-name="T296">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32"><draw:frame draw:style-name="fr3" draw:name="Frame20" text:anchor-type="paragraph" svg:x="3.2181in" svg:y="0.0398in" svg:width="3.6791in" draw:z-index="41"><draw:text-box fo:min-height="1.0874in"><text:p text:style-name="Text"><draw:frame text:anchor-type="paragraph" draw:z-index="42" draw:name="Shape16" draw:style-name="gr16" draw:text-style-name="P301" svg:width="3.5953in" svg:height="1.087in" svg:x="0.0417in" svg:y="0in"><draw:text-box><text:p text:style-name="P300"><text:span text:style-name="T348">void</text:span><text:span text:style-name="T349"> OnCollisionEnter(</text:span><text:span text:style-name="T348">Collision</text:span><text:span text:style-name="T349"> collision)</text:span><text:span text:style-name="T351">{</text:span></text:p><text:p text:style-name="P300"><text:span text:style-name="T348"><text:s text:c="2"/></text:span><text:span text:style-name="T348">if</text:span><text:span text:style-name="T349"> (!rewardOnTouch) </text:span><text:span text:style-name="T351">{ </text:span><text:span text:style-name="T348">return</text:span><text:span text:style-name="T349">;</text:span><text:span text:style-name="T351">}</text:span></text:p><text:p text:style-name="P300"><text:span text:style-name="T348"><text:s text:c="2"/></text:span><text:span text:style-name="T348">GameObject</text:span><text:span text:style-name="T349"> otherGameObject = collision.gameObject;</text:span></text:p><text:p text:style-name="P300"><text:span text:style-name="T348"><text:s text:c="2"/></text:span><text:span text:style-name="T348">if</text:span><text:span text:style-name="T349">(otherGameObject == target1) </text:span><text:span text:style-name="T351">{ Goal1Achieved();}</text:span></text:p><text:p text:style-name="P300"><text:span text:style-name="T348"><text:s text:c="2"/></text:span><text:span text:style-name="T348">if</text:span><text:span text:style-name="T349">(otherGameObject == target2) </text:span><text:span text:style-name="T351">{ Goal2Achieved();}</text:span></text:p><text:p text:style-name="P300"><text:span text:style-name="T348"><text:s text:c="2"/></text:span><text:span text:style-name="T348">if</text:span><text:span text:style-name="T349">(otherGameObject == target3) </text:span><text:span text:style-name="T351">{ Goal3Achieved();}</text:span></text:p><text:p text:style-name="P300"><text:span text:style-name="T349">}</text:span></text:p></draw:text-box></draw:frame>Text <text:sequence text:ref-name="refText15" text:name="Text" text:formula="ooow:Text+1" style:num-format="1">16</text:sequence>: Reward on touch alternative behavior</text:p></draw:text-box></draw:frame><text:soft-page-break/><text:tab/><text:span text:style-name="T296">This will ensure that the target spheres are clearly out of bounds. While the agent sphere is given a more restrictive condition, if it drop even 0.05 units below its usual height, it is considered gone. </text:span></text:p>
      <text:p text:style-name="P132"><text:tab/><text:span text:style-name="T296">Punishing the agent faster might help it understand that it’s most recent action has led to it falling, thus learning faster to not fall off the stage.</text:span></text:p>
      <text:p text:style-name="P123"><text:tab/><text:span text:style-name="T297">An alternative behavior is when enabling the rewardOnTouch flag. It cause the goal achieved methods to trigger instantly on touch instead of pushing them off the stage.</text:span></text:p>
      <text:p text:style-name="P125"><text:tab/><text:span text:style-name="T298">The OnCollisionEnter method is called by the game engine whenever the RigidBody or Collider component starts touching another game object that also has RigidBody or Collider component.</text:span></text:p>
      <text:p text:style-name="P127"><text:tab/>Once called, the game object that has collided with can be obtained and then checked. For each of the target spheres, a check is done, and if true, will call their respective goal methods. The goal methods will handle the rest of the logic.</text:p>
      <text:p text:style-name="P127"><text:tab/>This alternative was added for users who wanted to train machine agents who only had to collide once with the target spheres.</text:p>
      <text:h text:style-name="P288" text:outline-level="3"><text:bookmark-start text:name="__RefHeading___Toc10934_2122279865"/>Obtaining observations<text:bookmark-end text:name="__RefHeading___Toc10934_2122279865"/></text:h>
      <text:p text:style-name="P99"><draw:frame draw:style-name="fr3" draw:name="Frame21" text:anchor-type="paragraph" svg:x="3.9717in" svg:y="-0.039in" svg:width="3.0126in" draw:z-index="43"><draw:text-box fo:min-height="0.4882in"><text:p text:style-name="Text"><draw:frame text:anchor-type="paragraph" draw:z-index="44" draw:name="Shape17" draw:style-name="gr17" draw:text-style-name="P309" svg:width="3.0122in" svg:height="0.4878in" svg:x="0in" svg:y="0in"><draw:text-box><text:p><text:span text:style-name="T356">if</text:span><text:span text:style-name="T357">(agentParameters.agentCameras.Count &gt; 0)</text:span><text:span text:style-name="T358">{</text:span></text:p><text:p><text:span text:style-name="T357"><text:s text:c="2"/></text:span><text:span text:style-name="T356">return</text:span><text:span text:style-name="T357">;</text:span></text:p><text:p><text:span text:style-name="T357">}</text:span></text:p></draw:text-box></draw:frame>Text <text:sequence text:ref-name="refText16" text:name="Text" text:formula="ooow:Text+1" style:num-format="1">17</text:sequence>: Do not add observations if camera is present</text:p></draw:text-box></draw:frame><text:tab/><text:span text:style-name="T299">In order to send observations to TensorFlow which will then use them as inputs in the neural network, the developer must implement a method called CollectObservations.</text:span></text:p>
      <text:p text:style-name="P99"><draw:frame draw:style-name="fr3" draw:name="Frame22" text:anchor-type="paragraph" svg:x="3.9181in" svg:y="-0.0563in" svg:width="3.0602in" draw:z-index="45"><draw:text-box fo:min-height="1.3228in"><text:p text:style-name="Text"><draw:frame text:anchor-type="paragraph" draw:z-index="46" draw:name="Shape18" draw:style-name="gr18" draw:text-style-name="P310" svg:width="3.0598in" svg:height="1.3224in" svg:x="0in" svg:y="0in"><draw:text-box><text:p text:style-name="P300"><text:span text:style-name="T349">AddVectorObs(transform.position.x);</text:span></text:p><text:p text:style-name="P300"><text:span text:style-name="T349">AddVectorObs(transform.position.z);</text:span></text:p><text:p text:style-name="P300"><text:span text:style-name="T348">float</text:span><text:span text:style-name="T349"> distanceFromCenter = Vector3.Distance(</text:span></text:p><text:p text:style-name="P300"><text:span text:style-name="T349"><text:s text:c="2"/></text:span><text:span text:style-name="T349">transform.position,</text:span></text:p><text:p text:style-name="P300"><text:span text:style-name="T348"><text:s text:c="2"/></text:span><text:span text:style-name="T348">new</text:span><text:span text:style-name="T349"> </text:span><text:span text:style-name="T348">Vector3</text:span><text:span text:style-name="T349">(</text:span><text:span text:style-name="T350">0</text:span><text:span text:style-name="T349">, arenaPosition.y + </text:span><text:span text:style-name="T350">0.5f</text:span><text:span text:style-name="T349">, </text:span><text:span text:style-name="T350">0</text:span><text:span text:style-name="T349">)</text:span></text:p><text:p text:style-name="P300"><text:span text:style-name="T349">);</text:span></text:p><text:p text:style-name="P300"><text:span text:style-name="T349">AddVectorObs(distanceFromCenter);</text:span></text:p><text:p text:style-name="P300"><text:span text:style-name="T349">AddVectorObs(rBody.velocity.x);</text:span></text:p><text:p text:style-name="P300"><text:span text:style-name="T349">AddVectorObs(rBody.velocity.z);</text:span></text:p></draw:text-box></draw:frame>Text <text:sequence text:ref-name="refText17" text:name="Text" text:formula="ooow:Text+1" style:num-format="1">18</text:sequence>: Observations of the agent itself</text:p></draw:text-box></draw:frame><text:tab/><text:span text:style-name="T299">In the CollectObservations method, the developer must call the AddVectorObs in order to send data to the input layer of the neural network.</text:span></text:p>
      <text:p text:style-name="P122"><draw:frame draw:style-name="fr3" draw:name="Frame23" text:anchor-type="paragraph" svg:x="4.1138in" svg:y="0.7811in" svg:width="2.8516in" draw:z-index="47"><draw:text-box fo:min-height="1.6555in"><text:p text:style-name="Text"><draw:frame text:anchor-type="paragraph" draw:z-index="48" draw:name="Shape19" draw:style-name="gr19" draw:text-style-name="P301" svg:width="2.7496in" svg:height="1.4661in" svg:x="0.072in" svg:y="0in"><draw:text-box><text:p text:style-name="P300"><text:span text:style-name="T348">if</text:span><text:span text:style-name="T349"> (eachMissionIsItsOwnBoolean)</text:span><text:span text:style-name="T351">{</text:span></text:p><text:p text:style-name="P300"><text:span text:style-name="T348"><text:s text:c="2"/></text:span><text:span text:style-name="T348">for</text:span><text:span text:style-name="T349">(</text:span><text:span text:style-name="T348">int</text:span><text:span text:style-name="T349"> i = </text:span><text:span text:style-name="T350">1</text:span><text:span text:style-name="T349">; i &lt;= </text:span><text:span text:style-name="T350">3</text:span><text:span text:style-name="T349">; i++)</text:span><text:span text:style-name="T351">{</text:span></text:p><text:p text:style-name="P300"><text:span text:style-name="T349"><text:s text:c="4"/></text:span><text:span text:style-name="T349">AddVectorObs(currentMission == i);</text:span></text:p><text:p text:style-name="P300"><text:span text:style-name="T349"><text:s text:c="2"/></text:span><text:span text:style-name="T349">}</text:span></text:p><text:p text:style-name="P300"><text:span text:style-name="T349">}</text:span></text:p><text:p text:style-name="P300"><text:span text:style-name="T348">else</text:span><text:span text:style-name="T349"> {</text:span></text:p><text:p text:style-name="P300"><text:span text:style-name="T349"><text:s text:c="2"/></text:span><text:span text:style-name="T349">AddVectorObs(currentMission);</text:span></text:p><text:p text:style-name="P300"><text:span text:style-name="T349">}</text:span></text:p></draw:text-box></draw:frame>Text <text:sequence text:ref-name="refText18" text:name="Text" text:formula="ooow:Text+1" style:num-format="1">19</text:sequence>: Mission observations</text:p></draw:text-box></draw:frame><text:tab/><text:span text:style-name="T300">In one training environment, a camera is the only input that is used. In order to keep it fair, no other observations are sent, the neural network must figure everything out only from the camera. (code shown in </text:span><text:span text:style-name="T300"><text:sequence-ref text:reference-format="category-and-value" text:ref-name="refText16">Text 17</text:sequence-ref></text:span><text:span text:style-name="T300">).</text:span></text:p>
      <text:p text:style-name="P122"><text:tab/><text:span text:style-name="T301">In the code shown at </text:span><text:span text:style-name="T301"><text:sequence-ref text:reference-format="category-and-value" text:ref-name="refText17">Text 18</text:sequence-ref></text:span><text:span text:style-name="T301">, there can be seen how the observations of the machine agent itself are sent. The coordinate and velocity on the Y axis is ignored as the agents or the target spheres are not meant to jump.</text:span></text:p>
      <text:p text:style-name="P122"><text:tab/><text:span text:style-name="T302">A distance value from the center of the arena helps the agent find out how far it is from center, and in how much danger is from falling out.</text:span></text:p>
      <text:p text:style-name="P122"><text:soft-page-break/><text:tab/><text:span text:style-name="T303">The next observations that have to be taken into consideration is how the agent is signaled what its current mission is. In </text:span><text:span text:style-name="T303"><text:sequence-ref text:reference-format="category-and-value" text:ref-name="refText18">Text 19</text:sequence-ref></text:span><text:span text:style-name="T30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2"><text:tab/><text:span text:style-name="T303">The second way to do this is to simply send an integer value of 1, 2 or 3 to plainly say the current mission.</text:span></text:p>
      <text:p text:style-name="P122"><text:tab/><text:span text:style-name="T303">These two options can be toggled with the help of the eachMissionIsItsOwnBoolean flag. </text:span></text:p>
      <text:p text:style-name="P122"><draw:frame draw:style-name="fr3" draw:name="Frame24" text:anchor-type="paragraph" svg:x="3.0366in" svg:y="-0.0016in" svg:width="3.8043in" draw:z-index="49"><draw:text-box fo:min-height="2.1591in"><text:p text:style-name="Text"><draw:frame text:anchor-type="paragraph" draw:z-index="50" draw:name="Shape20" draw:style-name="gr20" draw:text-style-name="P312" svg:width="3.8039in" svg:height="2.1587in" svg:x="0in" svg:y="0in"><draw:text-box><text:p text:style-name="P311"><text:span text:style-name="T348">Vector3</text:span><text:span text:style-name="T349"> relativePosition = target1.transform.position -</text:span></text:p><text:p text:style-name="P311"><text:span text:style-name="T349"><text:s text:c="2"/></text:span><text:span text:style-name="T349">transform.position;</text:span></text:p><text:p text:style-name="P311"><text:span text:style-name="T349">AddVectorObs(relativePosition.x);</text:span></text:p><text:p text:style-name="P311"><text:span text:style-name="T349">AddVectorObs(relativePosition.z);</text:span></text:p><text:p text:style-name="P311"><text:span text:style-name="T348">float</text:span><text:span text:style-name="T349"> distanceToTarget = Vector3.Distance(</text:span></text:p><text:p text:style-name="P311"><text:span text:style-name="T349"><text:s text:c="2"/></text:span><text:span text:style-name="T349">transform.position, target1.transform.position);</text:span></text:p><text:p text:style-name="P311"><text:span text:style-name="T349">AddVectorObs(distanceToTarget);</text:span></text:p><text:p text:style-name="P311"><text:span text:style-name="T348">float</text:span><text:span text:style-name="T349"> targetDistanceFromCenter = Vector3.Distance(</text:span></text:p><text:p text:style-name="P311"><text:span text:style-name="T349"><text:s text:c="2"/></text:span><text:span text:style-name="T349">target1.transform.position,</text:span></text:p><text:p text:style-name="P311"><text:span text:style-name="T348"><text:s text:c="2"/></text:span><text:span text:style-name="T348">new</text:span><text:span text:style-name="T349"> </text:span><text:span text:style-name="T348">Vector3</text:span><text:span text:style-name="T349">(</text:span><text:span text:style-name="T350">0</text:span><text:span text:style-name="T349">, arenaPosition.y + </text:span><text:span text:style-name="T350">0.5f</text:span><text:span text:style-name="T349">, </text:span><text:span text:style-name="T350">0</text:span><text:span text:style-name="T349">)</text:span></text:p><text:p text:style-name="P311"><text:span text:style-name="T349">);</text:span></text:p><text:p text:style-name="P311"><text:span text:style-name="T349">AddVectorObs(targetDistanceFromCenter);</text:span></text:p><text:p text:style-name="P311"><text:span text:style-name="T349">AddVectorObs(target1RigidBody.velocity.x);</text:span></text:p><text:p text:style-name="P311"><text:span text:style-name="T349">AddVectorObs(target1RigidBody.velocity.z)</text:span></text:p></draw:text-box></draw:frame>Text <text:sequence text:ref-name="refText19" text:name="Text" text:formula="ooow:Text+1" style:num-format="1">20</text:sequence>: First target sphere observations</text:p></draw:text-box></draw:frame><text:tab/><text:span text:style-name="T304">The observations regarding the first target can be seen in </text:span><text:span text:style-name="T304"><text:sequence-ref text:reference-format="category-and-value" text:ref-name="refText19">Text 20</text:sequence-ref></text:span><text:span text:style-name="T304">. The values that are sent are the targets position, velocity, distance from the agent and the distance from the center.</text:span></text:p>
      <text:p text:style-name="P122"><text:tab/><text:span text:style-name="T304">Such a wealth of information should be enough for a neural network to understand how to interact with the respective target object.</text:span></text:p>
      <text:p text:style-name="P122"/>
      <text:p text:style-name="P128"><draw:frame draw:style-name="fr3" draw:name="Frame26" text:anchor-type="paragraph" svg:x="3.828in" svg:y="0.1472in" svg:width="3.0484in" draw:z-index="53"><draw:text-box fo:min-height="2.6543in"><text:p text:style-name="Text"><draw:frame text:anchor-type="paragraph" draw:z-index="55" draw:name="Shape22" draw:style-name="gr22" draw:text-style-name="P314" svg:width="3.048in" svg:height="2.6539in" svg:x="0in" svg:y="0in"><draw:text-box><text:p text:style-name="P311"><text:span text:style-name="T359">if</text:span><text:span text:style-name="T360"> (numberOfTargets &lt; </text:span><text:span text:style-name="T361">3</text:span><text:span text:style-name="T360">) </text:span><text:span text:style-name="T359">return</text:span><text:span text:style-name="T360">;</text:span></text:p><text:p text:style-name="P311"><text:span text:style-name="T360">relativePosition = target3.transform.position -</text:span></text:p><text:p text:style-name="P311"><text:span text:style-name="T360"><text:s text:c="2"/></text:span><text:span text:style-name="T360">transform.position;</text:span></text:p><text:p text:style-name="P311"><text:span text:style-name="T360">AddVectorObs(relativePosition.x);</text:span></text:p><text:p text:style-name="P311"><text:span text:style-name="T360">AddVectorObs(relativePosition.z);</text:span></text:p><text:p text:style-name="P311"><text:span text:style-name="T362"/></text:p><text:p text:style-name="P311"><text:span text:style-name="T360">distanceToTarget = <text:s text:c="2"/></text:span></text:p><text:p text:style-name="P311"><text:span text:style-name="T360"><text:s text:c="2"/></text:span><text:span text:style-name="T360">Vector3.Distance(transform.position, <text:s text:c="2"/></text:span></text:p><text:p text:style-name="P311"><text:span text:style-name="T360"><text:s text:c="4"/></text:span><text:span text:style-name="T360">target3.transform.position);</text:span></text:p><text:p text:style-name="P311"><text:span text:style-name="T360">AddVectorObs(distanceToTarget);</text:span></text:p><text:p text:style-name="P311"><text:span text:style-name="T362"/></text:p><text:p text:style-name="P311"><text:span text:style-name="T360">targetDistanceFromCenter = Vector3.Distance(</text:span></text:p><text:p text:style-name="P311"><text:span text:style-name="T360">target3.transform.position,</text:span></text:p><text:p text:style-name="P311"><text:span text:style-name="T359">new</text:span><text:span text:style-name="T360"> </text:span><text:span text:style-name="T359">Vector3</text:span><text:span text:style-name="T360">(</text:span><text:span text:style-name="T361">0</text:span><text:span text:style-name="T360">, arenaPosition.y + </text:span><text:span text:style-name="T361">0.5f</text:span><text:span text:style-name="T360">, </text:span><text:span text:style-name="T361">0</text:span><text:span text:style-name="T360">)</text:span></text:p><text:p text:style-name="P311"><text:span text:style-name="T360">);</text:span></text:p><text:p text:style-name="P311"><text:span text:style-name="T360">AddVectorObs(targetDistanceFromCenter);</text:span></text:p><text:p text:style-name="P311"><text:span text:style-name="T362"/></text:p><text:p text:style-name="P311"><text:span text:style-name="T360">AddVectorObs(target3RigidBody.velocity.x);</text:span></text:p><text:p text:style-name="P311"><text:span text:style-name="T360">AddVectorObs(target3RigidBody.velocity.z);</text:span></text:p></draw:text-box></draw:frame>Text <text:sequence text:ref-name="refText20" text:name="Text" text:formula="ooow:Text+1" style:num-format="1">22</text:sequence>: Third target sphere observations</text:p></draw:text-box></draw:frame><draw:frame draw:style-name="fr3" draw:name="Frame25" text:anchor-type="paragraph" svg:x="0.0547in" svg:y="0.1472in" svg:width="3.0898in" draw:z-index="51"><draw:text-box fo:min-height="2.6925in"><text:p text:style-name="Text"><draw:frame text:anchor-type="paragraph" draw:z-index="52" draw:name="Shape21" draw:style-name="gr21" draw:text-style-name="P313" svg:width="3.0894in" svg:height="2.6921in" svg:x="0.0244in" svg:y="0in"><draw:text-box><text:p text:style-name="P300"><text:span text:style-name="T359">if</text:span><text:span text:style-name="T360"> (numberOfTargets &lt; </text:span><text:span text:style-name="T361">2</text:span><text:span text:style-name="T360">) </text:span><text:span text:style-name="T359">return</text:span><text:span text:style-name="T360">;</text:span></text:p><text:p text:style-name="P300"><text:span text:style-name="T360">relativePosition = target2.transform.position - <text:s text:c="2"/></text:span></text:p><text:p text:style-name="P300"><text:span text:style-name="T360"><text:s text:c="2"/></text:span><text:span text:style-name="T360">transform.position;</text:span></text:p><text:p text:style-name="P300"><text:span text:style-name="T360">AddVectorObs(relativePosition.x);</text:span></text:p><text:p text:style-name="P300"><text:span text:style-name="T360">AddVectorObs(relativePosition.z);</text:span></text:p><text:p text:style-name="P300"><text:span text:style-name="T362"/></text:p><text:p text:style-name="P300"><text:span text:style-name="T360">distanceToTarget = </text:span></text:p><text:p text:style-name="P300"><text:span text:style-name="T360"><text:s text:c="2"/></text:span><text:span text:style-name="T360">Vector3.Distance(transform.position, <text:s text:c="2"/></text:span></text:p><text:p text:style-name="P300"><text:span text:style-name="T360"><text:s text:c="4"/></text:span><text:span text:style-name="T360">target2.transform.position);</text:span></text:p><text:p text:style-name="P300"><text:span text:style-name="T360">AddVectorObs(distanceToTarget);</text:span></text:p><text:p text:style-name="P300"><text:span text:style-name="T362"/></text:p><text:p text:style-name="P300"><text:span text:style-name="T360">targetDistanceFromCenter = Vector3.Distance(</text:span></text:p><text:p text:style-name="P300"><text:span text:style-name="T360"><text:s text:c="2"/></text:span><text:span text:style-name="T360">target2.transform.position,</text:span></text:p><text:p text:style-name="P300"><text:span text:style-name="T359"><text:s text:c="2"/></text:span><text:span text:style-name="T359">new</text:span><text:span text:style-name="T360"> </text:span><text:span text:style-name="T359">Vector3</text:span><text:span text:style-name="T360">(</text:span><text:span text:style-name="T361">0</text:span><text:span text:style-name="T360">, arenaPosition.y + </text:span><text:span text:style-name="T361">0.5f</text:span><text:span text:style-name="T360">, </text:span><text:span text:style-name="T361">0</text:span><text:span text:style-name="T360">)</text:span></text:p><text:p text:style-name="P300"><text:span text:style-name="T360">);</text:span></text:p><text:p text:style-name="P300"><text:span text:style-name="T360">AddVectorObs(targetDistanceFromCenter);</text:span></text:p><text:p text:style-name="P300"><text:span text:style-name="T362"/></text:p><text:p text:style-name="P300"><text:span text:style-name="T360">AddVectorObs(target2RigidBody.velocity.x);</text:span></text:p><text:p text:style-name="P300"><text:span text:style-name="T360">AddVectorObs(target2RigidBody.velocity.z);</text:span></text:p></draw:text-box></draw:frame>Text <text:sequence text:ref-name="refText21" text:name="Text" text:formula="ooow:Text+1" style:num-format="1">21</text:sequence>: Second target sphere observations</text:p></draw:text-box></draw:frame><text:tab/>Similar code is defined also for the second and third target spheres, with the exception that they <text:span text:style-name="T305">have </text:span>an if condition at the beginning of their code section, that <text:span text:style-name="T306">will </text:span>stop sending observations about them if the current numberOfTargets value is small <text:span text:style-name="T307">enough</text:span>.</text:p>
      <text:h text:style-name="P273" text:outline-level="2"/>
      <text:h text:style-name="P276" text:outline-level="2"><text:bookmark-start text:name="__RefHeading___Toc7482_2262458615"/>RollerArena.cs<text:bookmark-end text:name="__RefHeading___Toc7482_2262458615"/></text:h>
      <text:p text:style-name="P101"><draw:frame draw:style-name="fr3" draw:name="Frame27" text:anchor-type="paragraph" svg:x="4.3902in" svg:y="0.0398in" svg:width="2.5602in" draw:z-index="56"><draw:text-box fo:min-height="1.6555in"><text:p text:style-name="Text"><draw:frame text:anchor-type="paragraph" draw:z-index="57" draw:name="Shape23" draw:style-name="gr23" draw:text-style-name="P316" svg:width="2.5598in" svg:height="1.6551in" svg:x="0in" svg:y="0in"><draw:text-box><text:p text:style-name="P315"><text:span text:style-name="T352">public</text:span><text:span text:style-name="T353"> </text:span><text:span text:style-name="T352">GameObject</text:span><text:span text:style-name="T353"> rollerAgentPrefab;</text:span></text:p><text:p text:style-name="P315"><text:span text:style-name="T352">public</text:span><text:span text:style-name="T353"> </text:span><text:span text:style-name="T352">GameObject</text:span><text:span text:style-name="T353"> target1Prefab;</text:span></text:p><text:p text:style-name="P315"><text:span text:style-name="T352">public</text:span><text:span text:style-name="T353"> </text:span><text:span text:style-name="T352">GameObject</text:span><text:span text:style-name="T353"> target2Prefab;</text:span></text:p><text:p text:style-name="P315"><text:span text:style-name="T352">public</text:span><text:span text:style-name="T353"> </text:span><text:span text:style-name="T352">GameObject</text:span><text:span text:style-name="T353"> target3Prefab;</text:span></text:p><text:p text:style-name="P315"><text:span text:style-name="T354"/></text:p><text:p text:style-name="P315"><text:span text:style-name="T352">private</text:span><text:span text:style-name="T353"> </text:span><text:span text:style-name="T352">GameObject</text:span><text:span text:style-name="T353"> rollerAgentObject;</text:span></text:p><text:p text:style-name="P315"><text:span text:style-name="T352">private</text:span><text:span text:style-name="T353"> </text:span><text:span text:style-name="T352">GameObject</text:span><text:span text:style-name="T353"> target1Object;</text:span></text:p><text:p text:style-name="P315"><text:span text:style-name="T352">private</text:span><text:span text:style-name="T353"> </text:span><text:span text:style-name="T352">GameObject</text:span><text:span text:style-name="T353"> target2Object;</text:span></text:p><text:p text:style-name="P315"><text:span text:style-name="T352">private</text:span><text:span text:style-name="T353"> </text:span><text:span text:style-name="T352">GameObject</text:span><text:span text:style-name="T353"> target3Object;</text:span></text:p><text:p text:style-name="P315"><text:span text:style-name="T354"/></text:p><text:p text:style-name="P315"><text:span text:style-name="T352">private</text:span><text:span text:style-name="T353"> </text:span><text:span text:style-name="T352">RollerAgent</text:span><text:span text:style-name="T353"> rollerAgent;</text:span></text:p></draw:text-box></draw:frame>Text <text:sequence text:ref-name="refText22" text:name="Text" text:formula="ooow:Text+1" style:num-format="1">23</text:sequence>: Objects used by RollerArena</text:p></draw:text-box></draw:frame><text:tab/><text:span text:style-name="T308">The RollerArena class is responsible for creating instances of the RollerAgent and target sphere game objects based on the prefab game objects that are set in the Unity Editor. </text:span></text:p>
      <text:p text:style-name="P122"><text:tab/><text:span text:style-name="T309">In </text:span><text:span text:style-name="T309"><text:sequence-ref text:reference-format="category-and-value" text:ref-name="refText22">Text 23</text:sequence-ref></text:span><text:span text:style-name="T309">, there can be seen the objects that are being maintained by this class. A prefab for each of the needed game objects, and the game objects themselves after they are created.</text:span></text:p>
      <text:p text:style-name="P122"><draw:frame draw:style-name="fr3" draw:name="Frame28" text:anchor-type="paragraph" svg:x="2.6346in" svg:y="0.5071in" svg:width="4.2925in" draw:z-index="58"><draw:text-box fo:min-height="2.05in"><text:p text:style-name="Text"><draw:frame text:anchor-type="paragraph" draw:z-index="59" draw:name="Shape24" draw:style-name="gr24" draw:text-style-name="P312" svg:width="4.2921in" svg:height="2.0496in" svg:x="0in" svg:y="0in"><draw:text-box><text:p text:style-name="P311"><text:span text:style-name="T348">private</text:span><text:span text:style-name="T349"> </text:span><text:span text:style-name="T348">void</text:span><text:span text:style-name="T349"> Start() </text:span><text:span text:style-name="T351">{</text:span></text:p><text:p text:style-name="P311"><text:span text:style-name="T349"><text:s text:c="2"/></text:span><text:span text:style-name="T349">rollerAgentObject = Instantiate(rollerAgentPrefab,</text:span></text:p><text:p text:style-name="P311"><text:span text:style-name="T348"><text:s text:c="4"/></text:span><text:span text:style-name="T348">new</text:span><text:span text:style-name="T349"> </text:span><text:span text:style-name="T348">Vector3</text:span><text:span text:style-name="T349">(</text:span><text:span text:style-name="T350">0</text:span><text:span text:style-name="T349">, transform.position.y + </text:span><text:span text:style-name="T350">0.5f</text:span><text:span text:style-name="T349">, </text:span><text:span text:style-name="T350">0</text:span><text:span text:style-name="T349">),</text:span></text:p><text:p text:style-name="P311"><text:span text:style-name="T349"><text:s text:c="4"/></text:span><text:span text:style-name="T349">Quaternion.identity);</text:span></text:p><text:p text:style-name="P311"><text:span text:style-name="T363"/></text:p><text:p text:style-name="P311"><text:span text:style-name="T349"><text:s text:c="2"/></text:span><text:span text:style-name="T349">rollerAgent = rollerAgentObject.GetComponent&lt;</text:span><text:span text:style-name="T348">RollerAgent</text:span><text:span text:style-name="T349">&gt;();</text:span></text:p><text:p text:style-name="P311"><text:span text:style-name="T349"><text:s text:c="2"/></text:span><text:span text:style-name="T349">rollerAgent.arenaPosition = transform.position;</text:span></text:p><text:p text:style-name="P311"><text:span text:style-name="T349"><text:s text:c="2"/></text:span><text:span text:style-name="T349">target1Object = Instantiate(target1Prefab);</text:span></text:p><text:p text:style-name="P311"><text:span text:style-name="T349"><text:s text:c="2"/></text:span><text:span text:style-name="T349">target2Object = Instantiate(target2Prefab);</text:span></text:p><text:p text:style-name="P311"><text:span text:style-name="T349"><text:s text:c="2"/></text:span><text:span text:style-name="T349">target3Object = Instantiate(target3Prefab);</text:span></text:p><text:p text:style-name="P311"><text:span text:style-name="T349"><text:s text:c="2"/></text:span><text:span text:style-name="T349">rollerAgent.target1 = target1Object;</text:span></text:p><text:p text:style-name="P311"><text:span text:style-name="T349"><text:s text:c="2"/></text:span><text:span text:style-name="T349">rollerAgent.target2 = target2Object;</text:span></text:p><text:p text:style-name="P311"><text:span text:style-name="T349"><text:s text:c="2"/></text:span><text:span text:style-name="T349">rollerAgent.target3 = target3Object;</text:span></text:p><text:p text:style-name="P311"><text:span text:style-name="T349">}</text:span></text:p></draw:text-box></draw:frame>Text <text:sequence text:ref-name="refText23" text:name="Text" text:formula="ooow:Text+1" style:num-format="1">24</text:sequence>: RollerArena Start method</text:p></draw:text-box></draw:frame><text:tab/><text:span text:style-name="T309">The Start method of the RollerArena class (seen in </text:span><text:span text:style-name="T309"><text:sequence-ref text:reference-format="category-and-value" text:ref-name="refText23">Text 24</text:sequence-ref></text:span><text:span text:style-name="T309">), is responsible for instantiating every game object that is needed for the training environment. </text:span></text:p>
      <text:p text:style-name="P122"><text:tab/><text:span text:style-name="T311">The RollerAgent object was intentionally generated at a specific position of the arena so that it may be valid from the very beginning.</text:span></text:p>
      <text:p text:style-name="P122"><text:tab/><text:span text:style-name="T309">After creating every new instance, the target sphere objects are sent as references to the freshly generated RollerAgent game object, so that it may position them accordingly.</text:span></text:p>
      <text:p text:style-name="P122"><text:tab/><text:span text:style-name="T310">The Instantiate method is provided by the Unity game engine, and it’s functionality is to simply clone whatever Unity Object is sent to it as a parameter.</text:span></text:p>
      <text:p text:style-name="P122"><text:tab/><text:span text:style-name="T310">If that respective Unity Object is of type GameObject, developers may set other values such as transformation and rotation so that it may be immediately placed in the game world.</text:span></text:p>
      <text:p text:style-name="P122"><text:tab/><text:span text:style-name="T311">Dedicating the generation of the game objects to a particular class eases the difficulty of the rest of code in the long run because it enables the developer to better compartmentalize the structure of the project.</text:span></text:p>
      <text:h text:style-name="P274" text:outline-level="2"/>
      <text:h text:style-name="P277" text:outline-level="2"><text:bookmark-start text:name="__RefHeading___Toc7484_2262458615"/>RollerArenaAcademy.cs<text:bookmark-end text:name="__RefHeading___Toc7484_2262458615"/></text:h>
      <text:p text:style-name="P102"><draw:frame draw:style-name="fr3" draw:name="Frame29" text:anchor-type="paragraph" svg:x="4.0634in" svg:y="-0.011in" svg:width="2.7689in" draw:z-index="60"><draw:text-box fo:min-height="1.3in"><text:p text:style-name="Text"><draw:frame text:anchor-type="paragraph" draw:z-index="61" draw:name="Shape25" draw:style-name="gr25" draw:text-style-name="P313" svg:width="2.7685in" svg:height="1.2996in" svg:x="0in" svg:y="0in"><draw:text-box><text:p text:style-name="P300"><text:span text:style-name="T359">public</text:span><text:span text:style-name="T360"> </text:span><text:span text:style-name="T359">GameObject</text:span><text:span text:style-name="T360"> m_RollerArenaPrefab;</text:span></text:p><text:p text:style-name="P300"><text:span text:style-name="T359">public</text:span><text:span text:style-name="T360"> </text:span><text:span text:style-name="T359">int</text:span><text:span text:style-name="T360"> m_NumberOfArenas;</text:span></text:p><text:p text:style-name="P300"><text:span text:style-name="T359">public</text:span><text:span text:style-name="T360"> </text:span><text:span text:style-name="T359">override</text:span><text:span text:style-name="T360"> </text:span><text:span text:style-name="T359">void</text:span><text:span text:style-name="T360"> InitializeAcademy() </text:span><text:span text:style-name="T364">{</text:span></text:p><text:p text:style-name="P300"><text:span text:style-name="T359"><text:s text:c="2"/></text:span><text:span text:style-name="T359">for</text:span><text:span text:style-name="T360">(</text:span><text:span text:style-name="T359">int</text:span><text:span text:style-name="T360"> i = </text:span><text:span text:style-name="T361">0</text:span><text:span text:style-name="T360">; i &lt; m_NumberOfArenas; i++) </text:span><text:span text:style-name="T364">{</text:span></text:p><text:p text:style-name="P300"><text:span text:style-name="T360"><text:s text:c="4"/></text:span><text:span text:style-name="T360">Instantiate(</text:span></text:p><text:p text:style-name="P300"><text:span text:style-name="T360"><text:s text:c="6"/></text:span><text:span text:style-name="T360">m_RollerArenaPrefab, </text:span></text:p><text:p text:style-name="P300"><text:span text:style-name="T360"><text:s text:c="6"/></text:span><text:span text:style-name="T359">new</text:span><text:span text:style-name="T360"> </text:span><text:span text:style-name="T359">Vector3</text:span><text:span text:style-name="T360">(</text:span><text:span text:style-name="T361">0</text:span><text:span text:style-name="T360">, -</text:span><text:span text:style-name="T361">4</text:span><text:span text:style-name="T360"> * i, </text:span><text:span text:style-name="T361">0</text:span><text:span text:style-name="T360">), </text:span></text:p><text:p text:style-name="P300"><text:span text:style-name="T360"><text:s text:c="6"/></text:span><text:span text:style-name="T360">Quaternion.identity);</text:span></text:p><text:p text:style-name="P300"><text:span text:style-name="T360"><text:s text:c="2"/></text:span><text:span text:style-name="T360">}</text:span></text:p><text:p text:style-name="P300"><text:span text:style-name="T360">}</text:span></text:p></draw:text-box></draw:frame>Text <text:sequence text:ref-name="refText24" text:name="Text" text:formula="ooow:Text+1" style:num-format="1">25</text:sequence>: RollerArenaAcademy code contents</text:p></draw:text-box></draw:frame><text:tab/><text:span text:style-name="T312">The RollerArenaAcademy class extends the Academy class provided by the ML-Agents, and it’s role is to dynamically generate several arenas so that multiple agent may train at the same time.</text:span></text:p>
      <text:p text:style-name="P102"><text:tab/><text:span text:style-name="T313">The content of this class is shown in </text:span><text:span text:style-name="T313"><text:sequence-ref text:reference-format="category-and-value" text:ref-name="refText24">Text 25</text:sequence-ref></text:span><text:span text:style-name="T313">, where we can see how the arena can receive via editor the prefab objects for the arena that it has to instantiate and how many. </text:span></text:p>
      <text:p text:style-name="P102"><text:tab/><text:span text:style-name="T314">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102"><text:tab/><text:span text:style-name="T315">The developer must be careful to set a prefab that will eventually generate some agents that the academy will have to train. And the m_NumberOfArenas must also be chosen according to the PC system that it’s going to run on. </text:span></text:p>
      <text:p text:style-name="P102"><text:tab/><text:span text:style-name="T316">Usually more arenas can be generated if the system is particularly strong and/or the training scenarios are simple and non-intensive for the CPU. </text:span></text:p>
      <text:h text:style-name="P244"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3">ML Agents GitHub page: , , , https://github.com/Unity-Technologies/ml-agents</text:p>
          <text:p text:style-name="P133">TensorFlow GitHub page: , , , https://github.com/tensorflow/tensorflow</text:p>
          <text:p text:style-name="P133">Making a New Learning Environment: , , , https://github.com/Unity-Technologies/ml-agents/blob/master/docs/Learning-Environment-Create-New.md</text:p>
          <text:p text:style-name="P133">Training ML-Agents: , , , https://github.com/Unity-Technologies/ml-agents/blob/master/docs/Training-ML-Agents.md</text:p>
          <text:p text:style-name="P133">Solving sparse-reward tasks with Curiosity: , , , https://blogs.unity3d.com/2018/06/26/solving-sparse-reward-tasks-with-curiosity/</text:p>
          <text:p text:style-name="P133">Training with Proximal Policy Optimization: , , , https://github.com/Unity-Technologies/ml-agents/blob/master/docs/Training-PPO.md</text:p>
          <text:p text:style-name="P133">PPO: John Schulman, Filip Wolski, Prafulla Dhariwal, Alec Radford, Oleg Klimov, Proximal Policy Optimization Algorithms, 2017,https://arxiv.org/abs/1707.06347</text:p>
          <text:p text:style-name="P133">TRPO: John Schulman, Sergey Levine, Philipp Moritz, Michael I. Jordan, Pieter Abbeel, Trust Region Policy Optimization, 2017,https://arxiv.org/abs/1502.05477</text:p>
          <text:p text:style-name="P133">ACER: Ziyu Wang, Victor Bapst, Nicolas Heess, Volodymyr Mnih, Remi Munos, Koray Kavukcuoglu, Nando de Freitas, Sample Efficient Actor-Critic with Experience Replay, 2017,https://arxiv.org/abs/1611.01224</text:p>
          <text:p text:style-name="P133">Training with Curriculum Learning: , , , https://github.com/Unity-Technologies/ml-agents/blob/master/docs/Training-Curriculum-Learning.md</text:p>
          <text:p text:style-name="P133">Udacity Deep Reinforcement Learning : Nisheed Rama, , , https://medium.com/@nisheed/udacity-deep-reinforcement-learning-project-1-navigation-d16b43793af5</text:p>
          <text:p text:style-name="P133">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p>
      </style:footer>
      <style:footer-left>
        <text:p text:style-name="MP1"><text:page-number text:select-page="current">52</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4T20:33:56.327000000</dc:date>
    <meta:editing-duration>P1DT20H37M14S</meta:editing-duration>
    <meta:editing-cycles>805</meta:editing-cycles>
    <meta:generator>LibreOffice/6.1.5.2$Windows_X86_64 LibreOffice_project/90f8dcf33c87b3705e78202e3df5142b201bd805</meta:generator>
    <meta:document-statistic meta:table-count="0" meta:image-count="6" meta:object-count="1" meta:page-count="53" meta:paragraph-count="800" meta:word-count="18175" meta:character-count="105886" meta:non-whitespace-character-count="88157"/>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